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36.174cm" style:rel-width="90%" table:align="center"/>
    </style:style>
    <style:style style:name="Tabela4.A" style:family="table-column">
      <style:table-column-properties style:column-width="1.653cm" style:rel-column-width="1134*"/>
    </style:style>
    <style:style style:name="Tabela4.B" style:family="table-column">
      <style:table-column-properties style:column-width="2.478cm" style:rel-column-width="1701*"/>
    </style:style>
    <style:style style:name="Tabela4.C" style:family="table-column">
      <style:table-column-properties style:column-width="16.021cm" style:rel-column-width="10996*"/>
    </style:style>
    <style:style style:name="Tabela4.D" style:family="table-column">
      <style:table-column-properties style:column-width="16.023cm" style:rel-column-width="10997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36.174cm" style:rel-width="90%" table:align="center"/>
    </style:style>
    <style:style style:name="Tabela1.A" style:family="table-column">
      <style:table-column-properties style:column-width="1.653cm" style:rel-column-width="1134*"/>
    </style:style>
    <style:style style:name="Tabela1.B" style:family="table-column">
      <style:table-column-properties style:column-width="2.478cm" style:rel-column-width="1701*"/>
    </style:style>
    <style:style style:name="Tabela1.C" style:family="table-column">
      <style:table-column-properties style:column-width="16.021cm" style:rel-column-width="10996*"/>
    </style:style>
    <style:style style:name="Tabela1.D" style:family="table-column">
      <style:table-column-properties style:column-width="16.023cm" style:rel-column-width="1099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6.174cm" style:rel-width="90%" table:align="center"/>
    </style:style>
    <style:style style:name="Tabela2.A" style:family="table-column">
      <style:table-column-properties style:column-width="1.653cm" style:rel-column-width="1134*"/>
    </style:style>
    <style:style style:name="Tabela2.B" style:family="table-column">
      <style:table-column-properties style:column-width="11.508cm" style:rel-column-width="789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36.174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1.653cm" style:rel-column-width="1134*"/>
    </style:style>
    <style:style style:name="Tabela15.B" style:family="table-column">
      <style:table-column-properties style:column-width="2.478cm" style:rel-column-width="1701*"/>
    </style:style>
    <style:style style:name="Tabela15.C" style:family="table-column">
      <style:table-column-properties style:column-width="5.339cm" style:rel-column-width="3665*"/>
    </style:style>
    <style:style style:name="Tabela15.D" style:family="table-column">
      <style:table-column-properties style:column-width="5.341cm" style:rel-column-width="3666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H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8" style:family="table-row">
      <style:table-row-properties style:min-row-height="4.895cm"/>
    </style:style>
    <style:style style:name="Tabela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36.174cm" style:rel-width="90%" table:align="center"/>
    </style:style>
    <style:style style:name="Tabela14.A" style:family="table-column">
      <style:table-column-properties style:column-width="1.653cm" style:rel-column-width="1134*"/>
    </style:style>
    <style:style style:name="Tabela14.B" style:family="table-column">
      <style:table-column-properties style:column-width="2.478cm" style:rel-column-width="1701*"/>
    </style:style>
    <style:style style:name="Tabela14.C" style:family="table-column">
      <style:table-column-properties style:column-width="8.01cm" style:rel-column-width="5498*"/>
    </style:style>
    <style:style style:name="Tabela14.F" style:family="table-column">
      <style:table-column-properties style:column-width="8.012cm" style:rel-column-width="5499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3" style:family="table-row">
      <style:table-row-properties style:min-row-height="0.547cm"/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4" style:family="table-row">
      <style:table-row-properties style:min-row-height="0.549cm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36.174cm" style:rel-width="90%" table:align="center"/>
    </style:style>
    <style:style style:name="Tabela17.A" style:family="table-column">
      <style:table-column-properties style:column-width="1.662cm" style:rel-column-width="1140*"/>
    </style:style>
    <style:style style:name="Tabela17.B" style:family="table-column">
      <style:table-column-properties style:column-width="2.469cm" style:rel-column-width="1695*"/>
    </style:style>
    <style:style style:name="Tabela17.C" style:family="table-column">
      <style:table-column-properties style:column-width="10.68cm" style:rel-column-width="733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36.174cm" style:rel-width="90%" table:align="center"/>
    </style:style>
    <style:style style:name="Tabela16.A" style:family="table-column">
      <style:table-column-properties style:column-width="1.662cm" style:rel-column-width="1140*"/>
    </style:style>
    <style:style style:name="Tabela16.B" style:family="table-column">
      <style:table-column-properties style:column-width="2.469cm" style:rel-column-width="1695*"/>
    </style:style>
    <style:style style:name="Tabela16.C" style:family="table-column">
      <style:table-column-properties style:column-width="10.68cm" style:rel-column-width="7331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36.174cm" style:rel-width="90%" table:align="center"/>
    </style:style>
    <style:style style:name="Tabela6.A" style:family="table-column">
      <style:table-column-properties style:column-width="1.662cm" style:rel-column-width="1140*"/>
    </style:style>
    <style:style style:name="Tabela6.B" style:family="table-column">
      <style:table-column-properties style:column-width="11.504cm" style:rel-column-width="7896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36.174cm" style:rel-width="90%" table:align="center"/>
    </style:style>
    <style:style style:name="Table8.A" style:family="table-column">
      <style:table-column-properties style:column-width="1.662cm" style:rel-column-width="1140*"/>
    </style:style>
    <style:style style:name="Table8.B" style:family="table-column">
      <style:table-column-properties style:column-width="2.469cm" style:rel-column-width="1695*"/>
    </style:style>
    <style:style style:name="Table8.C" style:family="table-column">
      <style:table-column-properties style:column-width="32.043cm" style:rel-column-width="21993*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36.174cm" style:rel-width="90%" table:align="center"/>
    </style:style>
    <style:style style:name="Tabela28.A" style:family="table-column">
      <style:table-column-properties style:column-width="1.662cm" style:rel-column-width="1140*"/>
    </style:style>
    <style:style style:name="Tabela28.B" style:family="table-column">
      <style:table-column-properties style:column-width="2.469cm" style:rel-column-width="1695*"/>
    </style:style>
    <style:style style:name="Tabela28.C" style:family="table-column">
      <style:table-column-properties style:column-width="32.043cm" style:rel-column-width="21993*"/>
    </style:style>
    <style:style style:name="Tabela2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6.174cm" style:rel-width="90%" table:align="center"/>
    </style:style>
    <style:style style:name="Tabela3.A" style:family="table-column">
      <style:table-column-properties style:column-width="1.662cm" style:rel-column-width="1140*"/>
    </style:style>
    <style:style style:name="Tabela3.B" style:family="table-column">
      <style:table-column-properties style:column-width="2.469cm" style:rel-column-width="1695*"/>
    </style:style>
    <style:style style:name="Tabela3.C" style:family="table-column">
      <style:table-column-properties style:column-width="32.043cm" style:rel-column-width="2199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36.174cm" style:rel-width="90%" table:align="center"/>
    </style:style>
    <style:style style:name="Tabela29.A" style:family="table-column">
      <style:table-column-properties style:column-width="1.662cm" style:rel-column-width="1140*"/>
    </style:style>
    <style:style style:name="Tabela29.B" style:family="table-column">
      <style:table-column-properties style:column-width="11.504cm" style:rel-column-width="7896*"/>
    </style:style>
    <style:style style:name="Tabela2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36.174cm" style:rel-width="90%" table:align="center"/>
    </style:style>
    <style:style style:name="Tabela7.A" style:family="table-column">
      <style:table-column-properties style:column-width="1.662cm" style:rel-column-width="1140*"/>
    </style:style>
    <style:style style:name="Tabela7.B" style:family="table-column">
      <style:table-column-properties style:column-width="34.512cm" style:rel-column-width="23688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36.174cm" style:rel-width="90%" table:align="center"/>
    </style:style>
    <style:style style:name="Table7.A" style:family="table-column">
      <style:table-column-properties style:column-width="1.662cm" style:rel-column-width="1140*"/>
    </style:style>
    <style:style style:name="Table7.B" style:family="table-column">
      <style:table-column-properties style:column-width="2.469cm" style:rel-column-width="1695*"/>
    </style:style>
    <style:style style:name="Table7.C" style:family="table-column">
      <style:table-column-properties style:column-width="32.043cm" style:rel-column-width="21993*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36.174cm" style:rel-width="90%" table:align="center"/>
    </style:style>
    <style:style style:name="Tabela5.A" style:family="table-column">
      <style:table-column-properties style:column-width="1.662cm" style:rel-column-width="1140*"/>
    </style:style>
    <style:style style:name="Tabela5.B" style:family="table-column">
      <style:table-column-properties style:column-width="2.469cm" style:rel-column-width="1695*"/>
    </style:style>
    <style:style style:name="Tabela5.C" style:family="table-column">
      <style:table-column-properties style:column-width="10.68cm" style:rel-column-width="733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36.174cm" style:rel-width="90%" table:align="center"/>
    </style:style>
    <style:style style:name="Tabela30.A" style:family="table-column">
      <style:table-column-properties style:column-width="1.662cm" style:rel-column-width="1140*"/>
    </style:style>
    <style:style style:name="Tabela30.B" style:family="table-column">
      <style:table-column-properties style:column-width="34.512cm" style:rel-column-width="23688*"/>
    </style:style>
    <style:style style:name="Tabela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0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36.174cm" style:rel-width="90%" table:align="center"/>
    </style:style>
    <style:style style:name="Tabela20.A" style:family="table-column">
      <style:table-column-properties style:column-width="1.662cm" style:rel-column-width="1140*"/>
    </style:style>
    <style:style style:name="Tabela20.B" style:family="table-column">
      <style:table-column-properties style:column-width="2.469cm" style:rel-column-width="1695*"/>
    </style:style>
    <style:style style:name="Tabela20.C" style:family="table-column">
      <style:table-column-properties style:column-width="32.043cm" style:rel-column-width="21993*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36.174cm" style:rel-width="90%" table:align="center"/>
    </style:style>
    <style:style style:name="Tabela26.A" style:family="table-column">
      <style:table-column-properties style:column-width="1.662cm" style:rel-column-width="1026*"/>
    </style:style>
    <style:style style:name="Tabela26.B" style:family="table-column">
      <style:table-column-properties style:column-width="2.469cm" style:rel-column-width="1525*"/>
    </style:style>
    <style:style style:name="Tabela26.C" style:family="table-column">
      <style:table-column-properties style:column-width="11.238cm" style:rel-column-width="6942*"/>
    </style:style>
    <style:style style:name="Tabela26.D" style:family="table-column">
      <style:table-column-properties style:column-width="10.402cm" style:rel-column-width="6426*"/>
    </style:style>
    <style:style style:name="Tabela26.E" style:family="table-column">
      <style:table-column-properties style:column-width="10.403cm" style:rel-column-width="6427*"/>
    </style:style>
    <style:style style:name="Tabela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36.174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1.662cm" style:rel-column-width="1140*"/>
    </style:style>
    <style:style style:name="Tabela10.B" style:family="table-column">
      <style:table-column-properties style:column-width="2.469cm" style:rel-column-width="1695*"/>
    </style:style>
    <style:style style:name="Tabela10.C" style:family="table-column">
      <style:table-column-properties style:column-width="10.68cm" style:rel-column-width="7331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fo:background-color="transparent">
        <style:background-image/>
      </style:table-row-properties>
    </style:style>
    <style:style style:name="Tabela10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36.174cm" style:rel-width="90%" table:align="center"/>
    </style:style>
    <style:style style:name="Tabela11.A" style:family="table-column">
      <style:table-column-properties style:column-width="1.662cm" style:rel-column-width="1140*"/>
    </style:style>
    <style:style style:name="Tabela11.B" style:family="table-column">
      <style:table-column-properties style:column-width="2.469cm" style:rel-column-width="1695*"/>
    </style:style>
    <style:style style:name="Tabela11.C" style:family="table-column">
      <style:table-column-properties style:column-width="10.68cm" style:rel-column-width="7331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36.174cm" style:rel-width="90%" table:align="center"/>
    </style:style>
    <style:style style:name="Tabela13.A" style:family="table-column">
      <style:table-column-properties style:column-width="1.662cm" style:rel-column-width="1426*"/>
    </style:style>
    <style:style style:name="Tabela13.B" style:family="table-column">
      <style:table-column-properties style:column-width="2.473cm" style:rel-column-width="2121*"/>
    </style:style>
    <style:style style:name="Tabela13.C" style:family="table-column">
      <style:table-column-properties style:column-width="4.006cm" style:rel-column-width="3436*"/>
    </style:style>
    <style:style style:name="Tabela13.D" style:family="table-column">
      <style:table-column-properties style:column-width="4.004cm" style:rel-column-width="3435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36.174cm" style:rel-width="90%" table:align="center"/>
    </style:style>
    <style:style style:name="Tabela24.A" style:family="table-column">
      <style:table-column-properties style:column-width="1.653cm" style:rel-column-width="1418*"/>
    </style:style>
    <style:style style:name="Tabela24.B" style:family="table-column">
      <style:table-column-properties style:column-width="2.48cm" style:rel-column-width="2127*"/>
    </style:style>
    <style:style style:name="Tabela24.C" style:family="table-column">
      <style:table-column-properties style:column-width="3.205cm" style:rel-column-width="2749*"/>
    </style:style>
    <style:style style:name="Tabela24.F" style:family="table-column">
      <style:table-column-properties style:column-width="3.203cm" style:rel-column-width="2748*"/>
    </style:style>
    <style:style style:name="Tabela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4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5" style:family="table-row">
      <style:table-row-properties style:min-row-height="1.222cm"/>
    </style:style>
    <style:style style:name="Tabela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36.174cm" style:rel-width="90%" table:align="center"/>
    </style:style>
    <style:style style:name="Tabela9.A" style:family="table-column">
      <style:table-column-properties style:column-width="1.662cm" style:rel-column-width="1425*"/>
    </style:style>
    <style:style style:name="Tabela9.B" style:family="table-column">
      <style:table-column-properties style:column-width="2.469cm" style:rel-column-width="2118*"/>
    </style:style>
    <style:style style:name="Tabela9.C" style:family="table-column">
      <style:table-column-properties style:column-width="16.021cm" style:rel-column-width="13745*"/>
    </style:style>
    <style:style style:name="Tabela9.D" style:family="table-column">
      <style:table-column-properties style:column-width="16.023cm" style:rel-column-width="13746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36.174cm" style:rel-width="90%" table:align="center"/>
    </style:style>
    <style:style style:name="Tabela25.A" style:family="table-column">
      <style:table-column-properties style:column-width="2.011cm" style:rel-column-width="1380*"/>
    </style:style>
    <style:style style:name="Tabela25.B" style:family="table-column">
      <style:table-column-properties style:column-width="2.12cm" style:rel-column-width="1455*"/>
    </style:style>
    <style:style style:name="Tabela25.C" style:family="table-column">
      <style:table-column-properties style:column-width="16.457cm" style:rel-column-width="11295*"/>
    </style:style>
    <style:style style:name="Tabela25.D" style:family="table-column">
      <style:table-column-properties style:column-width="15.587cm" style:rel-column-width="10698*"/>
    </style:style>
    <style:style style:name="Tabela2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5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36.174cm" style:rel-width="90%" table:align="center"/>
    </style:style>
    <style:style style:name="Tabela31.A" style:family="table-column">
      <style:table-column-properties style:column-width="1.988cm" style:rel-column-width="1228*"/>
    </style:style>
    <style:style style:name="Tabela31.B" style:family="table-column">
      <style:table-column-properties style:column-width="2.141cm" style:rel-column-width="1323*"/>
    </style:style>
    <style:style style:name="Tabela31.C" style:family="table-column">
      <style:table-column-properties style:column-width="6.408cm" style:rel-column-width="3958*"/>
    </style:style>
    <style:style style:name="Tabela31.D" style:family="table-column">
      <style:table-column-properties style:column-width="6.41cm" style:rel-column-width="3959*"/>
    </style:style>
    <style:style style:name="Tabela3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1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36.174cm" style:rel-width="90%" table:align="center"/>
    </style:style>
    <style:style style:name="Tabela21.A" style:family="table-column">
      <style:table-column-properties style:column-width="1.662cm" style:rel-column-width="1425*"/>
    </style:style>
    <style:style style:name="Tabela21.B" style:family="table-column">
      <style:table-column-properties style:column-width="2.469cm" style:rel-column-width="2118*"/>
    </style:style>
    <style:style style:name="Tabela21.C" style:family="table-column">
      <style:table-column-properties style:column-width="32.045cm" style:rel-column-width="27491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36.174cm" style:rel-width="90%" table:align="center"/>
    </style:style>
    <style:style style:name="Tabela27.A" style:family="table-column">
      <style:table-column-properties style:column-width="1.662cm" style:rel-column-width="1425*"/>
    </style:style>
    <style:style style:name="Tabela27.B" style:family="table-column">
      <style:table-column-properties style:column-width="2.469cm" style:rel-column-width="2119*"/>
    </style:style>
    <style:style style:name="Tabela27.C" style:family="table-column">
      <style:table-column-properties style:column-width="8.01cm" style:rel-column-width="6872*"/>
    </style:style>
    <style:style style:name="Tabela27.D" style:family="table-column">
      <style:table-column-properties style:column-width="8.012cm" style:rel-column-width="6873*"/>
    </style:style>
    <style:style style:name="Tabela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36.174cm" style:rel-width="90%" table:align="center"/>
    </style:style>
    <style:style style:name="Tabela32.A" style:family="table-column">
      <style:table-column-properties style:column-width="1.662cm" style:rel-column-width="1140*"/>
    </style:style>
    <style:style style:name="Tabela32.B" style:family="table-column">
      <style:table-column-properties style:column-width="34.512cm" style:rel-column-width="23688*"/>
    </style:style>
    <style:style style:name="Tabela3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2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36.174cm" style:rel-width="90%" fo:break-before="auto" fo:break-after="auto" table:align="center" fo:keep-with-next="auto"/>
    </style:style>
    <style:style style:name="Tabela8.A" style:family="table-column">
      <style:table-column-properties style:column-width="1.662cm" style:rel-column-width="1026*"/>
    </style:style>
    <style:style style:name="Tabela8.B" style:family="table-column">
      <style:table-column-properties style:column-width="2.469cm" style:rel-column-width="1525*"/>
    </style:style>
    <style:style style:name="Tabela8.C" style:family="table-column">
      <style:table-column-properties style:column-width="2.912cm" style:rel-column-width="1799*"/>
    </style:style>
    <style:style style:name="Tabela8.F" style:family="table-column">
      <style:table-column-properties style:column-width="2.914cm" style:rel-column-width="1800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36.174cm" style:rel-width="90%" table:align="center"/>
    </style:style>
    <style:style style:name="Tabela22.A" style:family="table-column">
      <style:table-column-properties style:column-width="1.662cm" style:rel-column-width="1140*"/>
    </style:style>
    <style:style style:name="Tabela22.B" style:family="table-column">
      <style:table-column-properties style:column-width="17.256cm" style:rel-column-width="11844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36.174cm" style:rel-width="90%" table:align="center"/>
    </style:style>
    <style:style style:name="Tabela19.A" style:family="table-column">
      <style:table-column-properties style:column-width="1.653cm" style:rel-column-width="1134*"/>
    </style:style>
    <style:style style:name="Tabela19.B" style:family="table-column">
      <style:table-column-properties style:column-width="2.478cm" style:rel-column-width="1701*"/>
    </style:style>
    <style:style style:name="Tabela19.C" style:family="table-column">
      <style:table-column-properties style:column-width="8.01cm" style:rel-column-width="5498*"/>
    </style:style>
    <style:style style:name="Tabela19.F" style:family="table-column">
      <style:table-column-properties style:column-width="8.012cm" style:rel-column-width="5499*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36.174cm" style:rel-width="90%" table:align="center"/>
    </style:style>
    <style:style style:name="Tabela18.A" style:family="table-column">
      <style:table-column-properties style:column-width="1.653cm" style:rel-column-width="1134*"/>
    </style:style>
    <style:style style:name="Tabela18.B" style:family="table-column">
      <style:table-column-properties style:column-width="2.478cm" style:rel-column-width="1701*"/>
    </style:style>
    <style:style style:name="Tabela18.C" style:family="table-column">
      <style:table-column-properties style:column-width="5.551cm" style:rel-column-width="3810*"/>
    </style:style>
    <style:style style:name="Tabela18.D" style:family="table-column">
      <style:table-column-properties style:column-width="7.348cm" style:rel-column-width="5043*"/>
    </style:style>
    <style:style style:name="Tabela18.E" style:family="table-column">
      <style:table-column-properties style:column-width="9.574cm" style:rel-column-width="6571*"/>
    </style:style>
    <style:style style:name="Tabela18.F" style:family="table-column">
      <style:table-column-properties style:column-width="9.571cm" style:rel-column-width="6569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36.174cm" style:rel-width="90%" table:align="center"/>
    </style:style>
    <style:style style:name="Tabela12.A" style:family="table-column">
      <style:table-column-properties style:column-width="1.662cm" style:rel-column-width="1425*"/>
    </style:style>
    <style:style style:name="Tabela12.B" style:family="table-column">
      <style:table-column-properties style:column-width="3.3cm" style:rel-column-width="2831*"/>
    </style:style>
    <style:style style:name="Tabela12.C" style:family="table-column">
      <style:table-column-properties style:column-width="15.607cm" style:rel-column-width="1338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36.174cm" style:rel-width="90%" table:align="center"/>
    </style:style>
    <style:style style:name="Tabela23.A" style:family="table-column">
      <style:table-column-properties style:column-width="1.662cm" style:rel-column-width="1425*"/>
    </style:style>
    <style:style style:name="Tabela23.B" style:family="table-column">
      <style:table-column-properties style:column-width="3.304cm" style:rel-column-width="2835*"/>
    </style:style>
    <style:style style:name="Tabela23.C" style:family="table-column">
      <style:table-column-properties style:column-width="2.836cm" style:rel-column-width="2434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4" style:family="paragraph" style:parent-style-name="Standard">
      <style:text-properties fo:language="pt" fo:country="BR" officeooo:paragraph-rsid="01718541"/>
    </style:style>
    <style:style style:name="P5" style:family="paragraph" style:parent-style-name="Standard">
      <style:text-properties fo:language="pt" fo:country="BR" officeooo:paragraph-rsid="01712acc"/>
    </style:style>
    <style:style style:name="P6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7" style:family="paragraph" style:parent-style-name="Standard">
      <style:text-properties fo:language="pt" fo:country="BR" officeooo:paragraph-rsid="0172f1ae"/>
    </style:style>
    <style:style style:name="P8" style:family="paragraph" style:parent-style-name="Standard">
      <style:text-properties fo:language="pt" fo:country="BR" officeooo:paragraph-rsid="0174ef1a"/>
    </style:style>
    <style:style style:name="P9" style:family="paragraph" style:parent-style-name="Standard">
      <style:text-properties fo:language="pt" fo:country="BR" officeooo:paragraph-rsid="001b5886"/>
    </style:style>
    <style:style style:name="P10" style:family="paragraph" style:parent-style-name="Standard">
      <style:text-properties fo:language="pt" fo:country="BR" officeooo:paragraph-rsid="001c869c"/>
    </style:style>
    <style:style style:name="P11" style:family="paragraph" style:parent-style-name="Standard">
      <style:text-properties fo:language="pt" fo:country="BR" officeooo:paragraph-rsid="02222dc5"/>
    </style:style>
    <style:style style:name="P12" style:family="paragraph" style:parent-style-name="Standard">
      <style:text-properties fo:language="pt" fo:country="BR" officeooo:paragraph-rsid="01feb0cb"/>
    </style:style>
    <style:style style:name="P13" style:family="paragraph" style:parent-style-name="Standard">
      <style:text-properties fo:language="pt" fo:country="BR" officeooo:paragraph-rsid="0200e4d8"/>
    </style:style>
    <style:style style:name="P14" style:family="paragraph" style:parent-style-name="Standard">
      <style:paragraph-properties fo:text-align="center" style:justify-single-word="false"/>
      <style:text-properties fo:language="pt" fo:country="BR" officeooo:rsid="02cea268" officeooo:paragraph-rsid="0344df1a" fo:background-color="transparent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rsid="004ecc5f" officeooo:paragraph-rsid="031e5e10"/>
    </style:style>
    <style:style style:name="P16" style:family="paragraph" style:parent-style-name="Standard">
      <style:paragraph-properties fo:text-align="center" style:justify-single-word="false"/>
      <style:text-properties fo:language="pt" fo:country="BR" officeooo:rsid="004ecc5f" officeooo:paragraph-rsid="031fe0ef"/>
    </style:style>
    <style:style style:name="P17" style:family="paragraph" style:parent-style-name="Standard">
      <style:paragraph-properties fo:text-align="center" style:justify-single-word="false"/>
      <style:text-properties fo:language="pt" fo:country="BR" officeooo:rsid="004ecc5f" officeooo:paragraph-rsid="0322a86d"/>
    </style:style>
    <style:style style:name="P18" style:family="paragraph" style:parent-style-name="Standard">
      <style:paragraph-properties fo:text-align="center" style:justify-single-word="false"/>
      <style:text-properties fo:language="pt" fo:country="BR" officeooo:rsid="00503ee2" officeooo:paragraph-rsid="02ba8142"/>
    </style:style>
    <style:style style:name="P19" style:family="paragraph" style:parent-style-name="Standard">
      <style:paragraph-properties fo:text-align="center" style:justify-single-word="false"/>
      <style:text-properties fo:language="pt" fo:country="BR" officeooo:rsid="0292cbec" officeooo:paragraph-rsid="02ba8142"/>
    </style:style>
    <style:style style:name="P20" style:family="paragraph" style:parent-style-name="Standard">
      <style:text-properties fo:language="pt" fo:country="BR" officeooo:paragraph-rsid="03349874"/>
    </style:style>
    <style:style style:name="P21" style:family="paragraph" style:parent-style-name="Standard">
      <style:paragraph-properties fo:text-align="center" style:justify-single-word="false"/>
      <style:text-properties fo:language="pt" fo:country="BR" officeooo:rsid="0060108b" officeooo:paragraph-rsid="033fe63f"/>
    </style:style>
    <style:style style:name="P22" style:family="paragraph" style:parent-style-name="Standard">
      <style:text-properties fo:language="pt" fo:country="BR" officeooo:paragraph-rsid="0344df1a"/>
    </style:style>
    <style:style style:name="P23" style:family="paragraph" style:parent-style-name="Standard">
      <style:text-properties fo:language="pt" fo:country="BR" officeooo:rsid="00bd7101" officeooo:paragraph-rsid="0344df1a"/>
    </style:style>
    <style:style style:name="P24" style:family="paragraph" style:parent-style-name="Standard">
      <style:text-properties fo:language="pt" fo:country="BR" officeooo:rsid="00f23989" officeooo:paragraph-rsid="0062e1cc"/>
    </style:style>
    <style:style style:name="P25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26" style:family="paragraph" style:parent-style-name="Standard">
      <style:text-properties fo:color="#cc9900" loext:opacity="100%" fo:language="pt" fo:country="BR" officeooo:rsid="00f23989" officeooo:paragraph-rsid="0344df1a" fo:background-color="transparent" style:font-size-asian="10.5pt" style:text-rotation-angle="0" style:text-rotation-scale="line-height"/>
    </style:style>
    <style:style style:name="P27" style:family="paragraph" style:parent-style-name="Standard">
      <style:paragraph-properties fo:text-align="center" style:justify-single-word="false"/>
      <style:text-properties officeooo:rsid="02120819" officeooo:paragraph-rsid="0344df1a"/>
    </style:style>
    <style:style style:name="P28" style:family="paragraph" style:parent-style-name="Standard">
      <style:paragraph-properties fo:text-align="center" style:justify-single-word="false"/>
      <style:text-properties officeooo:rsid="02125e81" officeooo:paragraph-rsid="0344df1a"/>
    </style:style>
    <style:style style:name="P29" style:family="paragraph" style:parent-style-name="Standard">
      <style:paragraph-properties fo:text-align="center" style:justify-single-word="false"/>
      <style:text-properties officeooo:rsid="02cea268" officeooo:paragraph-rsid="0344df1a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fo:color="#2a6099" loext:opacity="100%" fo:language="pt" fo:country="BR" officeooo:rsid="006b43e6" officeooo:paragraph-rsid="033617f8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00e4d8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49874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ca02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2003d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7fba5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44df1a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6e54e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df1a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233a49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2243263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344df1a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37633cb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49874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309600b" officeooo:paragraph-rsid="0344df1a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99a4d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a27dc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 style:font-size-asian="10.5pt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9b1444" fo:background-color="transparent" style:font-size-asian="10.5pt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 style:font-size-asian="10.5pt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4335ac" fo:background-color="transparent" style:font-size-asian="10.5pt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 fo:background-color="transparent" style:font-size-asian="10.5pt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e03db8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32b7840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194b1e5" officeooo:paragraph-rsid="01b82b36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44df1a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3df4e8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2488f66" officeooo:paragraph-rsid="0344df1a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1f6ece6" officeooo:paragraph-rsid="0344df1a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00e4d8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49874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22dc5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33a49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 fo:background-color="transparent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transparent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44df1a" fo:background-color="transparent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3f110" fo:background-color="transparent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344df1a" fo:background-color="transparent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1fc27bb" officeooo:paragraph-rsid="0344df1a" fo:background-color="transparent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 fo:background-color="transparent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941d1" fo:background-color="transparent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 fo:background-color="transparent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 fo:background-color="transparent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 fo:background-color="transparent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 fo:background-color="transparent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33b2abe" officeooo:paragraph-rsid="033b2abe" fo:background-color="transparent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45f7e2" fo:background-color="transparent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0905972" officeooo:paragraph-rsid="012fac72" fo:background-color="transparent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 fo:background-color="transparent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44df1a" fo:background-color="transparent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49874" fo:background-color="transparent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44df1a" fo:background-color="transparent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44df1a" fo:background-color="transparent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243263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44df1a" fo:background-color="transparent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transparent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37fdfa6" fo:background-color="transparent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3d227a" officeooo:paragraph-rsid="0344df1a" fo:background-color="transparent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344df1a" fo:background-color="transparent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 fo:background-color="transparent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transparent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44df1a" fo:background-color="transparent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44df1a" fo:background-color="transparent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44df1a" fo:background-color="transparent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222dc5" fo:background-color="transparent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21fac83" officeooo:paragraph-rsid="02222dc5" fo:background-color="transparent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2233a49" officeooo:paragraph-rsid="02233a49" fo:background-color="transparent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transparent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 fo:background-color="transparent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cfe6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ee439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3cda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d40d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ecfd32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ae8eb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b6eaf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ebf8a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3b18f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6edd1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e7698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ebcd43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ea43e2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49874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6bbf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8dc9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28dc9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44fed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96ec7a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218e494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3428dc9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0a56c46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cd5c1" fo:background-color="#ffff00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 fo:background-color="#ffff00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27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 fo:background-color="#ffff00"/>
    </style:style>
    <style:style style:name="P27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 fo:background-color="#ffff00"/>
    </style:style>
    <style:style style:name="P27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5fbe09" fo:background-color="#ffff00"/>
    </style:style>
    <style:style style:name="P27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 fo:background-color="#ffff00"/>
    </style:style>
    <style:style style:name="P277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 fo:background-color="#ffff00"/>
    </style:style>
    <style:style style:name="P278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27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#ffff00"/>
    </style:style>
    <style:style style:name="P28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28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#ffff00"/>
    </style:style>
    <style:style style:name="P28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#ffff00"/>
    </style:style>
    <style:style style:name="P28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 fo:background-color="#ffff00"/>
    </style:style>
    <style:style style:name="P28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#ffff00"/>
    </style:style>
    <style:style style:name="P28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7fdfa6" fo:background-color="#ffff00"/>
    </style:style>
    <style:style style:name="P28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83f110" fo:background-color="#ffff00"/>
    </style:style>
    <style:style style:name="P28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28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#ffff00"/>
    </style:style>
    <style:style style:name="P28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#ffff00"/>
    </style:style>
    <style:style style:name="P29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#ffff00"/>
    </style:style>
    <style:style style:name="P29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29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2010" fo:background-color="#ffff00"/>
    </style:style>
    <style:style style:name="P29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29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 fo:background-color="#ffff00"/>
    </style:style>
    <style:style style:name="P29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 fo:background-color="#ffff00"/>
    </style:style>
    <style:style style:name="P296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297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 fo:background-color="#ffff00"/>
    </style:style>
    <style:style style:name="P29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#ffff00"/>
    </style:style>
    <style:style style:name="P29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#ffff00"/>
    </style:style>
    <style:style style:name="P30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30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 fo:background-color="#ffff00"/>
    </style:style>
    <style:style style:name="P30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617f8" fo:background-color="#ffff00"/>
    </style:style>
    <style:style style:name="P303" style:family="paragraph" style:parent-style-name="Table_20_Contents">
      <style:paragraph-properties fo:text-align="center" style:justify-single-word="false"/>
      <style:text-properties fo:language="pt" fo:country="BR" officeooo:rsid="00b37a98" officeooo:paragraph-rsid="0345f7e2" fo:background-color="#ffff00"/>
    </style:style>
    <style:style style:name="P304" style:family="paragraph" style:parent-style-name="Table_20_Contents">
      <style:paragraph-properties fo:text-align="center" style:justify-single-word="false"/>
      <style:text-properties fo:language="pt" fo:country="BR" officeooo:rsid="0374376f" officeooo:paragraph-rsid="018ee936" fo:background-color="#ffff00"/>
    </style:style>
    <style:style style:name="P30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30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307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308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#ffff00"/>
    </style:style>
    <style:style style:name="P309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#ffff00"/>
    </style:style>
    <style:style style:name="P310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#ffff00"/>
    </style:style>
    <style:style style:name="P311" style:family="paragraph" style:parent-style-name="Table_20_Contents">
      <style:paragraph-properties fo:text-align="center" style:justify-single-word="false"/>
      <style:text-properties fo:language="pt" fo:country="BR" officeooo:rsid="024335ac" officeooo:paragraph-rsid="024335ac" fo:background-color="#ffff00"/>
    </style:style>
    <style:style style:name="P31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 fo:background-color="#ffff00"/>
    </style:style>
    <style:style style:name="P31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2f8d7c" fo:background-color="#ffff00"/>
    </style:style>
    <style:style style:name="P31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#ffff00"/>
    </style:style>
    <style:style style:name="P31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#ffff00"/>
    </style:style>
    <style:style style:name="P31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#ffff00"/>
    </style:style>
    <style:style style:name="P317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#ffff00"/>
    </style:style>
    <style:style style:name="P31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7fdfa6" fo:background-color="#ffff00"/>
    </style:style>
    <style:style style:name="P319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#ffff00"/>
    </style:style>
    <style:style style:name="P320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#ffff00"/>
    </style:style>
    <style:style style:name="P321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344df1a" fo:background-color="#ffff00"/>
    </style:style>
    <style:style style:name="P322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8b87c6" fo:background-color="#ffff00"/>
    </style:style>
    <style:style style:name="P323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 fo:background-color="#ffff00"/>
    </style:style>
    <style:style style:name="P324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32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#ffff00"/>
    </style:style>
    <style:style style:name="P32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327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#ffff00"/>
    </style:style>
    <style:style style:name="P328" style:family="paragraph" style:parent-style-name="Table_20_Contents">
      <style:paragraph-properties fo:text-align="center" style:justify-single-word="false"/>
      <style:text-properties fo:language="pt" fo:country="BR" officeooo:rsid="001f0dbb" officeooo:paragraph-rsid="039028c7" fo:background-color="#ffff00"/>
    </style:style>
    <style:style style:name="P32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33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 style:font-size-asian="10.5pt" style:text-rotation-angle="0" style:text-rotation-scale="line-height"/>
    </style:style>
    <style:style style:name="P33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#ffff00" style:font-size-asian="10.5pt" style:text-rotation-angle="0" style:text-rotation-scale="line-height"/>
    </style:style>
    <style:style style:name="P33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e31d18" fo:background-color="#ffff00" style:font-size-asian="10.5pt" style:text-rotation-angle="0" style:text-rotation-scale="line-height"/>
    </style:style>
    <style:style style:name="P333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7fdfa6" fo:background-color="#ffff00"/>
    </style:style>
    <style:style style:name="P334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808c48" fo:background-color="#ffff00"/>
    </style:style>
    <style:style style:name="P335" style:family="paragraph" style:parent-style-name="Table_20_Contents">
      <style:paragraph-properties fo:text-align="center" style:justify-single-word="false"/>
      <style:text-properties fo:language="pt" fo:country="BR" officeooo:rsid="003fb17a" officeooo:paragraph-rsid="0344df1a" fo:background-color="#ffff00"/>
    </style:style>
    <style:style style:name="P336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#ffff00"/>
    </style:style>
    <style:style style:name="P337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338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33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340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/>
    </style:style>
    <style:style style:name="P34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34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/>
    </style:style>
    <style:style style:name="P343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344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345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/>
    </style:style>
    <style:style style:name="P34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34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5e10"/>
    </style:style>
    <style:style style:name="P34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edbd9"/>
    </style:style>
    <style:style style:name="P34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74339"/>
    </style:style>
    <style:style style:name="P35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/>
    </style:style>
    <style:style style:name="P35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35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fe0ef"/>
    </style:style>
    <style:style style:name="P35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35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ba8142"/>
    </style:style>
    <style:style style:name="P35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2a86d"/>
    </style:style>
    <style:style style:name="P35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35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35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35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/>
    </style:style>
    <style:style style:name="P360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361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2def0a2"/>
    </style:style>
    <style:style style:name="P362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617f8"/>
    </style:style>
    <style:style style:name="P363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364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/>
    </style:style>
    <style:style style:name="P365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/>
    </style:style>
    <style:style style:name="P366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367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2ffc2db"/>
    </style:style>
    <style:style style:name="P368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369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923457"/>
    </style:style>
    <style:style style:name="P370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371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fe63f"/>
    </style:style>
    <style:style style:name="P372" style:family="paragraph" style:parent-style-name="Table_20_Contents">
      <style:paragraph-properties fo:text-align="center" style:justify-single-word="false"/>
      <style:text-properties fo:language="pt" fo:country="BR" officeooo:rsid="02161746" officeooo:paragraph-rsid="02161746"/>
    </style:style>
    <style:style style:name="P373" style:family="paragraph" style:parent-style-name="Table_20_Contents">
      <style:paragraph-properties fo:text-align="center" style:justify-single-word="false"/>
      <style:text-properties fo:language="pt" fo:country="BR" officeooo:rsid="0218e494" officeooo:paragraph-rsid="0218e494"/>
    </style:style>
    <style:style style:name="P374" style:family="paragraph" style:parent-style-name="Table_20_Contents">
      <style:paragraph-properties fo:text-align="center" style:justify-single-word="false"/>
      <style:text-properties fo:language="pt" fo:country="BR" officeooo:rsid="0238c358" officeooo:paragraph-rsid="0238c358"/>
    </style:style>
    <style:style style:name="P375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376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44df1a"/>
    </style:style>
    <style:style style:name="P37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37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43b0c7"/>
    </style:style>
    <style:style style:name="P379" style:family="paragraph" style:parent-style-name="Table_20_Contents">
      <style:paragraph-properties fo:text-align="center" style:justify-single-word="false"/>
      <style:text-properties fo:language="pt" fo:country="BR" officeooo:rsid="02535bb0" officeooo:paragraph-rsid="0344df1a"/>
    </style:style>
    <style:style style:name="P380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2fed40a"/>
    </style:style>
    <style:style style:name="P381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2ffc2db"/>
    </style:style>
    <style:style style:name="P382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44df1a" fo:background-color="transparent" style:font-weight-asian="normal" style:font-weight-complex="normal"/>
    </style:style>
    <style:style style:name="P383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384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385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44df1a"/>
    </style:style>
    <style:style style:name="P386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/>
    </style:style>
    <style:style style:name="P387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388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44df1a"/>
    </style:style>
    <style:style style:name="P389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/>
    </style:style>
    <style:style style:name="P390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39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392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416f24"/>
    </style:style>
    <style:style style:name="P393" style:family="paragraph" style:parent-style-name="Table_20_Contents">
      <style:paragraph-properties fo:text-align="center" style:justify-single-word="false"/>
      <style:text-properties fo:language="pt" fo:country="BR" officeooo:rsid="01eba4a8" officeooo:paragraph-rsid="01eba4a8"/>
    </style:style>
    <style:style style:name="P394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31e5e10"/>
    </style:style>
    <style:style style:name="P395" style:family="paragraph" style:parent-style-name="Table_20_Contents">
      <style:paragraph-properties fo:text-align="center" style:justify-single-word="false"/>
      <style:text-properties fo:language="pt" fo:country="BR" officeooo:rsid="02840829" officeooo:paragraph-rsid="02840829"/>
    </style:style>
    <style:style style:name="P396" style:family="paragraph" style:parent-style-name="Table_20_Contents">
      <style:paragraph-properties fo:text-align="center" style:justify-single-word="false"/>
      <style:text-properties fo:language="pt" fo:country="BR" officeooo:rsid="026d073a" officeooo:paragraph-rsid="026d073a"/>
    </style:style>
    <style:style style:name="P397" style:family="paragraph" style:parent-style-name="Table_20_Contents">
      <style:paragraph-properties fo:text-align="center" style:justify-single-word="false"/>
      <style:text-properties fo:language="pt" fo:country="BR" officeooo:rsid="027131bc" officeooo:paragraph-rsid="027131bc"/>
    </style:style>
    <style:style style:name="P398" style:family="paragraph" style:parent-style-name="Table_20_Contents">
      <style:paragraph-properties fo:text-align="center" style:justify-single-word="false"/>
      <style:text-properties fo:language="pt" fo:country="BR" officeooo:rsid="029164e3" officeooo:paragraph-rsid="02ba8142"/>
    </style:style>
    <style:style style:name="P399" style:family="paragraph" style:parent-style-name="Table_20_Contents">
      <style:paragraph-properties fo:text-align="center" style:justify-single-word="false"/>
      <style:text-properties fo:language="pt" fo:country="BR" officeooo:rsid="028272ec" officeooo:paragraph-rsid="032702a5"/>
    </style:style>
    <style:style style:name="P400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1ddf487"/>
    </style:style>
    <style:style style:name="P401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402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32f8d7c"/>
    </style:style>
    <style:style style:name="P403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404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/>
    </style:style>
    <style:style style:name="P405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/>
    </style:style>
    <style:style style:name="P406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/>
    </style:style>
    <style:style style:name="P407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/>
    </style:style>
    <style:style style:name="P408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344df1a"/>
    </style:style>
    <style:style style:name="P409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410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/>
    </style:style>
    <style:style style:name="P411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/>
    </style:style>
    <style:style style:name="P412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08bef98"/>
    </style:style>
    <style:style style:name="P413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31898ce"/>
    </style:style>
    <style:style style:name="P41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/>
    </style:style>
    <style:style style:name="P415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/>
    </style:style>
    <style:style style:name="P416" style:family="paragraph" style:parent-style-name="Table_20_Contents">
      <style:paragraph-properties fo:text-align="center" style:justify-single-word="false"/>
      <style:text-properties fo:language="pt" fo:country="BR" officeooo:rsid="0383f110" officeooo:paragraph-rsid="0344df1a"/>
    </style:style>
    <style:style style:name="P417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418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/>
    </style:style>
    <style:style style:name="P419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420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42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/>
    </style:style>
    <style:style style:name="P422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/>
    </style:style>
    <style:style style:name="P423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424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425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923457"/>
    </style:style>
    <style:style style:name="P426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8ee439"/>
    </style:style>
    <style:style style:name="P427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/>
    </style:style>
    <style:style style:name="P428" style:family="paragraph" style:parent-style-name="Table_20_Contents">
      <style:paragraph-properties fo:text-align="center" style:justify-single-word="false"/>
      <style:text-properties fo:language="pt" fo:country="BR" officeooo:rsid="039bfc03" officeooo:paragraph-rsid="039bfc03"/>
    </style:style>
    <style:style style:name="P42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4ef1a" fo:background-color="transparent"/>
    </style:style>
    <style:style style:name="P43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18541" fo:background-color="transparent"/>
    </style:style>
    <style:style style:name="P43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43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43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43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028c7" fo:background-color="transparent"/>
    </style:style>
    <style:style style:name="P43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3cda" fo:background-color="transparent"/>
    </style:style>
    <style:style style:name="P43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d40d" fo:background-color="transparent"/>
    </style:style>
    <style:style style:name="P43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23457" fo:background-color="transparent"/>
    </style:style>
    <style:style style:name="P438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403d9" fo:background-color="transparent"/>
    </style:style>
    <style:style style:name="P43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15ea3ee" fo:background-color="transparent"/>
    </style:style>
    <style:style style:name="P44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7d2010" fo:background-color="transparent"/>
    </style:style>
    <style:style style:name="P44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923457" officeooo:paragraph-rsid="03923457" fo:background-color="transparent"/>
    </style:style>
    <style:style style:name="P44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c6ec4" fo:background-color="transparent" style:font-size-asian="10.5pt" style:text-rotation-angle="0" style:text-rotation-scale="line-height"/>
    </style:style>
    <style:style style:name="P44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0141053"/>
    </style:style>
    <style:style style:name="P44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95e042"/>
    </style:style>
    <style:style style:name="P445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0f23989" officeooo:paragraph-rsid="0327fba5" fo:background-color="transparent"/>
    </style:style>
    <style:style style:name="P446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8828ec" fo:background-color="transparent"/>
    </style:style>
    <style:style style:name="P447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a56c46" fo:background-color="transparent"/>
    </style:style>
    <style:style style:name="P448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709c65" fo:background-color="transparent"/>
    </style:style>
    <style:style style:name="P449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f1e562" fo:background-color="transparent"/>
    </style:style>
    <style:style style:name="P450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0a56c46" fo:background-color="transparent"/>
    </style:style>
    <style:style style:name="P451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3428dc9" fo:background-color="transparent"/>
    </style:style>
    <style:style style:name="P452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1487a0b" fo:background-color="transparent"/>
    </style:style>
    <style:style style:name="P453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6ec7a" fo:background-color="transparent"/>
    </style:style>
    <style:style style:name="P454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8bccd" fo:background-color="transparent"/>
    </style:style>
    <style:style style:name="P455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2f7d7c7" fo:background-color="transparent"/>
    </style:style>
    <style:style style:name="P45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27fba5" fo:background-color="transparent"/>
    </style:style>
    <style:style style:name="P45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 fo:background-color="transparent"/>
    </style:style>
    <style:style style:name="P45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331e07" officeooo:paragraph-rsid="038b87c6" fo:background-color="transparent"/>
    </style:style>
    <style:style style:name="P45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/>
    </style:style>
    <style:style style:name="P460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461" style:family="paragraph" style:parent-style-name="Table_20_Contents">
      <style:paragraph-properties fo:text-align="center" style:justify-single-word="false"/>
      <style:text-properties officeooo:paragraph-rsid="02699531"/>
    </style:style>
    <style:style style:name="P462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463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464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465" style:family="paragraph" style:parent-style-name="Table_20_Contents">
      <style:paragraph-properties fo:text-align="center" style:justify-single-word="false"/>
      <style:text-properties officeooo:paragraph-rsid="02ba8142"/>
    </style:style>
    <style:style style:name="P466" style:family="paragraph" style:parent-style-name="Table_20_Contents">
      <style:paragraph-properties fo:text-align="center" style:justify-single-word="false"/>
      <style:text-properties officeooo:paragraph-rsid="03286aba"/>
    </style:style>
    <style:style style:name="P467" style:family="paragraph" style:parent-style-name="Table_20_Contents">
      <style:paragraph-properties fo:text-align="center" style:justify-single-word="false"/>
      <style:text-properties officeooo:paragraph-rsid="02d13db1"/>
    </style:style>
    <style:style style:name="P468" style:family="paragraph" style:parent-style-name="Table_20_Contents">
      <style:paragraph-properties fo:text-align="center" style:justify-single-word="false"/>
      <style:text-properties officeooo:paragraph-rsid="0323aa0b" fo:background-color="#ffff00"/>
    </style:style>
    <style:style style:name="P46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34a1595" fo:background-color="transparent"/>
    </style:style>
    <style:style style:name="P47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4f2275" fo:background-color="transparent"/>
    </style:style>
    <style:style style:name="P47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74376f" fo:background-color="transparent"/>
    </style:style>
    <style:style style:name="P47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374376f" fo:background-color="transparent"/>
    </style:style>
    <style:style style:name="P47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18ee936" fo:background-color="transparent"/>
    </style:style>
    <style:style style:name="P47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a560c" officeooo:paragraph-rsid="01d7fa34" fo:background-color="transparent" style:font-size-asian="10.5pt" style:text-rotation-angle="0" style:text-rotation-scale="line-height"/>
    </style:style>
    <style:style style:name="P47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7ee4b0" fo:background-color="transparent"/>
    </style:style>
    <style:style style:name="P47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cf78b" officeooo:paragraph-rsid="0344df1a" fo:background-color="transparent"/>
    </style:style>
    <style:style style:name="P47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b2b3" officeooo:paragraph-rsid="0344df1a" fo:background-color="transparent"/>
    </style:style>
    <style:style style:name="P47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 fo:background-color="transparent"/>
    </style:style>
    <style:style style:name="P47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8446bf" officeooo:paragraph-rsid="037fdfa6" fo:background-color="transparent"/>
    </style:style>
    <style:style style:name="P48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31e07" officeooo:paragraph-rsid="038b87c6" fo:background-color="transparent"/>
    </style:style>
    <style:style style:name="P48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3db78a" fo:background-color="transparent"/>
    </style:style>
    <style:style style:name="P48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8b87c6" fo:background-color="transparent"/>
    </style:style>
    <style:style style:name="P48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transparent"/>
    </style:style>
    <style:style style:name="P48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c0b42" fo:background-color="transparent"/>
    </style:style>
    <style:style style:name="P48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f0dbb" officeooo:paragraph-rsid="039028c7" fo:background-color="transparent"/>
    </style:style>
    <style:style style:name="P48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3192c" officeooo:paragraph-rsid="03923457" fo:background-color="transparent"/>
    </style:style>
    <style:style style:name="P48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23989" officeooo:paragraph-rsid="0174ef1a" fo:background-color="transparent"/>
    </style:style>
    <style:style style:name="P48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9403d9" fo:background-color="transparent"/>
    </style:style>
    <style:style style:name="P48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709c65" officeooo:paragraph-rsid="018ee936" fo:background-color="transparent"/>
    </style:style>
    <style:style style:name="P49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95e042" fo:background-color="transparent"/>
    </style:style>
    <style:style style:name="P49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fb17a" officeooo:paragraph-rsid="0344df1a" fo:background-color="transparent"/>
    </style:style>
    <style:style style:name="P49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01683a8"/>
    </style:style>
    <style:style style:name="P49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b2f47" officeooo:paragraph-rsid="034b2f47"/>
    </style:style>
    <style:style style:name="P49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b5886" officeooo:paragraph-rsid="001c3e49"/>
    </style:style>
    <style:style style:name="P49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349874"/>
    </style:style>
    <style:style style:name="P49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/>
    </style:style>
    <style:style style:name="P49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33013c" officeooo:paragraph-rsid="033db78a"/>
    </style:style>
    <style:style style:name="P49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/>
    </style:style>
    <style:style style:name="P49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44df1a"/>
    </style:style>
    <style:style style:name="P500" style:family="paragraph" style:parent-style-name="Table_20_Contents">
      <style:paragraph-properties fo:text-align="center" style:justify-single-word="false"/>
      <style:text-properties fo:color="#2a6099" loext:opacity="100%" officeooo:paragraph-rsid="02664e96"/>
    </style:style>
    <style:style style:name="P501" style:family="paragraph" style:parent-style-name="Table_20_Contents">
      <style:paragraph-properties fo:text-align="center" style:justify-single-word="false"/>
      <style:text-properties officeooo:paragraph-rsid="0200e4d8" fo:background-color="transparent"/>
    </style:style>
    <style:style style:name="P502" style:family="paragraph" style:parent-style-name="Table_20_Contents">
      <style:paragraph-properties fo:text-align="center" style:justify-single-word="false"/>
      <style:text-properties officeooo:paragraph-rsid="03349874" fo:background-color="transparent"/>
    </style:style>
    <style:style style:name="P503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44df1a"/>
    </style:style>
    <style:style style:name="P504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/>
    </style:style>
    <style:style style:name="P505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 fo:background-color="transparent"/>
    </style:style>
    <style:style style:name="P506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7fdfa6" fo:background-color="transparent"/>
    </style:style>
    <style:style style:name="P507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8446bf" fo:background-color="transparent"/>
    </style:style>
    <style:style style:name="P508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1053225" officeooo:paragraph-rsid="0344df1a" fo:background-color="transparent"/>
    </style:style>
    <style:style style:name="P509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03fb17a" officeooo:paragraph-rsid="0383f110" fo:background-color="transparent"/>
    </style:style>
    <style:style style:name="P510" style:family="paragraph" style:parent-style-name="Table_20_Contents">
      <style:paragraph-properties fo:text-align="center" style:justify-single-word="false"/>
      <style:text-properties fo:color="#000000" loext:opacity="100%" fo:language="pt" fo:country="BR" officeooo:rsid="01053225" officeooo:paragraph-rsid="0344df1a" fo:background-color="transparent"/>
    </style:style>
    <style:style style:name="P51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7deca"/>
    </style:style>
    <style:style style:name="P51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51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51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51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00e4d8"/>
    </style:style>
    <style:style style:name="P51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222dc5"/>
    </style:style>
    <style:style style:name="P51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49874"/>
    </style:style>
    <style:style style:name="P51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/>
    </style:style>
    <style:style style:name="P51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52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52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2e7385e"/>
    </style:style>
    <style:style style:name="P52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344df1a" fo:background-color="transparent"/>
    </style:style>
    <style:style style:name="P52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344df1a" fo:background-color="transparent"/>
    </style:style>
    <style:style style:name="P52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 fo:background-color="transparent"/>
    </style:style>
    <style:style style:name="P52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52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 fo:background-color="#ffff00"/>
    </style:style>
    <style:style style:name="P52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344df1a"/>
    </style:style>
    <style:style style:name="P52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/>
    </style:style>
    <style:style style:name="P52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b7bfd" officeooo:paragraph-rsid="037b7bfd"/>
    </style:style>
    <style:style style:name="P53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fdfa6" officeooo:paragraph-rsid="037fdfa6" fo:background-color="#ffffff" style:font-size-asian="10.5pt" style:text-rotation-angle="0" style:text-rotation-scale="line-height"/>
    </style:style>
    <style:style style:name="P53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939c7" officeooo:paragraph-rsid="039939c7"/>
    </style:style>
    <style:style style:name="P53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ab1e1" officeooo:paragraph-rsid="039ab1e1"/>
    </style:style>
    <style:style style:name="P53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4d2d72" officeooo:paragraph-rsid="0359ad4b" fo:background-color="transparent" style:font-size-asian="10.5pt" style:text-rotation-angle="0" style:text-rotation-scale="line-height"/>
    </style:style>
    <style:style style:name="P53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53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18541" fo:background-color="transparent"/>
    </style:style>
    <style:style style:name="P53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4ef1a" fo:background-color="transparent"/>
    </style:style>
    <style:style style:name="P53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b6eaf" fo:background-color="transparent"/>
    </style:style>
    <style:style style:name="P53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c50ec" fo:background-color="transparent"/>
    </style:style>
    <style:style style:name="P53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ebf8a" fo:background-color="transparent"/>
    </style:style>
    <style:style style:name="P54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2003d" fo:background-color="transparent"/>
    </style:style>
    <style:style style:name="P54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4d2d72" fo:background-color="transparent"/>
    </style:style>
    <style:style style:name="P54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45d22" fo:background-color="transparent"/>
    </style:style>
    <style:style style:name="P54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5a387" fo:background-color="transparent"/>
    </style:style>
    <style:style style:name="P54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6edd1" fo:background-color="transparent"/>
    </style:style>
    <style:style style:name="P54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84f1e" fo:background-color="transparent"/>
    </style:style>
    <style:style style:name="P54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54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3aa0b" fo:background-color="transparent"/>
    </style:style>
    <style:style style:name="P54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63e1a7" fo:background-color="transparent"/>
    </style:style>
    <style:style style:name="P54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1d864d" officeooo:paragraph-rsid="0344df1a"/>
    </style:style>
    <style:style style:name="P55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0f23989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5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3545d22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5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55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23aa0b" fo:background-color="transparent"/>
    </style:style>
    <style:style style:name="P55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55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877c5a" officeooo:paragraph-rsid="039d8188" fo:background-color="transparent"/>
    </style:style>
    <style:style style:name="P55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041ac97" officeooo:paragraph-rsid="039f0ac0" fo:background-color="transparent"/>
    </style:style>
    <style:style style:name="P55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7fdfa6" officeooo:paragraph-rsid="039d8188" fo:background-color="#ffffff" style:font-size-asian="10.5pt" style:text-rotation-angle="0" style:text-rotation-scale="line-height"/>
    </style:style>
    <style:style style:name="P558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559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560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pt" fo:country="BR" officeooo:rsid="00385da4" officeooo:paragraph-rsid="0344df1a" fo:background-color="transparent"/>
    </style:style>
    <style:style style:name="P561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562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563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174ef1a"/>
    </style:style>
    <style:style style:name="P564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565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566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567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568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174ef1a" fo:background-color="transparent"/>
    </style:style>
    <style:style style:name="P569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 fo:background-color="transparent"/>
    </style:style>
    <style:style style:name="P570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26b28" officeooo:paragraph-rsid="0344df1a"/>
    </style:style>
    <style:style style:name="P571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44df1a" fo:background-color="transparent"/>
    </style:style>
    <style:style style:name="P572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>
          <style:tab-stop style:position="31.618cm"/>
        </style:tab-stops>
      </style:paragraph-properties>
      <style:text-properties fo:language="pt" fo:country="BR" officeooo:rsid="00385da4" officeooo:paragraph-rsid="0344df1a" fo:background-color="transparent"/>
    </style:style>
    <style:style style:name="P573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44df1a" fo:background-color="transparent"/>
    </style:style>
    <style:style style:name="P574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e5f44d" officeooo:paragraph-rsid="0344df1a" fo:background-color="transparent"/>
    </style:style>
    <style:style style:name="P575" style:family="paragraph" style:parent-style-name="Table_20_Contents">
      <loext:graphic-properties draw:fill="none"/>
      <style:paragraph-properties fo:margin-left="2.401cm" fo:margin-right="2.499cm" fo:text-align="start" style:justify-single-word="false" fo:text-indent="0cm" style:auto-text-indent="false" fo:background-color="transparent"/>
      <style:text-properties fo:color="#ff3333" loext:opacity="100%" fo:language="pt" fo:country="BR" officeooo:rsid="0353c5e2" officeooo:paragraph-rsid="038ee439" fo:background-color="transparent"/>
    </style:style>
    <style:style style:name="P576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577" style:family="paragraph" style:parent-style-name="Standard">
      <style:text-properties fo:language="pt" fo:country="BR" officeooo:paragraph-rsid="0174ef1a"/>
    </style:style>
    <style:style style:name="P578" style:family="paragraph" style:parent-style-name="Standard">
      <loext:graphic-properties draw:fill="none"/>
      <style:paragraph-properties fo:margin-left="2.401cm" fo:margin-right="2.499cm" fo:text-align="start" style:justify-single-word="false" fo:text-indent="0cm" style:auto-text-indent="false" fo:background-color="transparent"/>
      <style:text-properties fo:color="#ff3333" loext:opacity="100%" fo:language="pt" fo:country="BR" officeooo:rsid="0353c5e2" officeooo:paragraph-rsid="038ee439" fo:background-color="transparent"/>
    </style:style>
    <style:style style:name="P579" style:family="paragraph" style:parent-style-name="Standard">
      <loext:graphic-properties draw:fill="none"/>
      <style:paragraph-properties fo:margin-left="2.401cm" fo:margin-right="2.499cm" fo:text-align="start" style:justify-single-word="false" fo:text-indent="0cm" style:auto-text-indent="false" fo:background-color="transparent"/>
      <style:text-properties fo:color="#ff3333" loext:opacity="100%" fo:language="pt" fo:country="BR" officeooo:rsid="039028c7" officeooo:paragraph-rsid="038ee439" fo:background-color="transparent" style:font-size-asian="10.5pt" style:text-rotation-angle="0" style:text-rotation-scale="line-height"/>
    </style:style>
    <style:style style:name="P580" style:family="paragraph" style:parent-style-name="Standard" style:master-page-name="">
      <loext:graphic-properties draw:fill="none"/>
      <style:paragraph-properties fo:margin-left="2.401cm" fo:margin-right="2.499cm" fo:text-align="start" style:justify-single-word="false" fo:text-indent="0cm" style:auto-text-indent="false" style:page-number="auto" fo:background-color="transparent"/>
      <style:text-properties fo:language="pt" fo:country="BR" officeooo:paragraph-rsid="038ee439"/>
    </style:style>
    <style:style style:name="P581" style:family="paragraph" style:parent-style-name="Standard" style:master-page-name="">
      <loext:graphic-properties draw:fill="none"/>
      <style:paragraph-properties fo:margin-left="0cm" fo:margin-right="2.499cm" fo:text-align="start" style:justify-single-word="false" fo:text-indent="0cm" style:auto-text-indent="false" style:page-number="auto" fo:background-color="transparent"/>
      <style:text-properties fo:language="pt" fo:country="BR" officeooo:paragraph-rsid="038ee439"/>
    </style:style>
    <style:style style:name="P582" style:family="paragraph" style:parent-style-name="Standard">
      <loext:graphic-properties draw:fill="none"/>
      <style:paragraph-properties fo:margin-left="0cm" fo:margin-right="2.499cm" fo:text-align="start" style:justify-single-word="false" fo:text-indent="0cm" style:auto-text-indent="false" fo:background-color="transparent"/>
      <style:text-properties fo:language="pt" fo:country="BR" officeooo:paragraph-rsid="038ee439"/>
    </style:style>
    <style:style style:name="P58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58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58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dfbe9"/>
    </style:style>
    <style:style style:name="P58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58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58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58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59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59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/>
    </style:style>
    <style:style style:name="P592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593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594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595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596" style:family="paragraph" style:parent-style-name="Table_20_Contents">
      <loext:graphic-properties draw:fill="none"/>
      <style:paragraph-properties fo:margin-left="2.401cm" fo:margin-right="2.499cm" fo:text-align="start" style:justify-single-word="false" fo:text-indent="0cm" style:auto-text-indent="false" fo:background-color="transparent"/>
      <style:text-properties fo:color="#ff3333" loext:opacity="100%" fo:language="pt" fo:country="BR" officeooo:rsid="0353c5e2" officeooo:paragraph-rsid="038ee439" fo:background-color="transparent"/>
    </style:style>
    <style:style style:name="P597" style:family="paragraph" style:parent-style-name="Table_20_Contents">
      <loext:graphic-properties draw:fill="none"/>
      <style:paragraph-properties fo:margin-left="2.401cm" fo:margin-right="2.499cm" fo:text-align="start" style:justify-single-word="false" fo:text-indent="0cm" style:auto-text-indent="false" fo:background-color="transparent"/>
      <style:text-properties fo:color="#ff3333" loext:opacity="100%" officeooo:paragraph-rsid="038ee439" fo:background-color="transparent"/>
    </style:style>
    <style:style style:name="P598" style:family="paragraph" style:parent-style-name="Table_20_Contents">
      <loext:graphic-properties draw:fill="none"/>
      <style:paragraph-properties fo:margin-left="0cm" fo:margin-right="2.499cm" fo:text-align="start" style:justify-single-word="false" fo:text-indent="0cm" style:auto-text-indent="false" fo:background-color="transparent"/>
      <style:text-properties fo:color="#ff3333" loext:opacity="100%" fo:language="pt" fo:country="BR" officeooo:rsid="0353c5e2" officeooo:paragraph-rsid="038ee439" fo:background-color="transparent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ee31"/>
    </style:style>
    <style:style style:name="T11" style:family="text">
      <style:text-properties style:text-position="super 58%"/>
    </style:style>
    <style:style style:name="T12" style:family="text">
      <style:text-properties officeooo:rsid="00360d29"/>
    </style:style>
    <style:style style:name="T13" style:family="text">
      <style:text-properties officeooo:rsid="003a4e18"/>
    </style:style>
    <style:style style:name="T14" style:family="text">
      <style:text-properties officeooo:rsid="003fb17a"/>
    </style:style>
    <style:style style:name="T15" style:family="text">
      <style:text-properties officeooo:rsid="00444dbe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22" style:family="text">
      <style:text-properties officeooo:rsid="0048be11"/>
    </style:style>
    <style:style style:name="T23" style:family="text">
      <style:text-properties officeooo:rsid="004a7e62"/>
    </style:style>
    <style:style style:name="T24" style:family="text">
      <style:text-properties officeooo:rsid="0062e1cc"/>
    </style:style>
    <style:style style:name="T25" style:family="text">
      <style:text-properties officeooo:rsid="0067deca"/>
    </style:style>
    <style:style style:name="T26" style:family="text">
      <style:text-properties officeooo:rsid="006b43e6"/>
    </style:style>
    <style:style style:name="T27" style:family="text">
      <style:text-properties officeooo:rsid="006cf78b"/>
    </style:style>
    <style:style style:name="T28" style:family="text">
      <style:text-properties officeooo:rsid="00868b38"/>
    </style:style>
    <style:style style:name="T29" style:family="text">
      <style:text-properties officeooo:rsid="008a5326"/>
    </style:style>
    <style:style style:name="T30" style:family="text">
      <style:text-properties officeooo:rsid="00a3787a"/>
    </style:style>
    <style:style style:name="T31" style:family="text">
      <style:text-properties officeooo:rsid="00b37a98"/>
    </style:style>
    <style:style style:name="T32" style:family="text">
      <style:text-properties officeooo:rsid="00b45e57"/>
    </style:style>
    <style:style style:name="T33" style:family="text">
      <style:text-properties officeooo:rsid="00b5babe"/>
    </style:style>
    <style:style style:name="T34" style:family="text">
      <style:text-properties officeooo:rsid="00b9a303"/>
    </style:style>
    <style:style style:name="T35" style:family="text">
      <style:text-properties officeooo:rsid="00bb926f"/>
    </style:style>
    <style:style style:name="T36" style:family="text">
      <style:text-properties officeooo:rsid="00bd029f"/>
    </style:style>
    <style:style style:name="T37" style:family="text">
      <style:text-properties officeooo:rsid="00bd7101"/>
    </style:style>
    <style:style style:name="T38" style:family="text">
      <style:text-properties officeooo:rsid="00c60cb8"/>
    </style:style>
    <style:style style:name="T39" style:family="text">
      <style:text-properties officeooo:rsid="00c96081"/>
    </style:style>
    <style:style style:name="T40" style:family="text">
      <style:text-properties officeooo:rsid="00cb199c"/>
    </style:style>
    <style:style style:name="T41" style:family="text">
      <style:text-properties officeooo:rsid="00cc0350"/>
    </style:style>
    <style:style style:name="T42" style:family="text">
      <style:text-properties officeooo:rsid="00ccc81f"/>
    </style:style>
    <style:style style:name="T43" style:family="text">
      <style:text-properties officeooo:rsid="00ce841e"/>
    </style:style>
    <style:style style:name="T44" style:family="text">
      <style:text-properties officeooo:rsid="00d00b70"/>
    </style:style>
    <style:style style:name="T45" style:family="text">
      <style:text-properties officeooo:rsid="00d03efe"/>
    </style:style>
    <style:style style:name="T46" style:family="text">
      <style:text-properties officeooo:rsid="00d96961"/>
    </style:style>
    <style:style style:name="T47" style:family="text">
      <style:text-properties officeooo:rsid="00dfb394"/>
    </style:style>
    <style:style style:name="T48" style:family="text">
      <style:text-properties officeooo:rsid="00f23989"/>
    </style:style>
    <style:style style:name="T49" style:family="text">
      <style:text-properties fo:color="#ff3333" loext:opacity="100%" fo:background-color="transparent" loext:char-shading-value="0"/>
    </style:style>
    <style:style style:name="T50" style:family="text">
      <style:text-properties fo:color="#ff3333" loext:opacity="100%" style:text-line-through-style="none" style:text-line-through-type="none" fo:background-color="transparent" loext:char-shading-value="0"/>
    </style:style>
    <style:style style:name="T51" style:family="text">
      <style:text-properties fo:color="#ff3333" loext:opacity="100%" style:text-line-through-style="none" style:text-line-through-type="none" officeooo:rsid="00f23989" fo:background-color="transparent" loext:char-shading-value="0"/>
    </style:style>
    <style:style style:name="T52" style:family="text">
      <style:text-properties fo:color="#ff3333" loext:opacity="100%" style:text-line-through-style="none" style:text-line-through-type="none" officeooo:rsid="0140b250" fo:background-color="transparent" loext:char-shading-value="0"/>
    </style:style>
    <style:style style:name="T53" style:family="text">
      <style:text-properties fo:color="#ff3333" loext:opacity="100%" style:text-line-through-style="none" style:text-line-through-type="none" officeooo:rsid="0396ec7a" fo:background-color="transparent" loext:char-shading-value="0"/>
    </style:style>
    <style:style style:name="T54" style:family="text">
      <style:text-properties fo:color="#ff3333" loext:opacity="100%" style:text-line-through-style="none" style:text-line-through-type="none" officeooo:rsid="00f23989"/>
    </style:style>
    <style:style style:name="T55" style:family="text">
      <style:text-properties fo:color="#ff3333" loext:opacity="100%" style:text-line-through-style="none" style:text-line-through-type="none" officeooo:rsid="0396ec7a"/>
    </style:style>
    <style:style style:name="T56" style:family="text">
      <style:text-properties fo:background-color="transparent" loext:char-shading-value="0"/>
    </style:style>
    <style:style style:name="T57" style:family="text">
      <style:text-properties officeooo:rsid="0314a160" fo:background-color="transparent" loext:char-shading-value="0"/>
    </style:style>
    <style:style style:name="T58" style:family="text">
      <style:text-properties officeooo:rsid="00f23989" fo:background-color="transparent" loext:char-shading-value="0"/>
    </style:style>
    <style:style style:name="T59" style:family="text">
      <style:text-properties officeooo:rsid="03877c5a" fo:background-color="transparent" loext:char-shading-value="0"/>
    </style:style>
    <style:style style:name="T60" style:family="text">
      <style:text-properties officeooo:rsid="00ff1367"/>
    </style:style>
    <style:style style:name="T61" style:family="text">
      <style:text-properties fo:font-weight="normal" officeooo:rsid="015638d5" style:font-weight-asian="normal" style:font-weight-complex="normal"/>
    </style:style>
    <style:style style:name="T62" style:family="text">
      <style:text-properties fo:font-weight="normal" officeooo:rsid="0156470e" style:font-weight-asian="normal" style:font-weight-complex="normal"/>
    </style:style>
    <style:style style:name="T63" style:family="text">
      <style:text-properties fo:font-weight="normal" officeooo:rsid="034d2d72" style:font-size-asian="10.5pt" style:font-weight-asian="normal" style:font-weight-complex="normal" style:text-rotation-angle="0" style:text-rotation-scale="line-height"/>
    </style:style>
    <style:style style:name="T64" style:family="text">
      <style:text-properties fo:font-weight="normal" officeooo:rsid="0356edd1" style:font-size-asian="10.5pt" style:font-weight-asian="normal" style:font-weight-complex="normal" style:text-rotation-angle="0" style:text-rotation-scale="line-height"/>
    </style:style>
    <style:style style:name="T65" style:family="text">
      <style:text-properties officeooo:rsid="0102e26a"/>
    </style:style>
    <style:style style:name="T66" style:family="text">
      <style:text-properties officeooo:rsid="010d94f1"/>
    </style:style>
    <style:style style:name="T67" style:family="text">
      <style:text-properties officeooo:rsid="00f5a976"/>
    </style:style>
    <style:style style:name="T68" style:family="text">
      <style:text-properties officeooo:rsid="011e07bc"/>
    </style:style>
    <style:style style:name="T69" style:family="text">
      <style:text-properties officeooo:rsid="012087cc"/>
    </style:style>
    <style:style style:name="T70" style:family="text">
      <style:text-properties officeooo:rsid="01237987"/>
    </style:style>
    <style:style style:name="T71" style:family="text">
      <style:text-properties officeooo:rsid="0125d95e"/>
    </style:style>
    <style:style style:name="T72" style:family="text">
      <style:text-properties officeooo:rsid="012c5455"/>
    </style:style>
    <style:style style:name="T73" style:family="text">
      <style:text-properties officeooo:rsid="00f6bf3a"/>
    </style:style>
    <style:style style:name="T74" style:family="text">
      <style:text-properties officeooo:rsid="006edeb6"/>
    </style:style>
    <style:style style:name="T75" style:family="text">
      <style:text-properties officeooo:rsid="01320d79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14b1ef" fo:background-color="#ffff00" loext:char-shading-value="0"/>
    </style:style>
    <style:style style:name="T78" style:family="text">
      <style:text-properties officeooo:rsid="00b37a98" fo:background-color="#ffff00" loext:char-shading-value="0"/>
    </style:style>
    <style:style style:name="T79" style:family="text">
      <style:text-properties officeooo:rsid="01e19d87" fo:background-color="#ffff00" loext:char-shading-value="0"/>
    </style:style>
    <style:style style:name="T80" style:family="text">
      <style:text-properties officeooo:rsid="02dcae5a" fo:background-color="#ffff00" loext:char-shading-value="0"/>
    </style:style>
    <style:style style:name="T81" style:family="text">
      <style:text-properties officeooo:rsid="02dd72e1" fo:background-color="#ffff00" loext:char-shading-value="0"/>
    </style:style>
    <style:style style:name="T82" style:family="text">
      <style:text-properties officeooo:rsid="004a7e62" fo:background-color="#ffff00" loext:char-shading-value="0"/>
    </style:style>
    <style:style style:name="T83" style:family="text">
      <style:text-properties officeooo:rsid="00dfb394" fo:background-color="#ffff00" loext:char-shading-value="0"/>
    </style:style>
    <style:style style:name="T84" style:family="text">
      <style:text-properties officeooo:rsid="003fb17a" fo:background-color="#ffff00" loext:char-shading-value="0"/>
    </style:style>
    <style:style style:name="T85" style:family="text">
      <style:text-properties officeooo:rsid="00360d29" fo:background-color="#ffff00" loext:char-shading-value="0"/>
    </style:style>
    <style:style style:name="T86" style:family="text">
      <style:text-properties officeooo:rsid="0003d36e" fo:background-color="#ffff00" loext:char-shading-value="0"/>
    </style:style>
    <style:style style:name="T87" style:family="text">
      <style:text-properties style:font-size-asian="10.5pt" style:text-rotation-angle="0" style:text-rotation-scale="line-height"/>
    </style:style>
    <style:style style:name="T88" style:family="text">
      <style:text-properties officeooo:rsid="02914288" style:font-size-asian="10.5pt" style:text-rotation-angle="0" style:text-rotation-scale="line-height"/>
    </style:style>
    <style:style style:name="T89" style:family="text">
      <style:text-properties officeooo:rsid="02ba8142" style:font-size-asian="10.5pt" style:text-rotation-angle="0" style:text-rotation-scale="line-height"/>
    </style:style>
    <style:style style:name="T90" style:family="text">
      <style:text-properties officeooo:rsid="0309600b" style:font-size-asian="10.5pt" style:text-rotation-angle="0" style:text-rotation-scale="line-height"/>
    </style:style>
    <style:style style:name="T91" style:family="text">
      <style:text-properties officeooo:rsid="02eac6e2" style:font-size-asian="10.5pt" style:text-rotation-angle="0" style:text-rotation-scale="line-height"/>
    </style:style>
    <style:style style:name="T92" style:family="text">
      <style:text-properties officeooo:rsid="02f0120e" style:font-size-asian="10.5pt" style:text-rotation-angle="0" style:text-rotation-scale="line-height"/>
    </style:style>
    <style:style style:name="T93" style:family="text">
      <style:text-properties officeooo:rsid="03349874" style:font-size-asian="10.5pt" style:text-rotation-angle="0" style:text-rotation-scale="line-height"/>
    </style:style>
    <style:style style:name="T94" style:family="text">
      <style:text-properties officeooo:rsid="033cca02" style:font-size-asian="10.5pt" style:text-rotation-angle="0" style:text-rotation-scale="line-height"/>
    </style:style>
    <style:style style:name="T95" style:family="text">
      <style:text-properties officeooo:rsid="034d2d72" style:font-size-asian="10.5pt" style:text-rotation-angle="0" style:text-rotation-scale="line-height"/>
    </style:style>
    <style:style style:name="T96" style:family="text">
      <style:text-properties officeooo:rsid="0356edd1" style:font-size-asian="10.5pt" style:text-rotation-angle="0" style:text-rotation-scale="line-height"/>
    </style:style>
    <style:style style:name="T97" style:family="text">
      <style:text-properties officeooo:rsid="01053225" style:font-size-asian="10.5pt" style:text-rotation-angle="0" style:text-rotation-scale="line-height"/>
    </style:style>
    <style:style style:name="T98" style:family="text">
      <style:text-properties officeooo:rsid="03584f1e" style:font-size-asian="10.5pt" style:text-rotation-angle="0" style:text-rotation-scale="line-height"/>
    </style:style>
    <style:style style:name="T99" style:family="text">
      <style:text-properties officeooo:rsid="0359ad4b" style:font-size-asian="10.5pt" style:text-rotation-angle="0" style:text-rotation-scale="line-height"/>
    </style:style>
    <style:style style:name="T100" style:family="text">
      <style:text-properties officeooo:rsid="03598d37" style:font-size-asian="10.5pt" style:text-rotation-angle="0" style:text-rotation-scale="line-height"/>
    </style:style>
    <style:style style:name="T101" style:family="text">
      <style:text-properties style:use-window-font-color="true" loext:opacity="0%"/>
    </style:style>
    <style:style style:name="T102" style:family="text">
      <style:text-properties style:use-window-font-color="true" loext:opacity="0%" officeooo:rsid="01de9e84"/>
    </style:style>
    <style:style style:name="T103" style:family="text">
      <style:text-properties style:use-window-font-color="true" loext:opacity="0%" officeooo:rsid="0041ac97"/>
    </style:style>
    <style:style style:name="T104" style:family="text">
      <style:text-properties style:use-window-font-color="true" loext:opacity="0%" style:text-line-through-style="none" style:text-line-through-type="none" fo:background-color="transparent" loext:char-shading-value="0"/>
    </style:style>
    <style:style style:name="T105" style:family="text">
      <style:text-properties style:use-window-font-color="true" loext:opacity="0%" style:text-line-through-style="none" style:text-line-through-type="none" officeooo:rsid="035fbe09" fo:background-color="transparent" loext:char-shading-value="0"/>
    </style:style>
    <style:style style:name="T106" style:family="text">
      <style:text-properties fo:background-color="#ffffff" loext:char-shading-value="0"/>
    </style:style>
    <style:style style:name="T107" style:family="text">
      <style:text-properties officeooo:rsid="01e85549" fo:background-color="#ffffff" loext:char-shading-value="0"/>
    </style:style>
    <style:style style:name="T108" style:family="text">
      <style:text-properties officeooo:rsid="01bc64ae"/>
    </style:style>
    <style:style style:name="T109" style:family="text">
      <style:text-properties officeooo:rsid="01db4e56"/>
    </style:style>
    <style:style style:name="T110" style:family="text">
      <style:text-properties officeooo:rsid="01dcd5c1"/>
    </style:style>
    <style:style style:name="T111" style:family="text">
      <style:text-properties officeooo:rsid="01e31d18"/>
    </style:style>
    <style:style style:name="T112" style:family="text">
      <style:text-properties officeooo:rsid="01e85549"/>
    </style:style>
    <style:style style:name="T113" style:family="text">
      <style:text-properties officeooo:rsid="01fc27bb"/>
    </style:style>
    <style:style style:name="T114" style:family="text">
      <style:text-properties fo:language="pt" fo:country="BR" officeooo:rsid="011c9e96" fo:background-color="transparent" loext:char-shading-value="0"/>
    </style:style>
    <style:style style:name="T115" style:family="text">
      <style:text-properties fo:language="pt" fo:country="BR" officeooo:rsid="02d13db1" fo:background-color="transparent" loext:char-shading-value="0"/>
    </style:style>
    <style:style style:name="T116" style:family="text">
      <style:text-properties fo:language="pt" fo:country="BR" officeooo:rsid="011c9e96" fo:background-color="transparent" loext:char-shading-value="0" style:font-size-asian="10.5pt" style:text-rotation-angle="0" style:text-rotation-scale="line-height"/>
    </style:style>
    <style:style style:name="T117" style:family="text">
      <style:text-properties fo:language="pt" fo:country="BR" officeooo:rsid="004ecc5f"/>
    </style:style>
    <style:style style:name="T118" style:family="text">
      <style:text-properties fo:language="pt" fo:country="BR" officeooo:rsid="02699531"/>
    </style:style>
    <style:style style:name="T119" style:family="text">
      <style:text-properties fo:language="pt" fo:country="BR" officeooo:rsid="02699531" style:font-size-asian="10.5pt" style:text-rotation-angle="0" style:text-rotation-scale="line-height"/>
    </style:style>
    <style:style style:name="T120" style:family="text">
      <style:text-properties fo:language="pt" fo:country="BR" officeooo:rsid="026d073a" style:font-size-asian="10.5pt" style:text-rotation-angle="0" style:text-rotation-scale="line-height"/>
    </style:style>
    <style:style style:name="T121" style:family="text">
      <style:text-properties fo:language="pt" fo:country="BR" officeooo:rsid="02b44896" style:font-size-asian="10.5pt" style:text-rotation-angle="0" style:text-rotation-scale="line-height"/>
    </style:style>
    <style:style style:name="T122" style:family="text">
      <style:text-properties fo:language="pt" fo:country="BR" officeooo:rsid="0286a75b" style:font-size-asian="10.5pt" style:text-rotation-angle="0" style:text-rotation-scale="line-height"/>
    </style:style>
    <style:style style:name="T123" style:family="text">
      <style:text-properties fo:language="pt" fo:country="BR" officeooo:rsid="02b8fb1c" style:font-size-asian="10.5pt" style:text-rotation-angle="0" style:text-rotation-scale="line-height"/>
    </style:style>
    <style:style style:name="T124" style:family="text">
      <style:text-properties fo:language="pt" fo:country="BR" officeooo:rsid="004ecc5f" style:font-size-asian="10.5pt" style:text-rotation-angle="0" style:text-rotation-scale="line-height"/>
    </style:style>
    <style:style style:name="T125" style:family="text">
      <style:text-properties fo:language="pt" fo:country="BR" officeooo:rsid="02914288" style:font-size-asian="10.5pt" style:text-rotation-angle="0" style:text-rotation-scale="line-height"/>
    </style:style>
    <style:style style:name="T126" style:family="text">
      <style:text-properties fo:language="pt" fo:country="BR" officeooo:rsid="02ba8142" style:font-size-asian="10.5pt" style:text-rotation-angle="0" style:text-rotation-scale="line-height"/>
    </style:style>
    <style:style style:name="T127" style:family="text">
      <style:text-properties fo:language="pt" fo:country="BR" officeooo:rsid="02d2d188" style:font-size-asian="10.5pt" style:text-rotation-angle="0" style:text-rotation-scale="line-height"/>
    </style:style>
    <style:style style:name="T128" style:family="text">
      <style:text-properties fo:language="pt" fo:country="BR" officeooo:rsid="026b5dfd" style:font-size-asian="10.5pt" style:text-rotation-angle="0" style:text-rotation-scale="line-height"/>
    </style:style>
    <style:style style:name="T129" style:family="text">
      <style:text-properties fo:language="pt" fo:country="BR" officeooo:rsid="03286aba" style:font-size-asian="10.5pt" style:text-rotation-angle="0" style:text-rotation-scale="line-height"/>
    </style:style>
    <style:style style:name="T130" style:family="text">
      <style:text-properties fo:language="pt" fo:country="BR" officeooo:rsid="026b5dfd"/>
    </style:style>
    <style:style style:name="T131" style:family="text">
      <style:text-properties fo:language="pt" fo:country="BR" officeooo:rsid="026d073a"/>
    </style:style>
    <style:style style:name="T132" style:family="text">
      <style:text-properties fo:language="pt" fo:country="BR" officeooo:rsid="02664e96"/>
    </style:style>
    <style:style style:name="T133" style:family="text">
      <style:text-properties fo:language="pt" fo:country="BR" officeooo:rsid="0286a75b"/>
    </style:style>
    <style:style style:name="T134" style:family="text">
      <style:text-properties fo:language="pt" fo:country="BR" officeooo:rsid="02914288"/>
    </style:style>
    <style:style style:name="T135" style:family="text">
      <style:text-properties fo:language="pt" fo:country="BR" officeooo:rsid="02d2d188"/>
    </style:style>
    <style:style style:name="T136" style:family="text">
      <style:text-properties fo:language="pt" fo:country="BR" officeooo:rsid="006cf78b"/>
    </style:style>
    <style:style style:name="T137" style:family="text">
      <style:text-properties fo:language="pt" fo:country="BR" officeooo:rsid="0323aa0b"/>
    </style:style>
    <style:style style:name="T138" style:family="text">
      <style:text-properties fo:language="pt" fo:country="BR" officeooo:rsid="00f23989"/>
    </style:style>
    <style:style style:name="T139" style:family="text">
      <style:text-properties officeooo:rsid="0210a474"/>
    </style:style>
    <style:style style:name="T140" style:family="text">
      <style:text-properties officeooo:rsid="0217dc03"/>
    </style:style>
    <style:style style:name="T141" style:family="text">
      <style:text-properties officeooo:rsid="0218e494"/>
    </style:style>
    <style:style style:name="T142" style:family="text">
      <style:text-properties officeooo:rsid="021abc4c"/>
    </style:style>
    <style:style style:name="T143" style:family="text">
      <style:text-properties officeooo:rsid="02254681"/>
    </style:style>
    <style:style style:name="T144" style:family="text">
      <style:text-properties officeooo:rsid="0226b79b"/>
    </style:style>
    <style:style style:name="T145" style:family="text">
      <style:text-properties officeooo:rsid="02312402"/>
    </style:style>
    <style:style style:name="T146" style:family="text">
      <style:text-properties officeooo:rsid="0238c358"/>
    </style:style>
    <style:style style:name="T147" style:family="text">
      <style:text-properties officeooo:rsid="0243b0c7"/>
    </style:style>
    <style:style style:name="T148" style:family="text">
      <style:text-properties officeooo:rsid="024655ad"/>
    </style:style>
    <style:style style:name="T149" style:family="text">
      <style:text-properties officeooo:rsid="02535bb0"/>
    </style:style>
    <style:style style:name="T150" style:family="text">
      <style:text-properties officeooo:rsid="025800ae"/>
    </style:style>
    <style:style style:name="T151" style:family="text">
      <style:text-properties officeooo:rsid="0259f64c"/>
    </style:style>
    <style:style style:name="T152" style:family="text">
      <style:text-properties officeooo:rsid="025b2f97"/>
    </style:style>
    <style:style style:name="T153" style:family="text">
      <style:text-properties officeooo:rsid="025b30d7"/>
    </style:style>
    <style:style style:name="T154" style:family="text">
      <style:text-properties officeooo:rsid="025c7b8e"/>
    </style:style>
    <style:style style:name="T155" style:family="text">
      <style:text-properties officeooo:rsid="025cbfb0"/>
    </style:style>
    <style:style style:name="T156" style:family="text">
      <style:text-properties officeooo:rsid="025e78b5"/>
    </style:style>
    <style:style style:name="T157" style:family="text">
      <style:text-properties officeooo:rsid="025ff4db"/>
    </style:style>
    <style:style style:name="T158" style:family="text">
      <style:text-properties officeooo:rsid="02664e96"/>
    </style:style>
    <style:style style:name="T159" style:family="text">
      <style:text-properties officeooo:rsid="026edbd9"/>
    </style:style>
    <style:style style:name="T160" style:family="text">
      <style:text-properties officeooo:rsid="027131bc"/>
    </style:style>
    <style:style style:name="T161" style:family="text">
      <style:text-properties officeooo:rsid="02777696"/>
    </style:style>
    <style:style style:name="T162" style:family="text">
      <style:text-properties officeooo:rsid="02793d37"/>
    </style:style>
    <style:style style:name="T163" style:family="text">
      <style:text-properties officeooo:rsid="0279cc48"/>
    </style:style>
    <style:style style:name="T164" style:family="text">
      <style:text-properties officeooo:rsid="027a3ce9"/>
    </style:style>
    <style:style style:name="T165" style:family="text">
      <style:text-properties officeooo:rsid="027dd930"/>
    </style:style>
    <style:style style:name="T166" style:family="text">
      <style:text-properties officeooo:rsid="028272ec"/>
    </style:style>
    <style:style style:name="T167" style:family="text">
      <style:text-properties officeooo:rsid="0283e4a9"/>
    </style:style>
    <style:style style:name="T168" style:family="text">
      <style:text-properties officeooo:rsid="02840829"/>
    </style:style>
    <style:style style:name="T169" style:family="text">
      <style:text-properties officeooo:rsid="02859a90"/>
    </style:style>
    <style:style style:name="T170" style:family="text">
      <style:text-properties officeooo:rsid="028737e7"/>
    </style:style>
    <style:style style:name="T171" style:family="text">
      <style:text-properties officeooo:rsid="02874339"/>
    </style:style>
    <style:style style:name="T172" style:family="text">
      <style:text-properties officeooo:rsid="028800f4"/>
    </style:style>
    <style:style style:name="T173" style:family="text">
      <style:text-properties officeooo:rsid="02899a4d"/>
    </style:style>
    <style:style style:name="T174" style:family="text">
      <style:text-properties officeooo:rsid="028dfbe9"/>
    </style:style>
    <style:style style:name="T175" style:family="text">
      <style:text-properties officeooo:rsid="02914288"/>
    </style:style>
    <style:style style:name="T176" style:family="text">
      <style:text-properties officeooo:rsid="029a23b5"/>
    </style:style>
    <style:style style:name="T177" style:family="text">
      <style:text-properties officeooo:rsid="029e7db5"/>
    </style:style>
    <style:style style:name="T178" style:family="text">
      <style:text-properties officeooo:rsid="02b44896"/>
    </style:style>
    <style:style style:name="T179" style:family="text">
      <style:text-properties officeooo:rsid="02b4bca4"/>
    </style:style>
    <style:style style:name="T180" style:family="text">
      <style:text-properties officeooo:rsid="02b72786"/>
    </style:style>
    <style:style style:name="T181" style:family="text">
      <style:text-properties officeooo:rsid="02d13db1"/>
    </style:style>
    <style:style style:name="T182" style:family="text">
      <style:text-properties officeooo:rsid="02d2d188"/>
    </style:style>
    <style:style style:name="T183" style:family="text">
      <style:text-properties officeooo:rsid="02dd16c2"/>
    </style:style>
    <style:style style:name="T184" style:family="text">
      <style:text-properties officeooo:rsid="02e06512"/>
    </style:style>
    <style:style style:name="T185" style:family="text">
      <style:text-properties officeooo:rsid="02e1af0d"/>
    </style:style>
    <style:style style:name="T186" style:family="text">
      <style:text-properties officeooo:rsid="02e47747"/>
    </style:style>
    <style:style style:name="T187" style:family="text">
      <style:text-properties officeooo:rsid="02ed572c"/>
    </style:style>
    <style:style style:name="T188" style:family="text">
      <style:text-properties officeooo:rsid="02f35b56"/>
    </style:style>
    <style:style style:name="T189" style:family="text">
      <style:text-properties officeooo:rsid="02f88dc1"/>
    </style:style>
    <style:style style:name="T190" style:family="text">
      <style:text-properties officeooo:rsid="02e7874b"/>
    </style:style>
    <style:style style:name="T191" style:family="text">
      <style:text-properties officeooo:rsid="02dffc8c"/>
    </style:style>
    <style:style style:name="T192" style:family="text">
      <style:text-properties officeooo:rsid="0302e678"/>
    </style:style>
    <style:style style:name="T193" style:family="text">
      <style:text-properties officeooo:rsid="0305e97b"/>
    </style:style>
    <style:style style:name="T194" style:family="text">
      <style:text-properties officeooo:rsid="03088ad8"/>
    </style:style>
    <style:style style:name="T195" style:family="text">
      <style:text-properties officeooo:rsid="030942a9"/>
    </style:style>
    <style:style style:name="T196" style:family="text">
      <style:text-properties officeooo:rsid="03058ec3"/>
    </style:style>
    <style:style style:name="T197" style:family="text">
      <style:text-properties officeooo:rsid="03093cd3"/>
    </style:style>
    <style:style style:name="T198" style:family="text">
      <style:text-properties officeooo:rsid="030d2596"/>
    </style:style>
    <style:style style:name="T199" style:family="text">
      <style:text-properties officeooo:rsid="031237ad"/>
    </style:style>
    <style:style style:name="T200" style:family="text">
      <style:text-properties officeooo:rsid="0314a160"/>
    </style:style>
    <style:style style:name="T201" style:family="text">
      <style:text-properties officeooo:rsid="02e33f41"/>
    </style:style>
    <style:style style:name="T202" style:family="text">
      <style:text-properties officeooo:rsid="02e17bf5"/>
    </style:style>
    <style:style style:name="T203" style:family="text">
      <style:text-properties officeooo:rsid="031cd901"/>
    </style:style>
    <style:style style:name="T204" style:family="text">
      <style:text-properties officeooo:rsid="031e5e10"/>
    </style:style>
    <style:style style:name="T205" style:family="text">
      <style:text-properties officeooo:rsid="031ebf8a"/>
    </style:style>
    <style:style style:name="T206" style:family="text">
      <style:text-properties officeooo:rsid="031fe0ef"/>
    </style:style>
    <style:style style:name="T207" style:family="text">
      <style:text-properties officeooo:rsid="0320aa69"/>
    </style:style>
    <style:style style:name="T208" style:family="text">
      <style:text-properties officeooo:rsid="0323aa0b"/>
    </style:style>
    <style:style style:name="T209" style:family="text">
      <style:text-properties officeooo:rsid="03251389"/>
    </style:style>
    <style:style style:name="T210" style:family="text">
      <style:text-properties officeooo:rsid="03263c4e"/>
    </style:style>
    <style:style style:name="T211" style:family="text">
      <style:text-properties officeooo:rsid="02f0120e"/>
    </style:style>
    <style:style style:name="T212" style:family="text">
      <style:text-properties officeooo:rsid="03119f5b"/>
    </style:style>
    <style:style style:name="T213" style:family="text">
      <style:text-properties officeooo:rsid="030fdc88"/>
    </style:style>
    <style:style style:name="T214" style:family="text">
      <style:text-properties officeooo:rsid="031c8c29"/>
    </style:style>
    <style:style style:name="T215" style:family="text">
      <style:text-properties officeooo:rsid="033b2abe"/>
    </style:style>
    <style:style style:name="T216" style:family="text">
      <style:text-properties officeooo:rsid="0344df1a"/>
    </style:style>
    <style:style style:name="T217" style:family="text">
      <style:text-properties officeooo:rsid="0345f7e2"/>
    </style:style>
    <style:style style:name="T218" style:family="text">
      <style:text-properties officeooo:rsid="034780a6"/>
    </style:style>
    <style:style style:name="T219" style:family="text">
      <style:text-properties officeooo:rsid="034a3df2"/>
    </style:style>
    <style:style style:name="T220" style:family="text">
      <style:text-properties officeooo:rsid="034d2d72"/>
    </style:style>
    <style:style style:name="T221" style:family="text">
      <style:text-properties officeooo:rsid="0356edd1"/>
    </style:style>
    <style:style style:name="T222" style:family="text">
      <style:text-properties officeooo:rsid="035fbe09"/>
    </style:style>
    <style:style style:name="T223" style:family="text">
      <style:text-properties officeooo:rsid="036224a1"/>
    </style:style>
    <style:style style:name="T224" style:family="text">
      <style:text-properties officeooo:rsid="0363e1a7"/>
    </style:style>
    <style:style style:name="T225" style:family="text">
      <style:text-properties officeooo:rsid="03668df4"/>
    </style:style>
    <style:style style:name="T226" style:family="text">
      <style:text-properties officeooo:rsid="036baebc"/>
    </style:style>
    <style:style style:name="T227" style:family="text">
      <style:text-properties officeooo:rsid="03710dbc"/>
    </style:style>
    <style:style style:name="T228" style:family="text">
      <style:text-properties officeooo:rsid="0374376f"/>
    </style:style>
    <style:style style:name="T229" style:family="text">
      <style:text-properties officeooo:rsid="0383f110"/>
    </style:style>
    <style:style style:name="T230" style:family="text">
      <style:text-properties officeooo:rsid="0387f6f4"/>
    </style:style>
    <style:style style:name="T231" style:family="text">
      <style:text-properties fo:color="#000000" loext:opacity="100%" fo:background-color="transparent" loext:char-shading-value="0" style:font-size-asian="10.5pt" style:text-rotation-angle="0" style:text-rotation-scale="line-height"/>
    </style:style>
    <style:style style:name="T232" style:family="text">
      <style:text-properties fo:color="#000000" loext:opacity="100%" officeooo:rsid="01053225" fo:background-color="transparent" loext:char-shading-value="0"/>
    </style:style>
    <style:style style:name="T233" style:family="text">
      <style:text-properties officeooo:rsid="03886e1a"/>
    </style:style>
    <style:style style:name="T234" style:family="text">
      <style:text-properties officeooo:rsid="034fcdd7"/>
    </style:style>
    <style:style style:name="T235" style:family="text">
      <style:text-properties officeooo:rsid="034be2a3"/>
    </style:style>
    <style:style style:name="T236" style:family="text">
      <style:text-properties officeooo:rsid="039028c7"/>
    </style:style>
    <style:style style:name="T237" style:family="text">
      <style:text-properties officeooo:rsid="03923457"/>
    </style:style>
    <style:style style:name="T238" style:family="text">
      <style:text-properties officeooo:rsid="039bfc03"/>
    </style:style>
    <style:style style:name="T239" style:family="text">
      <style:text-properties officeooo:rsid="039d8188"/>
    </style:style>
    <style:style style:name="T240" style:family="text">
      <style:text-properties fo:color="#ce9178" loext:opacity="100%" style:font-name="Consolas" fo:font-size="10.5pt" fo:font-weight="normal" fo:background-color="#1e1e1e" loext:char-shading-value="0"/>
    </style:style>
    <style:style style:name="T241" style:family="text">
      <style:text-properties officeooo:rsid="03598d37"/>
    </style:style>
  </office:automatic-styles>
  <office:body>
    <office:text>
      <office:forms form:automatic-focus="false" form:apply-design-mode="false"/>
      <text:tracked-changes text:track-changes="false">
        <text:changed-region xml:id="ct1707369929616" text:id="ct1707369929616">
          <text:deletion>
            <office:change-info>
              <dc:creator>Autor desconhecido</dc:creator>
              <dc:date>2022-06-28T09:27:15</dc:date>
            </office:change-info>
            <text:p text:style-name="P346"/>
            <text:p text:style-name="P356"/>
          </text:deletion>
        </text:changed-region>
        <text:changed-region xml:id="ct1707369926976" text:id="ct1707369926976">
          <text:deletion>
            <office:change-info>
              <dc:creator>Autor desconhecido</dc:creator>
              <dc:date>2022-06-28T09:26:44</dc:date>
            </office:change-info>
            <text:p text:style-name="P356">Edificação genérica</text:p>
          </text:deletion>
        </text:changed-region>
        <text:changed-region xml:id="ct1707369931536" text:id="ct1707369931536">
          <text:deletion>
            <office:change-info>
              <dc:creator>Autor desconhecido</dc:creator>
              <dc:date>2022-06-28T09:27:14</dc:date>
            </office:change-info>
            <text:p text:style-name="P356"><text:s/>-</text:p>
          </text:deletion>
        </text:changed-region>
        <text:changed-region xml:id="ct1707369921696" text:id="ct1707369921696">
          <text:deletion>
            <office:change-info>
              <dc:creator>Autor desconhecido</dc:creator>
              <dc:date>2022-06-28T09:26:54</dc:date>
            </office:change-info>
            <text:p text:style-name="P356">0</text:p>
          </text:deletion>
        </text:changed-region>
        <text:changed-region xml:id="ct1707369923136" text:id="ct1707369923136">
          <text:deletion>
            <office:change-info>
              <dc:creator>Autor desconhecido</dc:creator>
              <dc:date>2022-06-28T09:30:10</dc:date>
            </office:change-info>
            <text:p text:style-name="P356"/>
            <text:p text:style-name="P356"/>
          </text:deletion>
        </text:changed-region>
        <text:changed-region xml:id="ct1707369927936" text:id="ct1707369927936">
          <text:insertion>
            <office:change-info>
              <dc:creator>Autor desconhecido</dc:creator>
              <dc:date>2022-06-28T09:28:07</dc:date>
            </office:change-info>
          </text:insertion>
        </text:changed-region>
        <text:changed-region xml:id="ct1707369927696" text:id="ct1707369927696">
          <text:insertion>
            <office:change-info>
              <dc:creator>Autor desconhecido</dc:creator>
              <dc:date>2022-06-28T09:30:17</dc:date>
            </office:change-info>
          </text:insertion>
        </text:changed-region>
        <text:changed-region xml:id="ct1707369919056" text:id="ct1707369919056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1707369924336" text:id="ct1707369924336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1707369927456" text:id="ct1707369927456">
          <text:insertion>
            <office:change-info>
              <dc:creator>Autor desconhecido</dc:creator>
              <dc:date>2022-06-28T09:33:08</dc:date>
            </office:change-info>
          </text:insertion>
        </text:changed-region>
        <text:changed-region xml:id="ct1707369922416" text:id="ct1707369922416">
          <text:insertion>
            <office:change-info>
              <dc:creator>Autor desconhecido</dc:creator>
              <dc:date>2022-06-28T09:33:16</dc:date>
            </office:change-info>
          </text:insertion>
        </text:changed-region>
        <text:changed-region xml:id="ct1707369926496" text:id="ct1707369926496">
          <text:deletion>
            <office:change-info>
              <dc:creator>Autor desconhecido</dc:creator>
              <dc:date>2022-06-28T09:33:15</dc:date>
            </office:change-info>
            <text:p text:style-name="P357"><text:span text:style-name="T174">0</text:span></text:p>
          </text:deletion>
        </text:changed-region>
        <text:changed-region xml:id="ct1707369925536" text:id="ct1707369925536">
          <text:insertion>
            <office:change-info>
              <dc:creator>Autor desconhecido</dc:creator>
              <dc:date>2022-06-28T09:33:56</dc:date>
            </office:change-info>
          </text:insertion>
        </text:changed-region>
        <text:changed-region xml:id="ct1707369919296" text:id="ct1707369919296">
          <text:deletion>
            <office:change-info>
              <dc:creator>Autor desconhecido</dc:creator>
              <dc:date>2022-06-28T09:33:56</dc:date>
            </office:change-info>
            <text:p text:style-name="P585"><text:span text:style-name="T174">1</text:span></text:p>
          </text:deletion>
        </text:changed-region>
        <text:changed-region xml:id="ct1707369923376" text:id="ct1707369923376">
          <text:deletion>
            <office:change-info>
              <dc:creator>Autor desconhecido</dc:creator>
              <dc:date>2022-06-28T09:34:00</dc:date>
            </office:change-info>
            <text:p text:style-name="P585"/>
            <text:p text:style-name="P585"/>
          </text:deletion>
        </text:changed-region>
        <text:changed-region xml:id="ct1707369928416" text:id="ct1707369928416">
          <text:deletion>
            <office:change-info>
              <dc:creator>Autor desconhecido</dc:creator>
              <dc:date>2022-06-28T09:33:59</dc:date>
            </office:change-info>
            <text:p text:style-name="P585">Pub Civ - <text:span text:style-name="T174">Fundação</text:span> -13<text:span text:style-name="T174">12</text:span></text:p>
            <text:p text:style-name="P585">Pub Civ - <text:span text:style-name="T174">Procuradoria</text:span> -13<text:span text:style-name="T174">13</text:span></text:p>
            <text:p text:style-name="P585">Pub Civ - <text:span text:style-name="T174">Autarquia</text:span> -13<text:span text:style-name="T174">14</text:span></text:p>
          </text:deletion>
        </text:changed-region>
        <text:changed-region xml:id="ct1707369928896" text:id="ct1707369928896">
          <text:insertion>
            <office:change-info>
              <dc:creator>Autor desconhecido</dc:creator>
              <dc:date>2022-06-28T09:38:02</dc:date>
            </office:change-info>
          </text:insertion>
        </text:changed-region>
        <text:changed-region xml:id="ct1707369926016" text:id="ct1707369926016">
          <text:insertion>
            <office:change-info>
              <dc:creator>Autor desconhecido</dc:creator>
              <dc:date>2022-06-28T09:38:19</dc:date>
            </office:change-info>
          </text:insertion>
        </text:changed-region>
        <text:changed-region xml:id="ct1707369924576" text:id="ct1707369924576">
          <text:deletion>
            <office:change-info>
              <dc:creator>Autor desconhecido</dc:creator>
              <dc:date>2022-06-28T09:38:00</dc:date>
            </office:change-info>
            <text:p text:style-name="P346"/>
            <text:p text:style-name="P346">Pub Mil - Hotel de trânsito -1717</text:p>
          </text:deletion>
        </text:changed-region>
        <text:changed-region xml:id="ct1707369929136" text:id="ct1707369929136">
          <text:insertion>
            <office:change-info>
              <dc:creator>Autor desconhecido</dc:creator>
              <dc:date>2022-06-28T09:38:36</dc:date>
            </office:change-info>
          </text:insertion>
        </text:changed-region>
        <text:changed-region xml:id="ct1707369926736" text:id="ct1707369926736">
          <text:insertion>
            <office:change-info>
              <dc:creator>Autor desconhecido</dc:creator>
              <dc:date>2022-06-28T09:39:18</dc:date>
            </office:change-info>
          </text:insertion>
        </text:changed-region>
        <text:changed-region xml:id="ct1707369928656" text:id="ct1707369928656">
          <text:deletion>
            <office:change-info>
              <dc:creator>Autor desconhecido</dc:creator>
              <dc:date>2022-06-28T09:40:04</dc:date>
            </office:change-info>
            <text:p text:style-name="P358">Posto Fisc – Fiscalização -1911</text:p>
          </text:deletion>
        </text:changed-region>
        <text:changed-region xml:id="ct1707369929376" text:id="ct1707369929376">
          <text:deletion>
            <office:change-info>
              <dc:creator>Autor desconhecido</dc:creator>
              <dc:date>2022-06-28T09:39:21</dc:date>
            </office:change-info>
            <text:p text:style-name="P358"/>
            <text:p text:style-name="P358">Posto Fisc - Tributação -1910</text:p>
          </text:deletion>
        </text:changed-region>
        <text:changed-region xml:id="ct1707369919536" text:id="ct1707369919536">
          <text:insertion>
            <office:change-info>
              <dc:creator>Autor desconhecido</dc:creator>
              <dc:date>2022-06-28T09:40:09</dc:date>
            </office:change-info>
          </text:insertion>
        </text:changed-region>
        <text:changed-region xml:id="ct1707369922896" text:id="ct1707369922896">
          <text:deletion>
            <office:change-info>
              <dc:creator>Autor desconhecido</dc:creator>
              <dc:date>2022-06-28T09:40:08</dc:date>
            </office:change-info>
            <text:p text:style-name="P353"><text:span text:style-name="T169">2</text:span></text:p>
          </text:deletion>
        </text:changed-region>
        <text:changed-region xml:id="ct1707369930096" text:id="ct1707369930096">
          <text:insertion>
            <office:change-info>
              <dc:creator>Autor desconhecido</dc:creator>
              <dc:date>2022-06-28T09:40:13</dc:date>
            </office:change-info>
          </text:insertion>
        </text:changed-region>
        <text:changed-region xml:id="ct1707369930336" text:id="ct1707369930336">
          <text:insertion>
            <office:change-info>
              <dc:creator>Autor desconhecido</dc:creator>
              <dc:date>2022-06-28T09:40:52</dc:date>
            </office:change-info>
          </text:insertion>
        </text:changed-region>
        <text:changed-region xml:id="ct1707369931056" text:id="ct1707369931056">
          <text:deletion>
            <office:change-info>
              <dc:creator>Autor desconhecido</dc:creator>
              <dc:date>2022-06-28T09:40:57</dc:date>
            </office:change-info>
            <text:p text:style-name="P358">Sau - Atendimento a urgência e emergências (pronto socorro) -2027</text:p>
          </text:deletion>
        </text:changed-region>
        <text:changed-region xml:id="ct1707369923616" text:id="ct1707369923616">
          <text:insertion>
            <office:change-info>
              <dc:creator>Autor desconhecido</dc:creator>
              <dc:date>2022-06-28T09:41:04</dc:date>
            </office:change-info>
          </text:insertion>
        </text:changed-region>
        <text:changed-region xml:id="ct1707369920016" text:id="ct1707369920016">
          <text:deletion>
            <office:change-info>
              <dc:creator>Autor desconhecido</dc:creator>
              <dc:date>2022-06-28T09:40:50</dc:date>
            </office:change-info>
            <text:p text:style-name="P351">Sau - Atendimento hospitalar -2025</text:p>
            <text:p text:style-name="P346">Sau - Atendimento hospitalar especializado -2026</text:p>
            <text:p text:style-name="P351"><text:span text:style-name="T76"/></text:p>
          </text:deletion>
        </text:changed-region>
        <text:changed-region xml:id="ct1707369920256" text:id="ct1707369920256">
          <text:deletion>
            <office:change-info>
              <dc:creator>Autor desconhecido</dc:creator>
              <dc:date>2022-06-28T09:41:05</dc:date>
            </office:change-info>
            <text:p text:style-name="P351"><text:span text:style-name="T77"/></text:p>
            <text:p text:style-name="P351">Sau - Serviços de complementação diagnóstica ou terapêutica -2029</text:p>
          </text:deletion>
        </text:changed-region>
        <text:changed-region xml:id="ct1707369930576" text:id="ct1707369930576">
          <text:insertion>
            <office:change-info>
              <dc:creator>Autor desconhecido</dc:creator>
              <dc:date>2022-06-28T09:41:56</dc:date>
            </office:change-info>
          </text:insertion>
        </text:changed-region>
        <text:changed-region xml:id="ct1707369920496" text:id="ct1707369920496">
          <text:insertion>
            <office:change-info>
              <dc:creator>Autor desconhecido</dc:creator>
              <dc:date>2022-06-28T09:42:06</dc:date>
            </office:change-info>
          </text:insertion>
        </text:changed-region>
        <text:changed-region xml:id="ct1707369930816" text:id="ct1707369930816">
          <text:deletion>
            <office:change-info>
              <dc:creator>Autor desconhecido</dc:creator>
              <dc:date>2022-06-28T09:42:16</dc:date>
            </office:change-info>
            <text:p text:style-name="P358">Rod - <text:span text:style-name="T44">Outros</text:span> -22<text:span text:style-name="T44">98</text:span></text:p>
          </text:deletion>
        </text:changed-region>
        <text:changed-region xml:id="ct1707369931776" text:id="ct1707369931776">
          <text:deletion>
            <office:change-info>
              <dc:creator>Autor desconhecido</dc:creator>
              <dc:date>2022-06-28T09:42:57</dc:date>
            </office:change-info>
            <text:p text:style-name="P346"/>
            <text:p text:style-name="P346"/>
          </text:deletion>
        </text:changed-region>
        <text:changed-region xml:id="ct1707369926256" text:id="ct1707369926256">
          <text:deletion>
            <office:change-info>
              <dc:creator>Autor desconhecido</dc:creator>
              <dc:date>2022-06-28T09:41:53</dc:date>
            </office:change-info>
            <text:p text:style-name="P346">Rod - Terminal interestadual -2208 <text:span text:style-name="T66">(*)</text:span></text:p>
          </text:deletion>
        </text:changed-region>
        <text:changed-region xml:id="ct1707369924096" text:id="ct1707369924096">
          <text:deletion>
            <office:change-info>
              <dc:creator>Autor desconhecido</dc:creator>
              <dc:date>2022-06-28T09:42:56</dc:date>
            </office:change-info>
            <text:p text:style-name="P346"/>
            <text:p text:style-name="P346">Rod - Terminal urbano -2209 <text:span text:style-name="T66">(*)</text:span></text:p>
            <text:p text:style-name="P346">Rod - <text:span text:style-name="T172">Administração</text:span> -22<text:span text:style-name="T172">14</text:span></text:p>
          </text:deletion>
        </text:changed-region>
        <text:changed-region xml:id="ct1707369921456" text:id="ct1707369921456">
          <text:insertion>
            <office:change-info>
              <dc:creator>Autor desconhecido</dc:creator>
              <dc:date>2022-06-28T09:42:19</dc:date>
            </office:change-info>
          </text:insertion>
        </text:changed-region>
        <text:changed-region xml:id="ct1707369920736" text:id="ct1707369920736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1707369921216" text:id="ct1707369921216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1707369921936" text:id="ct1707369921936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1707369922176" text:id="ct1707369922176">
          <text:deletion>
            <office:change-info>
              <dc:creator>Autor desconhecido</dc:creator>
              <dc:date>2022-06-28T09:46:07</dc:date>
            </office:change-info>
            <text:p text:style-name="P346">Aero - Hangar -2429</text:p>
          </text:deletion>
        </text:changed-region>
        <text:changed-region xml:id="ct1707369922656" text:id="ct1707369922656">
          <text:insertion>
            <office:change-info>
              <dc:creator>Autor desconhecido</dc:creator>
              <dc:date>2022-06-28T09:46:00</dc:date>
            </office:change-info>
          </text:insertion>
        </text:changed-region>
        <text:changed-region xml:id="ct1707369923856" text:id="ct1707369923856">
          <text:deletion>
            <office:change-info>
              <dc:creator>Autor desconhecido</dc:creator>
              <dc:date>2022-06-28T09:45:59</dc:date>
            </office:change-info>
            <text:p text:style-name="P346"/>
            <text:p text:style-name="P346">Aero - Terminal de passageiros -2426</text:p>
          </text:deletion>
        </text:changed-region>
        <text:changed-region xml:id="ct1707369948336" text:id="ct1707369948336">
          <text:insertion>
            <office:change-info>
              <dc:creator>Autor desconhecido</dc:creator>
              <dc:date>2022-06-28T09:46:09</dc:date>
            </office:change-info>
          </text:insertion>
        </text:changed-region>
        <text:changed-region xml:id="ct1707369947376" text:id="ct1707369947376">
          <text:deletion>
            <office:change-info>
              <dc:creator>Autor desconhecido</dc:creator>
              <dc:date>2022-06-28T09:46:32</dc:date>
            </office:change-info>
            <text:p text:style-name="P463"><text:span text:style-name="T130">incendios</text:span></text:p>
          </text:deletion>
        </text:changed-region>
        <text:changed-region xml:id="ct1707369948576" text:id="ct1707369948576">
          <text:insertion>
            <office:change-info>
              <dc:creator>Autor desconhecido</dc:creator>
              <dc:date>2022-06-28T09:46:32</dc:date>
            </office:change-info>
          </text:insertion>
        </text:changed-region>
        <text:changed-region xml:id="ct1707369946416" text:id="ct1707369946416">
          <text:deletion>
            <office:change-info>
              <dc:creator>Autor desconhecido</dc:creator>
              <dc:date>2022-06-28T09:51:35</dc:date>
            </office:change-info>
            <text:p text:style-name="P460">Desconhecido -0</text:p>
            <text:p text:style-name="P591">Alvenaria -1</text:p>
            <text:p text:style-name="P591">Concreto -2</text:p>
            <text:p text:style-name="P591">Madeira -5</text:p>
            <text:p text:style-name="P591">Metal -3</text:p>
            <text:p text:style-name="P226"><text:span text:style-name="T50">Outros -98</text:span></text:p>
          </text:deletion>
        </text:changed-region>
        <text:changed-region xml:id="ct1707369941376" text:id="ct1707369941376">
          <text:insertion>
            <office:change-info>
              <dc:creator>Autor desconhecido</dc:creator>
              <dc:date>2022-06-28T09:51:35</dc:date>
            </office:change-info>
          </text:insertion>
        </text:changed-region>
        <text:changed-region xml:id="ct1707369946656" text:id="ct1707369946656">
          <text:deletion>
            <office:change-info>
              <dc:creator>Autor desconhecido</dc:creator>
              <dc:date>2022-06-28T09:51:06</dc:date>
            </office:change-info>
            <text:p text:style-name="P464"><text:span text:style-name="T132"/></text:p>
            <text:p text:style-name="P464"><text:span text:style-name="T132"/></text:p>
          </text:deletion>
        </text:changed-region>
        <text:changed-region xml:id="ct1707369939936" text:id="ct1707369939936">
          <text:deletion>
            <office:change-info>
              <dc:creator>Autor desconhecido</dc:creator>
              <dc:date>2022-06-28T09:51:04</dc:date>
            </office:change-info>
            <text:p text:style-name="P462"><text:span text:style-name="T125"/></text:p>
            <text:p text:style-name="P462"><text:span text:style-name="T125"/></text:p>
          </text:deletion>
        </text:changed-region>
        <text:changed-region xml:id="ct1707369934896" text:id="ct1707369934896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1707369934176" text:id="ct1707369934176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1707369946896" text:id="ct1707369946896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1707369941856" text:id="ct1707369941856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1707369939216" text:id="ct1707369939216">
          <text:deletion>
            <office:change-info>
              <dc:creator>Autor desconhecido</dc:creator>
              <dc:date>2022-06-28T09:51:01</dc:date>
            </office:change-info>
            <text:p text:style-name="P25"><text:span text:style-name="T105"/></text:p>
            <text:p text:style-name="P25"><text:span text:style-name="T105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1">EDGV <text:span text:style-name="T109">3.0 </text:span>PRO – V<text:span text:style-name="T183">1</text:span><text:span text:style-name="T109">.1.</text:span><text:span text:style-name="T189">1</text:span></text:p>
      <text:p text:style-name="P562">Relação de restrição de atributo</text:p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leLine1707362170976">
          <table:table-cell table:style-name="Tabela4.A1" office:value-type="string">
            <text:p text:style-name="P35">Classe</text:p>
          </table:table-cell>
          <table:table-cell table:style-name="Tabela4.B1" table:number-columns-spanned="3" office:value-type="string">
            <text:p text:style-name="P137">cobter_area_<text:span text:style-name="T109">construida [A] / </text:span><text:span text:style-name="T214">aquisicao_</text:span><text:span text:style-name="T109">centroide_area_construida </text:span><text:span text:style-name="T216">[P]</text:span></text:p>
          </table:table-cell>
          <table:covered-table-cell/>
          <table:covered-table-cell/>
        </table:table-row>
        <table:table-row table:style-name="TableLine1707362188112">
          <table:table-cell table:style-name="Tabela4.A2" office:value-type="string">
            <text:p text:style-name="P35">Atributo</text:p>
          </table:table-cell>
          <table:table-cell table:style-name="Tabela4.A2" office:value-type="string">
            <text:p text:style-name="P136">nome<text:span text:style-name="T6"> (0..1)</text:span></text:p>
          </table:table-cell>
          <table:table-cell table:style-name="Tabela4.A2" office:value-type="string">
            <text:p text:style-name="P141">densamente_edificada (1)</text:p>
          </table:table-cell>
          <table:table-cell table:style-name="Tabela4.D2" office:value-type="string">
            <text:p text:style-name="P141">assentamento_precario (1)</text:p>
          </table:table-cell>
        </table:table-row>
        <table:table-row table:style-name="TableLine1707362194368">
          <table:table-cell table:style-name="Tabela4.A3" office:value-type="string">
            <text:p text:style-name="P35">Domínio</text:p>
          </table:table-cell>
          <table:table-cell table:style-name="Tabela4.B3" office:value-type="string">
            <text:p text:style-name="P35">A ser preenchido</text:p>
          </table:table-cell>
          <table:table-cell table:style-name="Tabela4.C3" office:value-type="string">
            <text:p text:style-name="P403">Sim – 1</text:p>
            <text:p text:style-name="P404">Não - <text:span text:style-name="T215">2</text:span></text:p>
          </table:table-cell>
          <table:table-cell table:style-name="Tabela4.D3" office:value-type="string">
            <text:p text:style-name="P403">Sim – 1</text:p>
            <text:p text:style-name="P404">Não - <text:span text:style-name="T215">2</text:span></text:p>
          </table:table-cell>
        </table:table-row>
      </table:table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1707362173968">
          <table:table-cell table:style-name="Tabela1.A1" office:value-type="string">
            <text:p text:style-name="P32">Classe</text:p>
          </table:table-cell>
          <table:table-cell table:style-name="Tabela1.B1" table:number-columns-spanned="3" office:value-type="string">
            <text:p text:style-name="P165">cobter_<text:span text:style-name="T109">massa</text:span>_dagua<text:span text:style-name="T7"> [A] / </text:span><text:span text:style-name="T214">aquisicao_centroide_massa_dagua [P]</text:span></text:p>
          </table:table-cell>
          <table:covered-table-cell/>
          <table:covered-table-cell/>
        </table:table-row>
        <table:table-row table:style-name="TableLine1707362186208">
          <table:table-cell table:style-name="Tabela1.A2" office:value-type="string">
            <text:p text:style-name="P32">Atributo</text:p>
          </table:table-cell>
          <table:table-cell table:style-name="Tabela1.A2" office:value-type="string">
            <text:p text:style-name="P166"><text:span text:style-name="T5">n</text:span>ome <text:span text:style-name="T5">(0..1)</text:span></text:p>
          </table:table-cell>
          <table:table-cell table:style-name="Tabela1.A2" office:value-type="string">
            <text:p text:style-name="P111">tipo (1)</text:p>
          </table:table-cell>
          <table:table-cell table:style-name="Tabela1.D2" office:value-type="string">
            <text:p text:style-name="P166">regime <text:span text:style-name="T5">(1)</text:span></text:p>
          </table:table-cell>
        </table:table-row>
        <table:table-row table:style-name="TableLine1707362189472">
          <table:table-cell table:style-name="Tabela1.A5" table:number-rows-spanned="3" office:value-type="string">
            <text:p text:style-name="P32">Domínio</text:p>
          </table:table-cell>
          <table:table-cell table:style-name="Tabela1.B5" table:number-rows-spanned="3" office:value-type="string">
            <text:p text:style-name="P32">A ser preenchido</text:p>
          </table:table-cell>
          <table:table-cell table:style-name="Tabela1.C3" office:value-type="string">
            <text:p text:style-name="P270">Oceano <text:span text:style-name="T110">(sem fluxo) </text:span>–<text:span text:style-name="T1"> 3 !</text:span></text:p>
            <text:p text:style-name="P268">Baia <text:span text:style-name="T110">(sem fluxo) </text:span>–<text:span text:style-name="T1"> 4 !</text:span></text:p>
            <text:p text:style-name="P268">Enseada <text:span text:style-name="T110">(sem fluxo) </text:span>–<text:span text:style-name="T1"> 5 !</text:span></text:p>
            <text:p text:style-name="P268">Laguna <text:span text:style-name="T110">(com fluxo) </text:span>–<text:span text:style-name="T1"> 9 !</text:span></text:p>
          </table:table-cell>
          <table:table-cell table:style-name="Tabela1.D3" office:value-type="string">
            <text:p text:style-name="P32">Permanente –<text:span text:style-name="T2"> 1 </text:span></text:p>
            <text:p text:style-name="P32"/>
            <text:p text:style-name="P443">V - tipo in (3,4,5,9) and not(regime in (1))</text:p>
          </table:table-cell>
        </table:table-row>
        <table:table-row table:style-name="TableLine1707362198448">
          <table:covered-table-cell/>
          <table:covered-table-cell/>
          <table:table-cell table:style-name="Tabela1.C4" office:value-type="string">
            <text:p text:style-name="P44">Rio <text:span text:style-name="T110">(com fluxo) </text:span>–<text:span text:style-name="T1"> 1</text:span></text:p>
            <text:p text:style-name="P270">Canal <text:span text:style-name="T110">(com fluxo) </text:span>–<text:span text:style-name="T1"> 2 !</text:span></text:p>
            <text:p text:style-name="P270">Meando Abandonado <text:span text:style-name="T110">(sem fluxo) </text:span>–<text:span text:style-name="T1"> 6 !</text:span></text:p>
            <text:p text:style-name="P45">Lago ou Lagoa <text:span text:style-name="T110">(sem fluxo) </text:span>–<text:span text:style-name="T1"> 7</text:span></text:p>
            <text:p text:style-name="P45">Represa/<text:span text:style-name="T109">Açude com fluxo</text:span> –<text:span text:style-name="T1"> 10</text:span></text:p>
            <text:p text:style-name="P45">Represa/<text:span text:style-name="T109">Açude sem fluxo</text:span> –<text:span text:style-name="T1"> 11</text:span></text:p>
          </table:table-cell>
          <table:table-cell table:style-name="Tabela1.D4" office:value-type="string">
            <text:p text:style-name="P32">Permanente –<text:span text:style-name="T2"> 1 </text:span></text:p>
            <text:p text:style-name="P269">Temporário –<text:span text:style-name="T2"> 3 !</text:span></text:p>
            <text:p text:style-name="P270">Seco –<text:span text:style-name="T2"> 5 !</text:span></text:p>
            <text:p text:style-name="P270"/>
            <text:p text:style-name="P469">! - regime in (3,5)</text:p>
          </table:table-cell>
        </table:table-row>
        <table:table-row table:style-name="TableLine1707362196544">
          <table:covered-table-cell/>
          <table:covered-table-cell/>
          <table:table-cell table:style-name="Tabela1.C5" office:value-type="string">
            <text:p text:style-name="P492">! - tipo in (2, 3, 4, 5, 6, 9)</text:p>
          </table:table-cell>
          <table:table-cell table:style-name="Tabela1.D5" office:value-type="string">
            <text:p text:style-name="P32">-</text:p>
          </table:table-cell>
        </table:table-row>
      </table:table>
      <text:p text:style-name="P5"/>
      <text:p text:style-name="P2"/>
      <table:table table:name="Tabela2" table:style-name="Tabela2">
        <table:table-column table:style-name="Tabela2.A"/>
        <table:table-column table:style-name="Tabela2.B" table:number-columns-repeated="3"/>
        <table:table-row table:style-name="TableLine1707362188384">
          <table:table-cell table:style-name="Tabela2.A1" office:value-type="string">
            <text:p text:style-name="P33">Classe</text:p>
          </table:table-cell>
          <table:table-cell table:style-name="Tabela2.B1" table:number-columns-spanned="3" office:value-type="string">
            <text:p text:style-name="P101">cobter_vegetacao<text:span text:style-name="T7"> [A] / </text:span><text:span text:style-name="T215">aquisicao_centroide_vegetacao [P]</text:span></text:p>
          </table:table-cell>
          <table:covered-table-cell/>
          <table:covered-table-cell/>
        </table:table-row>
        <table:table-row table:style-name="TableLine1707362193552">
          <table:table-cell table:style-name="Tabela2.A2" office:value-type="string">
            <text:p text:style-name="P33">Atributo</text:p>
          </table:table-cell>
          <table:table-cell table:style-name="Tabela2.A2" office:value-type="string">
            <text:p text:style-name="P168">filtro (1)</text:p>
          </table:table-cell>
          <table:table-cell table:style-name="Tabela2.A2" office:value-type="string">
            <text:p text:style-name="P169">tipo (1)</text:p>
          </table:table-cell>
          <table:table-cell table:style-name="Tabela2.D2" office:value-type="string">
            <text:p text:style-name="P170">sujeito_inundacao (1)</text:p>
          </table:table-cell>
        </table:table-row>
        <table:table-row table:style-name="TableLine1707362189744">
          <table:table-cell table:style-name="Tabela2.A13" table:number-rows-spanned="11" office:value-type="string">
            <text:p text:style-name="P33"><text:span text:style-name="T60">D</text:span>omínio</text:p>
          </table:table-cell>
          <table:table-cell table:style-name="Tabela2.B3" office:value-type="string">
            <text:p text:style-name="P56">Vegetação Cultivada <text:span text:style-name="T3">-1XX</text:span></text:p>
          </table:table-cell>
          <table:table-cell table:style-name="Tabela2.C3" office:value-type="string">
            <text:p text:style-name="P130"><text:span text:style-name="T69">Cult – </text:span>Arroz de inundação -150</text:p>
            <text:p text:style-name="P129"><text:span text:style-name="T69">Cult – Perene</text:span> <text:span text:style-name="T106">-</text:span><text:span text:style-name="T107">194</text:span></text:p>
            <text:p text:style-name="P130"><text:span text:style-name="T69">Cult – Anual </text:span><text:s/>-196</text:p>
          </table:table-cell>
          <table:table-cell table:style-name="Tabela2.D13" table:number-rows-spanned="11" office:value-type="string">
            <text:p text:style-name="P404">Sim – 1</text:p>
            <text:p text:style-name="P142">Não - <text:span text:style-name="T215">2</text:span></text:p>
          </table:table-cell>
        </table:table-row>
        <table:table-row table:style-name="TableLine1707362190832">
          <table:covered-table-cell/>
          <table:table-cell table:style-name="Tabela2.B4" office:value-type="string">
            <text:p text:style-name="P100">Mangue <text:span text:style-name="T3">-2XX</text:span></text:p>
          </table:table-cell>
          <table:table-cell table:style-name="Tabela2.C4" office:value-type="string">
            <text:p text:style-name="P265">Mangue – 201</text:p>
          </table:table-cell>
          <table:covered-table-cell/>
        </table:table-row>
        <table:table-row table:style-name="TableLine1707362184032">
          <table:covered-table-cell/>
          <table:table-cell table:style-name="Tabela2.B5" office:value-type="string">
            <text:p text:style-name="P55">Brejo ou pântano <text:span text:style-name="T3">-3XX</text:span></text:p>
          </table:table-cell>
          <table:table-cell table:style-name="Tabela2.C5" office:value-type="string">
            <text:p text:style-name="P265">Brejo/<text:span text:style-name="T68">pântano</text:span> – 30<text:span text:style-name="T68">1</text:span></text:p>
          </table:table-cell>
          <table:covered-table-cell/>
        </table:table-row>
        <table:table-row table:style-name="TableLine1707362183488">
          <table:covered-table-cell/>
          <table:table-cell table:style-name="Tabela2.B6" office:value-type="string">
            <text:p text:style-name="P100">Restinga <text:span text:style-name="T3">-4XX</text:span></text:p>
          </table:table-cell>
          <table:table-cell table:style-name="Tabela2.C6" office:value-type="string">
            <text:p text:style-name="P58">Restinga – 401</text:p>
          </table:table-cell>
          <table:covered-table-cell/>
        </table:table-row>
        <table:table-row table:style-name="TableLine1707362183216">
          <table:covered-table-cell/>
          <table:table-cell table:style-name="Tabela2.B7" office:value-type="string">
            <text:p text:style-name="P100">Campinarana <text:span text:style-name="T3">-5XX</text:span></text:p>
          </table:table-cell>
          <table:table-cell table:style-name="Tabela2.C7" office:value-type="string">
            <text:p text:style-name="P58">Campi<text:span text:style-name="T71">na</text:span>rana – 501</text:p>
          </table:table-cell>
          <table:covered-table-cell/>
        </table:table-row>
        <table:table-row table:style-name="TableLine1707362197632">
          <table:covered-table-cell/>
          <table:table-cell table:style-name="Tabela2.B8" office:value-type="string">
            <text:p text:style-name="P54">Floresta <text:span text:style-name="T3">-6XX</text:span></text:p>
          </table:table-cell>
          <table:table-cell table:style-name="Tabela2.C8" office:value-type="string">
            <text:p text:style-name="P128">Floresta <text:span text:style-name="T181">densa</text:span> – 601</text:p>
            <text:p text:style-name="P467"><text:span text:style-name="T114">Floresta </text:span><text:span text:style-name="T115">esparsa</text:span><text:span text:style-name="T114"> – 60</text:span><text:span text:style-name="T116">2</text:span></text:p>
          </table:table-cell>
          <table:covered-table-cell/>
        </table:table-row>
        <table:table-row table:style-name="TableLine1707362199264">
          <table:covered-table-cell/>
          <table:table-cell table:style-name="Tabela2.B9" office:value-type="string">
            <text:p text:style-name="P100">Cerrado ou Cerradão <text:span text:style-name="T3">-7XX</text:span></text:p>
          </table:table-cell>
          <table:table-cell table:style-name="Tabela2.C9" office:value-type="string">
            <text:p text:style-name="P57">Cerrado/Cerradão – 701</text:p>
          </table:table-cell>
          <table:covered-table-cell/>
        </table:table-row>
        <table:table-row table:style-name="TableLine1707362183760">
          <table:covered-table-cell/>
          <table:table-cell table:style-name="Tabela2.B10" office:value-type="string">
            <text:p text:style-name="P100"><text:span text:style-name="T35">C</text:span>aatinga <text:span text:style-name="T3">-8XX</text:span></text:p>
          </table:table-cell>
          <table:table-cell table:style-name="Tabela2.C10" office:value-type="string">
            <text:p text:style-name="P127">Ca<text:span text:style-name="T70">atinga – 801</text:span></text:p>
          </table:table-cell>
          <table:covered-table-cell/>
        </table:table-row>
        <table:table-row table:style-name="TableLine1707362209328">
          <table:covered-table-cell/>
          <table:table-cell table:style-name="Tabela2.B11" office:value-type="string">
            <text:p text:style-name="P54">Campo <text:span text:style-name="T3">-9XX</text:span></text:p>
          </table:table-cell>
          <table:table-cell table:style-name="Tabela2.C11" office:value-type="string">
            <text:p text:style-name="P265">Campo – 901</text:p>
          </table:table-cell>
          <table:covered-table-cell/>
        </table:table-row>
        <table:table-row table:style-name="TableLine1707362205520">
          <table:covered-table-cell/>
          <table:table-cell table:style-name="Tabela2.B12" office:value-type="string">
            <text:p text:style-name="P56">Terreno Exposto <text:span text:style-name="T3">-10XX</text:span></text:p>
          </table:table-cell>
          <table:table-cell table:style-name="Tabela2.C12" office:value-type="string">
            <text:p text:style-name="P400">Terreno <text:span text:style-name="T2">Exposto</text:span> -1000</text:p>
          </table:table-cell>
          <table:covered-table-cell/>
        </table:table-row>
        <table:table-row table:style-name="TableLine1707362212592">
          <table:covered-table-cell/>
          <table:table-cell table:style-name="Tabela2.B13" office:value-type="string">
            <text:p text:style-name="P401">Reflorestamento <text:span text:style-name="T33">-12XX</text:span></text:p>
          </table:table-cell>
          <table:table-cell table:style-name="Tabela2.C13" office:value-type="string">
            <text:p text:style-name="P131"><text:span text:style-name="T102">Reflorestamento</text:span><text:span text:style-name="T101"> -129</text:span><text:span text:style-name="T102">6</text:span></text:p>
          </table:table-cell>
          <table:covered-table-cell/>
        </table:table-row>
      </table:table>
      <text:p text:style-name="P9"/>
      <text:p text:style-name="P4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C"/>
        <table:table-column table:style-name="Tabela15.D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35">Classe</text:p>
          </table:table-cell>
          <table:table-cell table:style-name="Tabela15.B1" table:number-columns-spanned="7" office:value-type="string">
            <text:p text:style-name="P59"><text:span text:style-name="T25">constr_deposito</text:span> <text:span text:style-name="T72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7362200624">
          <table:table-cell table:style-name="Tabela15.A2" office:value-type="string">
            <text:p text:style-name="P35">Atributo</text:p>
          </table:table-cell>
          <table:table-cell table:style-name="Tabela15.A2" office:value-type="string">
            <text:p text:style-name="P207">nome<text:span text:style-name="T6"> (0..1)</text:span></text:p>
          </table:table-cell>
          <table:table-cell table:style-name="Tabela15.A2" office:value-type="string">
            <text:p text:style-name="P338">filtro (1)</text:p>
          </table:table-cell>
          <table:table-cell table:style-name="Tabela15.A2" office:value-type="string">
            <text:p text:style-name="P227">tipo<text:span text:style-name="T5"> (1)</text:span></text:p>
          </table:table-cell>
          <table:table-cell table:style-name="Tabela15.A2" office:value-type="string">
            <text:p text:style-name="P227">tipo_exposicao<text:span text:style-name="T5"> (1)</text:span></text:p>
          </table:table-cell>
          <table:table-cell table:style-name="Tabela15.A2" office:value-type="string">
            <text:p text:style-name="P227">situacao_fisica<text:span text:style-name="T5"> (1)</text:span></text:p>
          </table:table-cell>
          <table:table-cell table:style-name="Tabela15.A2" office:value-type="string">
            <text:p text:style-name="P227">material_construcao<text:span text:style-name="T5"> (1)</text:span></text:p>
          </table:table-cell>
          <table:table-cell table:style-name="Tabela15.H2" office:value-type="string">
            <text:p text:style-name="P227">finalidade<text:span text:style-name="T5"> (1)</text:span></text:p>
          </table:table-cell>
        </table:table-row>
        <table:table-row table:style-name="TableLine1707362206064">
          <table:table-cell table:style-name="Tabela15.A12" table:number-rows-spanned="10" office:value-type="string">
            <text:p text:style-name="P35">Domínio</text:p>
          </table:table-cell>
          <table:table-cell table:style-name="Tabela15.B12" table:number-rows-spanned="10" office:value-type="string">
            <text:p text:style-name="P513">A ser preenchido</text:p>
          </table:table-cell>
          <table:table-cell table:style-name="Tabela15.C10" table:number-rows-spanned="8" office:value-type="string">
            <text:p text:style-name="P339">Depósito geral -1XX</text:p>
          </table:table-cell>
          <table:table-cell table:style-name="Tabela15.D3" office:value-type="string">
            <text:p text:style-name="P339">Geral - Galpão -108</text:p>
          </table:table-cell>
          <table:table-cell table:style-name="Tabela15.E3" office:value-type="string">
            <text:p text:style-name="P341">Coberto -4</text:p>
            <text:p text:style-name="P341">Fechado -3</text:p>
            <text:p text:style-name="P341"/>
            <text:p text:style-name="P535">V - tipo in (108) and not (tipo_exposicao in (3,4))</text:p>
          </table:table-cell>
          <table:table-cell table:style-name="Tabela15.F3" office:value-type="string">
            <text:p text:style-name="P272">Abandonada -1<text:span text:style-name="T1"> !</text:span></text:p>
            <text:p text:style-name="P274">Destruída -2<text:span text:style-name="T1"> !</text:span></text:p>
            <text:p text:style-name="P228">Construída -3</text:p>
            <text:p text:style-name="P272">Em construção -4<text:span text:style-name="T1"> !</text:span></text:p>
          </table:table-cell>
          <table:table-cell table:style-name="Tabela15.G3" office:value-type="string">
            <text:p text:style-name="P214">Desconhecido -0</text:p>
            <text:p text:style-name="P214">Alvenaria -1</text:p>
            <text:p text:style-name="P211">Concreto -2</text:p>
            <text:p text:style-name="P211">Metal -3</text:p>
            <text:p text:style-name="P220">Madeira -5</text:p>
            <text:p text:style-name="P61">Outros -98</text:p>
            <text:p text:style-name="P535"/>
            <text:p text:style-name="P551">V - tipo in (108,109,132) and not (material_construcao in (0,1,2,3,5,98))</text:p>
          </table:table-cell>
          <table:table-cell table:style-name="Tabela15.H10" table:number-rows-spanned="8" office:value-type="string">
            <text:p text:style-name="P430"/>
            <text:p text:style-name="P72">Armazenamento -8</text:p>
            <text:p text:style-name="P72"/>
            <text:p text:style-name="P535">V - ((tipo - tipo %100)/100) in (1) and not (finalidade in (8))</text:p>
          </table:table-cell>
        </table:table-row>
        <table:table-row table:style-name="TableLine1707362215040">
          <table:covered-table-cell/>
          <table:covered-table-cell/>
          <table:covered-table-cell/>
          <table:table-cell table:style-name="Tabela15.D4" office:value-type="string">
            <text:p text:style-name="P339">Geral - Silo -109</text:p>
          </table:table-cell>
          <table:table-cell table:style-name="Tabela15.E7" office:value-type="string">
            <text:p text:style-name="P341">Fechado -3</text:p>
            <text:p text:style-name="P341"/>
            <text:p text:style-name="P544"><text:span text:style-name="T95">V – </text:span><text:span text:style-name="T97">tipo in (109,111,</text:span><text:span text:style-name="T95">132</text:span><text:span text:style-name="T97">) and not (tipo_exposicao in (3))</text:span>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21">Desconhecido -0</text:p>
            <text:p text:style-name="P221">Alvenaria -1</text:p>
            <text:p text:style-name="P221">Concreto -2</text:p>
            <text:p text:style-name="P221">Metal -3</text:p>
            <text:p text:style-name="P221">Madeira -5</text:p>
            <text:p text:style-name="P69">Outros -98</text:p>
            <text:p text:style-name="P542"/>
            <text:p text:style-name="P542">V - <text:span text:style-name="T63">junto com 1</text:span><text:span text:style-name="T64">08</text:span></text:p>
          </table:table-cell>
          <table:covered-table-cell/>
        </table:table-row>
        <table:table-row table:style-name="TableLine1707362206608">
          <table:covered-table-cell/>
          <table:covered-table-cell/>
          <table:covered-table-cell/>
          <table:table-cell table:style-name="Tabela15.D7" table:number-rows-spanned="2" office:value-type="string">
            <text:p text:style-name="P339">Geral - Composteira -110</text:p>
          </table:table-cell>
          <table:table-cell table:style-name="Tabela15.E7" office:value-type="string">
            <text:p text:style-name="P341">Coberto -4</text:p>
            <text:p text:style-name="P341">Fechado -3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14">Desconhecido -0</text:p>
            <text:p text:style-name="P211">Alvenaria -1</text:p>
            <text:p text:style-name="P211">Concreto -2</text:p>
            <text:p text:style-name="P211">Madeira -5</text:p>
            <text:p text:style-name="P211">Metal -3</text:p>
            <text:p text:style-name="P61">Outros -98</text:p>
            <text:p text:style-name="P546">V - tipo in (110,112,113,198) and tipo_exposicao in (3,4) and not (material_construcao in (0,1,2,3,5,98))</text:p>
          </table:table-cell>
          <table:covered-table-cell/>
        </table:table-row>
        <table:table-row table:style-name="TableLine1707362210688">
          <table:covered-table-cell/>
          <table:covered-table-cell/>
          <table:covered-table-cell/>
          <table:covered-table-cell/>
          <table:table-cell table:style-name="Tabela15.E7" office:value-type="string">
            <text:p text:style-name="P341">Céu aberto -5</text:p>
            <text:p text:style-name="P341"/>
            <text:p text:style-name="P544">V – <text:span text:style-name="T87">tipo in (110,112,113,198) and not (tipo_exposicao in (3,4,5))</text:span></text:p>
          </table:table-cell>
          <table:table-cell table:style-name="Tabela15.F7" office:value-type="string">
            <text:p text:style-name="P271">Abandonada -1 !</text:p>
            <text:p text:style-name="P384">Construída -3</text:p>
            <text:p text:style-name="P384"/>
            <text:p text:style-name="P550">V - tipo in (110,112,113,198) and tipo_exposicao in (5) and not situacao_fisica in (1,3)</text:p>
          </table:table-cell>
          <table:table-cell table:style-name="Tabela15.G7" office:value-type="string">
            <text:p text:style-name="P70">Desconhecido -0</text:p>
            <text:p text:style-name="P280">Alvenaria -1<text:span text:style-name="T1"> !</text:span></text:p>
            <text:p text:style-name="P280">Concreto -2<text:span text:style-name="T1"> !</text:span></text:p>
            <text:p text:style-name="P282">Metal -3<text:span text:style-name="T1"> !</text:span></text:p>
            <text:p text:style-name="P280">Madeira -5<text:span text:style-name="T1"> !</text:span></text:p>
            <text:p text:style-name="P60">Não aplicável -97</text:p>
            <text:p text:style-name="P280">Outros -98<text:span text:style-name="T1"> !</text:span></text:p>
            <text:p text:style-name="P543"/>
            <text:p text:style-name="P546">V - (tipo in (110,112,113,198) and tipo_exposicao in (5)) and material_construcao in (0,1,2,3,5,97,98)</text:p>
            <text:p text:style-name="P546"/>
            <text:p text:style-name="P559">! - (tipo in (110,112,113,198) and tipo_exposicao in (5)) and material_construcao in (1,2,3,5,98)</text:p>
          </table:table-cell>
          <table:covered-table-cell/>
        </table:table-row>
        <table:table-row table:style-name="TableLine1707362217760">
          <table:covered-table-cell/>
          <table:covered-table-cell/>
          <table:covered-table-cell/>
          <table:table-cell table:style-name="Tabela15.D7" office:value-type="string">
            <text:p text:style-name="P278">Geral - Depósito frigorífico -111<text:span text:style-name="T1"> !</text:span></text:p>
          </table:table-cell>
          <table:table-cell table:style-name="Tabela15.E7" office:value-type="string">
            <text:p text:style-name="P341">Fechado -3 !</text:p>
            <text:p text:style-name="P341"/>
            <text:p text:style-name="P541"><text:span text:style-name="T49">V – </text:span><text:span text:style-name="T95">junto com 1</text:span><text:span text:style-name="T96">09</text:span>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14">Desconhecido -0</text:p>
            <text:p text:style-name="P211">Alvenaria -1</text:p>
            <text:p text:style-name="P211">Concreto -2</text:p>
            <text:p text:style-name="P211">Metal -3</text:p>
            <text:p text:style-name="P61">Outros -98</text:p>
            <text:p text:style-name="P535">V - tipo in (111) and not (material_construcao in (1,2,3,98))</text:p>
          </table:table-cell>
          <table:covered-table-cell/>
        </table:table-row>
        <table:table-row table:style-name="Tabela15.8">
          <table:covered-table-cell/>
          <table:covered-table-cell/>
          <table:covered-table-cell/>
          <table:table-cell table:style-name="Tabela15.D9" table:number-rows-spanned="2" office:value-type="string">
            <text:p text:style-name="P277">Geral – <text:span text:style-name="T146">Barracão industrial – 112</text:span></text:p>
            <text:p text:style-name="P374">Geral – Reservatório - 113</text:p>
            <text:p text:style-name="P339">Geral - Outros -198</text:p>
          </table:table-cell>
          <table:table-cell table:style-name="Tabela15.E8" office:value-type="string">
            <text:p text:style-name="P341">Coberto -4</text:p>
            <text:p text:style-name="P341">Fechado -3</text:p>
          </table:table-cell>
          <table:table-cell table:style-name="Tabela15.F8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8" office:value-type="string">
            <text:p text:style-name="P214">Desconhecido -0</text:p>
            <text:p text:style-name="P211">Alvenaria -1</text:p>
            <text:p text:style-name="P211">Concreto -2</text:p>
            <text:p text:style-name="P211">Metal -3</text:p>
            <text:p text:style-name="P222">Madeira -5</text:p>
            <text:p text:style-name="P61">Outros -98</text:p>
            <text:p text:style-name="P535"/>
            <text:p text:style-name="P546">V - <text:span text:style-name="T95">junto com 11</text:span><text:span text:style-name="T99">0</text:span></text:p>
          </table:table-cell>
          <table:covered-table-cell/>
        </table:table-row>
        <table:table-row table:style-name="TableLine1707362202256">
          <table:covered-table-cell/>
          <table:covered-table-cell/>
          <table:covered-table-cell/>
          <table:covered-table-cell/>
          <table:table-cell table:style-name="Tabela15.E9" office:value-type="string">
            <text:p text:style-name="P341">Céu aberto -5</text:p>
            <text:p text:style-name="P341"/>
            <text:p text:style-name="P544">V – <text:span text:style-name="T95">junto com 1</text:span><text:span text:style-name="T96">10</text:span></text:p>
          </table:table-cell>
          <table:table-cell table:style-name="Tabela15.F9" office:value-type="string">
            <text:p text:style-name="P271">Abandonada -1 !</text:p>
            <text:p text:style-name="P384">Construída -3</text:p>
            <text:p text:style-name="P384"/>
            <text:p text:style-name="P550">V – <text:span text:style-name="T220">junto com 11</text:span><text:span text:style-name="T221">0</text:span></text:p>
          </table:table-cell>
          <table:table-cell table:style-name="Tabela15.G9" office:value-type="string">
            <text:p text:style-name="P70">Desconhecido -0</text:p>
            <text:p text:style-name="P280">Alvenaria -1<text:span text:style-name="T1"> !</text:span></text:p>
            <text:p text:style-name="P280">Concreto -2<text:span text:style-name="T1"> !</text:span></text:p>
            <text:p text:style-name="P283">Metal -3<text:span text:style-name="T1"> !</text:span></text:p>
            <text:p text:style-name="P280">Madeira -5<text:span text:style-name="T1"> !</text:span></text:p>
            <text:p text:style-name="P60">Não aplicável -97</text:p>
            <text:p text:style-name="P280">Outros -98<text:span text:style-name="T1"> !</text:span></text:p>
            <text:p text:style-name="P280"/>
            <text:p text:style-name="P558">V - <text:span text:style-name="T95">junto com 11</text:span><text:span text:style-name="T99">0</text:span></text:p>
            <text:p text:style-name="P533"/>
            <text:p text:style-name="P552"><text:span text:style-name="T95">! - junto com 11</text:span><text:span text:style-name="T99">0</text:span></text:p>
          </table:table-cell>
          <table:covered-table-cell/>
        </table:table-row>
        <table:table-row table:style-name="TableLine1707362216400">
          <table:covered-table-cell/>
          <table:covered-table-cell/>
          <table:covered-table-cell/>
          <table:table-cell table:style-name="Tabela15.D10" office:value-type="string">
            <text:p text:style-name="P339">Geral - Armazém -132</text:p>
          </table:table-cell>
          <table:table-cell table:style-name="Tabela15.E10" office:value-type="string">
            <text:p text:style-name="P341">Fechado -3</text:p>
            <text:p text:style-name="P341"/>
            <text:p text:style-name="P544">V - <text:span text:style-name="T95">junto com 1</text:span><text:span text:style-name="T96">09</text:span></text:p>
          </table:table-cell>
          <table:table-cell table:style-name="Tabela15.F10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10" office:value-type="string">
            <text:p text:style-name="P221">Desconhecido -0</text:p>
            <text:p text:style-name="P221">Alvenaria -1</text:p>
            <text:p text:style-name="P221">Concreto -2</text:p>
            <text:p text:style-name="P221">Metal -3</text:p>
            <text:p text:style-name="P221">Madeira -5</text:p>
            <text:p text:style-name="P69">Outros -98</text:p>
            <text:p text:style-name="P542"/>
            <text:p text:style-name="P544">V - <text:span text:style-name="T63">junto com 1</text:span><text:span text:style-name="T64">08</text:span></text:p>
          </table:table-cell>
          <table:covered-table-cell/>
        </table:table-row>
        <table:table-row table:style-name="TableLine1707362217488">
          <table:covered-table-cell/>
          <table:covered-table-cell/>
          <table:table-cell table:style-name="Tabela15.C11" office:value-type="string">
            <text:p text:style-name="P339">Depósito de abastecimento de água -2XX</text:p>
          </table:table-cell>
          <table:table-cell table:style-name="Tabela15.D11" office:value-type="string">
            <text:p text:style-name="P132">Abast Água - Tanque de água -201</text:p>
            <text:p text:style-name="P278">Abast Água - Caixa de água -202<text:span text:style-name="T1"> !</text:span></text:p>
            <text:p text:style-name="P339">Abast Água - Cisterna -203</text:p>
            <text:p text:style-name="P340">Abast Água - <text:span text:style-name="T146">Reservatório</text:span> -20<text:span text:style-name="T146">4</text:span></text:p>
            <text:p text:style-name="P339">Abast Água – Outros -2<text:span text:style-name="T46">98</text:span></text:p>
          </table:table-cell>
          <table:table-cell table:style-name="Tabela15.E11" office:value-type="string">
            <text:p text:style-name="P74">Céu aberto -5</text:p>
            <text:p text:style-name="P74">Fechado -3</text:p>
            <text:p text:style-name="P59"/>
            <text:p text:style-name="P535">V - ((tipo - tipo %100)/100) in (2) and not (tipo_exposicao in (3,5))</text:p>
          </table:table-cell>
          <table:table-cell table:style-name="Tabela15.F11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11" office:value-type="string">
            <text:p text:style-name="P214">Desconhecido -0</text:p>
            <text:p text:style-name="P214">Alvenaria -1</text:p>
            <text:p text:style-name="P211">Concreto -2</text:p>
            <text:p text:style-name="P224">Metal -3</text:p>
            <text:p text:style-name="P223"><text:span text:style-name="T76">Madeira -5</text:span><text:span text:style-name="T77"> !</text:span></text:p>
            <text:p text:style-name="P61">Outros -98</text:p>
            <text:p text:style-name="P61"/>
            <text:p text:style-name="P545">V - ((tipo - tipo %100)/100) in (2,3) and not (material_construcao in (0,1,2,3,5,98))</text:p>
            <text:p text:style-name="P534"/>
            <text:p text:style-name="P554">! - ((tipo - tipo %100)/100) in (2) and not (material_construcao in (5))</text:p>
          </table:table-cell>
          <table:table-cell table:style-name="Tabela15.H11" office:value-type="string">
            <text:p text:style-name="P341">Distribuição -4</text:p>
            <text:p text:style-name="P341">Recalque -3</text:p>
            <text:p text:style-name="P341">Tratamento -2</text:p>
            <text:p text:style-name="P341"/>
            <text:p text:style-name="P535">V - ((tipo - tipo %100)/100) in (2) and not (finalidade in (2,3,4))</text:p>
          </table:table-cell>
        </table:table-row>
        <table:table-row table:style-name="TableLine1707362204160">
          <table:covered-table-cell/>
          <table:covered-table-cell/>
          <table:table-cell table:style-name="Tabela15.C12" office:value-type="string">
            <text:p text:style-name="P339">Depósito de saneamento -3XX</text:p>
          </table:table-cell>
          <table:table-cell table:style-name="Tabela15.D12" office:value-type="string">
            <text:p text:style-name="P132">San - Tanque de saneamento -301</text:p>
            <text:p text:style-name="P132">San - Depósito de lixo -304</text:p>
            <text:p text:style-name="P339">San - Aterro sanitário -305</text:p>
            <text:p text:style-name="P279">San - Aterro controlado -306<text:span text:style-name="T1"> !</text:span></text:p>
            <text:p text:style-name="P339">San - <text:span text:style-name="T46">Outros</text:span> -3<text:span text:style-name="T46">98</text:span></text:p>
            <text:p text:style-name="P339"/>
            <text:p text:style-name="P493">! – tipo in (111,112,202,306)</text:p>
          </table:table-cell>
          <table:table-cell table:style-name="Tabela15.E12" office:value-type="string">
            <text:p text:style-name="P73">Céu aberto -5</text:p>
            <text:p text:style-name="P73">Fechado -3</text:p>
            <text:p text:style-name="P59">Não aplicável -97</text:p>
            <text:p text:style-name="P59"/>
            <text:p text:style-name="P535">V - ((tipo - tipo %100)/100) in (3) and not (tipo_exposicao in (3,5,97))</text:p>
          </table:table-cell>
          <table:table-cell table:style-name="Tabela15.F12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  <text:p text:style-name="P274"/>
            <text:p text:style-name="P472">(Rest, Sit. Fis.)</text:p>
            <text:p text:style-name="P470">! - situacao_fisica in (1, 2, 4)</text:p>
          </table:table-cell>
          <table:table-cell table:style-name="Tabela15.G12" office:value-type="string">
            <text:p text:style-name="P214">Desconhecido -0</text:p>
            <text:p text:style-name="P211">Alvenaria -1</text:p>
            <text:p text:style-name="P211">Concreto -2</text:p>
            <text:p text:style-name="P224">Metal -3</text:p>
            <text:p text:style-name="P211">Madeira -5</text:p>
            <text:p text:style-name="P61">Outros -98</text:p>
            <text:p text:style-name="P61"/>
            <text:p text:style-name="P545">V - <text:span text:style-name="T95">junto com </text:span><text:span text:style-name="T98">2</text:span><text:span text:style-name="T96">XX</text:span></text:p>
          </table:table-cell>
          <table:table-cell table:style-name="Tabela15.H12" office:value-type="string">
            <text:p text:style-name="P428">Desconhecido -0</text:p>
            <text:p text:style-name="P341">Armazenamento -8</text:p>
            <text:p text:style-name="P341">Tratamento -2</text:p>
            <text:p text:style-name="P341"/>
            <text:p text:style-name="P535">V - ((tipo - tipo %100)/100) in (3) and not (finalidade in (<text:span text:style-name="T238">0,</text:span>2,8))</text:p>
          </table:table-cell>
        </table:table-row>
      </table:table>
      <text:p text:style-name="P4"/>
      <text:p text:style-name="P4"/>
      <table:table table:name="Tabela14" table:style-name="Tabela14">
        <table:table-column table:style-name="Tabela14.A"/>
        <table:table-column table:style-name="Tabela14.B"/>
        <table:table-column table:style-name="Tabela14.C" table:number-columns-repeated="3"/>
        <table:table-column table:style-name="Tabela14.F"/>
        <table:table-row table:style-name="TableLine1707362215312">
          <table:table-cell table:style-name="Tabela14.A1" office:value-type="string">
            <text:p text:style-name="P35">Classe</text:p>
          </table:table-cell>
          <table:table-cell table:style-name="Tabela14.B1" table:number-columns-spanned="5" office:value-type="string">
            <text:p text:style-name="P104">constr_edificacao <text:span text:style-name="T13">[P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707362228912">
          <table:table-cell table:style-name="Tabela14.A2" office:value-type="string">
            <text:p text:style-name="P35">Atributo</text:p>
          </table:table-cell>
          <table:table-cell table:style-name="Tabela14.A2" office:value-type="string">
            <text:p text:style-name="P207">nome<text:span text:style-name="T6"> (0..1)</text:span></text:p>
          </table:table-cell>
          <table:table-cell table:style-name="Tabela14.A2" office:value-type="string">
            <text:p text:style-name="P343">filtro (1)</text:p>
          </table:table-cell>
          <table:table-cell table:style-name="Tabela14.A2" office:value-type="string">
            <text:p text:style-name="P207">tipo<text:span text:style-name="T5"> (1)</text:span></text:p>
          </table:table-cell>
          <table:table-cell table:style-name="Tabela14.A2" office:value-type="string">
            <text:p text:style-name="P207">material_construcao<text:span text:style-name="T5"> (1)</text:span></text:p>
          </table:table-cell>
          <table:table-cell table:style-name="Tabela14.F2" office:value-type="string">
            <text:p text:style-name="P229">situacao_fisica<text:span text:style-name="T5"> (1)</text:span></text:p>
          </table:table-cell>
        </table:table-row>
        <table:table-row table:style-name="Tabela14.3">
          <table:table-cell table:style-name="Tabela14.A32" table:number-rows-spanned="30" office:value-type="string">
            <text:p text:style-name="P35">Domínio</text:p>
          </table:table-cell>
          <table:table-cell table:style-name="Tabela14.B32" table:number-rows-spanned="30" office:value-type="string">
            <text:p text:style-name="P513">A ser preenchido</text:p>
          </table:table-cell>
          <table:table-cell table:style-name="Tabela14.C4" table:number-rows-spanned="2" office:value-type="string">
            <text:p text:style-name="P344">Edificação genérica -<text:span text:style-name="T40">0</text:span>XX</text:p>
          </table:table-cell>
          <table:table-cell table:style-name="Tabela14.D3" office:value-type="string">
            <text:p text:style-name="P346">Edificação genérica -0<text:change text:change-id="ct1707369929616"/><text:change text:change-id="ct1707369926976"/><text:change text:change-id="ct1707369931536"/><text:change text:change-id="ct1707369921696"/><text:change text:change-id="ct1707369923136"/></text:p>
          </table:table-cell>
          <table:table-cell table:style-name="Tabela14.E3" office:value-type="string">
            <text:p text:style-name="P217">Desconhecido -0</text:p>
            <text:p text:style-name="P539">V - (tipo in (0)) and not (material_construcao in (0))</text:p>
          </table:table-cell>
          <table:table-cell table:style-name="Tabela14.F32" table:number-rows-spanned="30" office:value-type="string">
            <text:p text:style-name="P273">Abandonada -1<text:span text:style-name="T1"> !</text:span></text:p>
            <text:p text:style-name="P275">Destruída -2<text:span text:style-name="T1"> !</text:span></text:p>
            <text:p text:style-name="P229">Construída -3</text:p>
            <text:p text:style-name="P273">Em construção -4<text:span text:style-name="T1"> !</text:span></text:p>
            <text:p text:style-name="P273"/>
            <text:p text:style-name="P471">! - <text:span text:style-name="T228">(Rest, Sit. Fis.)</text:span></text:p>
          </table:table-cell>
        </table:table-row>
        <table:table-row table:style-name="Tabela14.4">
          <table:covered-table-cell/>
          <table:covered-table-cell/>
          <table:covered-table-cell/>
          <table:table-cell table:style-name="Tabela14.D4" office:value-type="string">
            <text:p text:style-name="P468"><text:change-start text:change-id="ct1707369927936"/><text:span text:style-name="T117">Edif. Flutuante / Palafita -</text:span><text:span text:style-name="T137">3</text:span><text:change-end text:change-id="ct1707369927936"/><text:change-start text:change-id="ct1707369927696"/><text:span text:style-name="T137"> !</text:span><text:change-end text:change-id="ct1707369927696"/></text:p>
          </table:table-cell>
          <table:table-cell table:style-name="Tabela14.E4" office:value-type="string">
            <text:p text:style-name="P218"><text:change-start text:change-id="ct1707369919056"/>Desconhecido -0</text:p>
            <text:p text:style-name="P218">Alvenaria -1</text:p>
            <text:p text:style-name="P284">Concreto -2 !</text:p>
            <text:p text:style-name="P225"><text:change-end text:change-id="ct1707369919056"/>Metal -3</text:p>
            <text:p text:style-name="P225"><text:change-start text:change-id="ct1707369924336"/>Madeira -5</text:p>
            <text:p text:style-name="P65"/>
            <text:p text:style-name="P547">V - <text:change-end text:change-id="ct1707369924336"/>(tipo in (3)) and not (material_construcao in (0,1,2,3,5))</text:p>
            <text:p text:style-name="P547"/>
            <text:p text:style-name="P553">! - (tipo in (3)) and not (material_construcao in (2))</text:p>
          </table:table-cell>
          <table:covered-table-cell/>
        </table:table-row>
        <table:table-row table:style-name="TableLine1707362227824">
          <table:covered-table-cell/>
          <table:covered-table-cell/>
          <table:table-cell table:style-name="Tabela14.C5" office:value-type="string">
            <text:p text:style-name="P296">Edificação de comunicação -1XX<text:span text:style-name="T1"> !</text:span></text:p>
          </table:table-cell>
          <table:table-cell table:style-name="Tabela14.D5" office:value-type="string">
            <text:p text:style-name="P346">Com - Centro de operações de comunicação -101</text:p>
            <text:p text:style-name="P350">Com - Central de comutação e transmissão -102</text:p>
            <text:p text:style-name="P350">Com - Estação rádio-base -103</text:p>
            <text:p text:style-name="P346">Com - Estação repetidora -104</text:p>
            <text:p text:style-name="P348">Com - <text:span text:style-name="T159">Administrativo</text:span> -10<text:span text:style-name="T159">5</text:span></text:p>
          </table:table-cell>
          <table:table-cell table:style-name="Tabela14.E5" office:value-type="string">
            <text:p text:style-name="P216">Desconhecido -0</text:p>
            <text:p text:style-name="P216">Alvenaria -1</text:p>
            <text:p text:style-name="P211">Concreto -2</text:p>
            <text:p text:style-name="P211">Metal -3</text:p>
            <text:p text:style-name="P226">Madeira -5</text:p>
            <text:p text:style-name="P61"/>
            <text:p text:style-name="P537">V - ((tipo - tipo %100)/100) in (1) and not (material_construcao in (01,2,3,5))</text:p>
          </table:table-cell>
          <table:covered-table-cell/>
        </table:table-row>
        <table:table-row table:style-name="TableLine1707362221840">
          <table:covered-table-cell/>
          <table:covered-table-cell/>
          <table:table-cell table:style-name="Tabela14.C6" office:value-type="string">
            <text:p text:style-name="P344">Edificação de energia -2XX</text:p>
          </table:table-cell>
          <table:table-cell table:style-name="Tabela14.D6" office:value-type="string">
            <text:p text:style-name="P346">Edificação de energia -201</text:p>
          </table:table-cell>
          <table:table-cell table:style-name="Tabela14.E6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2) and not (material_construcao in (0,1,2,3,5))</text:p>
          </table:table-cell>
          <table:covered-table-cell/>
        </table:table-row>
        <table:table-row table:style-name="TableLine1707362228640">
          <table:covered-table-cell/>
          <table:covered-table-cell/>
          <table:table-cell table:style-name="Tabela14.C7" office:value-type="string">
            <text:p text:style-name="P344">Edificação de abastecimento de água -3XX</text:p>
          </table:table-cell>
          <table:table-cell table:style-name="Tabela14.D7" office:value-type="string">
            <text:p text:style-name="P346">Abast - Edificação de captação de água -301</text:p>
            <text:p text:style-name="P350">Abast - Edificação de tratamento de água -302</text:p>
            <text:p text:style-name="P350">Abast - Edificação de recalque de água -303</text:p>
            <text:p text:style-name="P461"><text:span text:style-name="T117">Abast - </text:span><text:span text:style-name="T118">Administrativa</text:span><text:span text:style-name="T117"> -30</text:span><text:span text:style-name="T119">4</text:span></text:p>
            <text:p text:style-name="P346">Abast - Mista -395</text:p>
            <text:p text:style-name="P346">Abast - Outros -398</text:p>
          </table:table-cell>
          <table:table-cell table:style-name="Tabela14.E7" office:value-type="string">
            <text:p text:style-name="P215">Desconhecido -0</text:p>
            <text:p text:style-name="P215">Alvenaria -1</text:p>
            <text:p text:style-name="P211">Concreto -2</text:p>
            <text:p text:style-name="P226">Metal -3</text:p>
            <text:p text:style-name="P226">Rocha -4</text:p>
            <text:p text:style-name="P211">Madeira -5</text:p>
            <text:p text:style-name="P61">Outros -98</text:p>
            <text:p text:style-name="P211"/>
            <text:p text:style-name="P535">V - ((tipo - tipo %100)/100) in (3) and not (material_construcao in (0,1,2,3,4,5,98))</text:p>
          </table:table-cell>
          <table:covered-table-cell/>
        </table:table-row>
        <table:table-row table:style-name="TableLine1707362224832">
          <table:covered-table-cell/>
          <table:covered-table-cell/>
          <table:table-cell table:style-name="Tabela14.C8" office:value-type="string">
            <text:p text:style-name="P344">Edificação de saneamento -4XX</text:p>
          </table:table-cell>
          <table:table-cell table:style-name="Tabela14.D8" office:value-type="string">
            <text:p text:style-name="P346">Saneam - Edificação de recalque de resíduos -403</text:p>
            <text:p text:style-name="P350">Saneam - Usina de reciclagem -406</text:p>
            <text:p text:style-name="P350">Saneam - Edificação de tratamento de esgoto -405</text:p>
            <text:p text:style-name="P346">Saneam - Incinerador de resíduos -407</text:p>
            <text:p text:style-name="P346">Saneam - Outros -498</text:p>
            <text:p text:style-name="P349">Saneam – <text:span text:style-name="T171">Administração</text:span> -40<text:span text:style-name="T171">8</text:span></text:p>
          </table:table-cell>
          <table:table-cell table:style-name="Tabela14.E8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5">V - ((tipo - tipo %100)/100) in (4) and not (material_construcao in (<text:span text:style-name="T223">0,</text:span>1,2,3,5))</text:p>
          </table:table-cell>
          <table:covered-table-cell/>
        </table:table-row>
        <table:table-row table:style-name="TableLine1707362225376">
          <table:covered-table-cell/>
          <table:covered-table-cell/>
          <table:table-cell table:style-name="Tabela14.C9" office:value-type="string">
            <text:p text:style-name="P345">Edificação de ensino -5XX</text:p>
          </table:table-cell>
          <table:table-cell table:style-name="Tabela14.D9" office:value-type="string">
            <text:p text:style-name="P350">Ens - Edif. educ. infantil – creche -516</text:p>
            <text:p text:style-name="P350">Ens - Edif. educ. infantil - pré-escola -517</text:p>
            <text:p text:style-name="P350">Ens - Edif. de ensino fundamental -518</text:p>
            <text:p text:style-name="P350">Ens - Edif. de ensino médio -519</text:p>
            <text:p text:style-name="P350">Ens - Edif. educ. superior – Graduação -520</text:p>
            <text:p text:style-name="P350">Ens - Edif. educ. superior – graduação e pós-graduação -521</text:p>
            <text:p text:style-name="P350">Ens - Edif. educ. superior – pós-graduação e extensão -522</text:p>
            <text:p text:style-name="P350">Ens - Edif. educ. <text:span text:style-name="T108">profissional</text:span> de nível técnico -523</text:p>
            <text:p text:style-name="P346">Ens - Edif. educ. profissional de nível tecnológico -524</text:p>
            <text:p text:style-name="P346">Ens - Outras atividades de ensino -525</text:p>
          </table:table-cell>
          <table:table-cell table:style-name="Tabela14.E9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48">V - ((tipo - tipo %100)/100) in (<text:span text:style-name="T224">5</text:span>) and not (material_construcao in (<text:span text:style-name="T223">0,</text:span>1,2,3,5))</text:p>
          </table:table-cell>
          <table:covered-table-cell/>
        </table:table-row>
        <table:table-row table:style-name="TableLine1707362229184">
          <table:covered-table-cell/>
          <table:covered-table-cell/>
          <table:table-cell table:style-name="Tabela14.C10" office:value-type="string">
            <text:p text:style-name="P345">Edificação religiosa -6XX</text:p>
          </table:table-cell>
          <table:table-cell table:style-name="Tabela14.D10" office:value-type="string">
            <text:p text:style-name="P350">Rel - Igreja -601</text:p>
            <text:p text:style-name="P294">Rel - Templo -602<text:span text:style-name="T1"> !</text:span></text:p>
            <text:p text:style-name="P294">Rel - Centro religioso -603<text:span text:style-name="T1"> !</text:span></text:p>
            <text:p text:style-name="P294">Rel - Mosteiro -604<text:span text:style-name="T1"> !</text:span></text:p>
            <text:p text:style-name="P294">Rel - Convento -605<text:span text:style-name="T1"> !</text:span></text:p>
            <text:p text:style-name="P351"><text:span text:style-name="T76">Rel - Mesquita -606</text:span><text:span text:style-name="T77"> !</text:span></text:p>
            <text:p text:style-name="P351"><text:span text:style-name="T76">Rel - Sinagoga -607</text:span><text:span text:style-name="T77"> !</text:span></text:p>
            <text:p text:style-name="P118">Rel –<text:span text:style-name="T173"> Capela Mortuária</text:span> – 6<text:span text:style-name="T173">08</text:span></text:p>
            <text:p text:style-name="P119">Rel –<text:span text:style-name="T173"> Terreiro</text:span> – 6<text:span text:style-name="T178">09</text:span></text:p>
            <text:p text:style-name="P118">Rel –<text:span text:style-name="T173"> Administração</text:span> – 6<text:span text:style-name="T173">10</text:span></text:p>
            <text:p text:style-name="P350">Rel - Outros -698</text:p>
          </table:table-cell>
          <table:table-cell table:style-name="Tabela14.E10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6) and not (material_construcao in (0,1,2,3,4,5,98))</text:p>
          </table:table-cell>
          <table:covered-table-cell/>
        </table:table-row>
        <table:table-row table:style-name="TableLine1707362230816">
          <table:covered-table-cell/>
          <table:covered-table-cell/>
          <table:table-cell table:style-name="Tabela14.C12" table:number-rows-spanned="2" office:value-type="string">
            <text:p text:style-name="P297">Edificação ou construção turística -7XX<text:span text:style-name="T1"> !</text:span></text:p>
          </table:table-cell>
          <table:table-cell table:style-name="Tabela14.D11" office:value-type="string">
            <text:p text:style-name="P346">Tur - Cruzeiro -709</text:p>
            <text:p text:style-name="P346">Tur - Estátua -710</text:p>
            <text:p text:style-name="P346">Tur - Mirante -711</text:p>
            <text:p text:style-name="P346">Tur - Monumento -712</text:p>
          </table:table-cell>
          <table:table-cell table:style-name="Tabela14.E11" office:value-type="string">
            <text:p text:style-name="P211">Desconhecido -0</text:p>
            <text:p text:style-name="P61"/>
            <text:p text:style-name="P535">V - tipo in (709,710,711,712) and not (material_construcao in (0))</text:p>
          </table:table-cell>
          <table:covered-table-cell/>
        </table:table-row>
        <table:table-row table:style-name="TableLine1707372876144">
          <table:covered-table-cell/>
          <table:covered-table-cell/>
          <table:covered-table-cell/>
          <table:table-cell table:style-name="Tabela14.D12" office:value-type="string">
            <text:p text:style-name="P346">Tur - Panteão -713</text:p>
            <text:p text:style-name="P350">Tur - Outros -798</text:p>
          </table:table-cell>
          <table:table-cell table:style-name="Tabela14.E12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5">V - tipo in (713,798) and not (material_construcao in (0,1,2,3,4,5,98))</text:p>
          </table:table-cell>
          <table:covered-table-cell/>
        </table:table-row>
        <table:table-row table:style-name="TableLine1707372879952">
          <table:covered-table-cell/>
          <table:covered-table-cell/>
          <table:table-cell table:style-name="Tabela14.C13" office:value-type="string">
            <text:p text:style-name="P344">Edificação de lazer -8XX</text:p>
          </table:table-cell>
          <table:table-cell table:style-name="Tabela14.D13" office:value-type="string">
            <text:p text:style-name="P347">Laz - Estádio -801 <text:span text:style-name="T66">(*)</text:span></text:p>
            <text:p text:style-name="P347">Laz - Ginásio -802</text:p>
            <text:p text:style-name="P347">Laz - Museu -803 <text:span text:style-name="T66">(*)</text:span></text:p>
            <text:p text:style-name="P347">Laz - Teatro -804 <text:span text:style-name="T66">(*)</text:span></text:p>
            <text:p text:style-name="P346">Laz - Anfiteatro -805 <text:span text:style-name="T66">(*)</text:span></text:p>
            <text:p text:style-name="P346">Laz - Cinema -806</text:p>
            <text:p text:style-name="P347">Laz - Centro cultural -807 <text:span text:style-name="T66">(*)</text:span></text:p>
            <text:p text:style-name="P15">Laz - Plataforma de pesca -808</text:p>
            <text:p text:style-name="P394">Laz – Arquivo – 809</text:p>
            <text:p text:style-name="P394">Laz – Biblioteca – 810</text:p>
            <text:p text:style-name="P394">Laz - Centro de documentação -<text:span text:style-name="T203">811</text:span></text:p>
            <text:p text:style-name="P394">Laz - Circo<text:span text:style-name="T161"> – 812</text:span></text:p>
            <text:p text:style-name="P394">Laz - <text:span text:style-name="T161">Concha acústica – 81</text:span><text:span text:style-name="T203">3</text:span></text:p>
            <text:p text:style-name="P394">Laz - <text:span text:style-name="T161">Conservatório – 81</text:span><text:span text:style-name="T203">4</text:span></text:p>
            <text:p text:style-name="P394">Laz - <text:span text:style-name="T162">Coreto ou tribuna – 81</text:span><text:span text:style-name="T203">5</text:span></text:p>
            <text:p text:style-name="P394">Laz - <text:span text:style-name="T164">Equipamentos culturais diversos – 81</text:span><text:span text:style-name="T203">7</text:span></text:p>
            <text:p text:style-name="P394">Laz - <text:span text:style-name="T163">Espaço de eventos e ou cultural – 81</text:span><text:span text:style-name="T203">8</text:span></text:p>
            <text:p text:style-name="P394">Laz - Galeria<text:span text:style-name="T163"> – 81</text:span><text:span text:style-name="T204">9</text:span></text:p>
            <text:p text:style-name="P346">Laz - Outros -898</text:p>
          </table:table-cell>
          <table:table-cell table:style-name="Tabela14.E13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8) and not (material_construcao in (0,1,2,3,4,5,98))</text:p>
          </table:table-cell>
          <table:covered-table-cell/>
        </table:table-row>
        <table:table-row table:style-name="TableLine1707372890016">
          <table:covered-table-cell/>
          <table:covered-table-cell/>
          <table:table-cell table:style-name="Tabela14.C14" office:value-type="string">
            <text:p text:style-name="P345">Edificação de comércio e serviço -9XX</text:p>
          </table:table-cell>
          <table:table-cell table:style-name="Tabela14.D14" office:value-type="string">
            <text:p text:style-name="P350">Comerc - Centro comercial -903</text:p>
            <text:p text:style-name="P350">Comerc – <text:span text:style-name="T160">Super</text:span><text:span text:style-name="T205">m</text:span>ercado / <text:span text:style-name="T160">mercado</text:span> -904</text:p>
            <text:p text:style-name="P346">Comerc - Centro de convenções -905</text:p>
            <text:p text:style-name="P346">Comerc - Hotel / motel / pousada -907</text:p>
            <text:p text:style-name="P397">Comerc – Banco – 908</text:p>
            <text:p text:style-name="P397">Comerc – Centro de exposições – 909</text:p>
            <text:p text:style-name="P397">Comerc – Mercado púb<text:span text:style-name="T179">l</text:span>ico - 910</text:p>
            <text:p text:style-name="P346">Comerc - Outros -998</text:p>
          </table:table-cell>
          <table:table-cell table:style-name="Tabela14.E14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<text:span text:style-name="T225">9</text:span>) and not (material_construcao in (0,1,2,3,4,5,98))</text:p>
          </table:table-cell>
          <table:covered-table-cell/>
        </table:table-row>
        <table:table-row table:style-name="TableLine1707372889200">
          <table:covered-table-cell/>
          <table:covered-table-cell/>
          <table:table-cell table:style-name="Tabela14.C15" office:value-type="string">
            <text:p text:style-name="P345">Edificação industrial -10XX</text:p>
          </table:table-cell>
          <table:table-cell table:style-name="Tabela14.D15" office:value-type="string">
            <text:p text:style-name="P352">Ind - Fabricação alimentícia e bebidas -1015</text:p>
            <text:p text:style-name="P352">Ind - Fabricação de produtos do fumo -1016</text:p>
            <text:p text:style-name="P352">Ind - Fabricação de produtos têxteis -1017</text:p>
            <text:p text:style-name="P352">Ind - Confecção de artigos de vestuário e acessórios -1018</text:p>
            <text:p text:style-name="P352">Ind - Preparação de couros, artefatos de couro, artigos de viagem e calçados -1019</text:p>
            <text:p text:style-name="P16">nd - Fabricação de produtos de madeira e celulose -1020</text:p>
            <text:p text:style-name="P352">Ind - Fabricação de celulose, papel e produtos de papel -1021</text:p>
            <text:p text:style-name="P352">Ind - Industria de edição, impressão e reprodução de gravações -1022</text:p>
            <text:p text:style-name="P352">Ind - Fabricação de coque, refino de petróleo, elaboração de combustíveis nucleares e produção de álcool -1023</text:p>
            <text:p text:style-name="P352">Ind - Fabricação de produtos químicos -1024</text:p>
            <text:p text:style-name="P352">Ind - Fabricação de artigos de borracha e material plástico -1025</text:p>
            <text:p text:style-name="P352">Ind - Fabricação de produtos de minerais não-metálicos -1026</text:p>
            <text:p text:style-name="P352">Ind - Indústria de metalurgia básica -1027</text:p>
            <text:p text:style-name="P352">IInd - Fabricação de produtos de meta<text:span text:style-name="T206">l</text:span> -1028</text:p>
            <text:p text:style-name="P346">Ind - Fabricação de máquinas e equipamentos -1029</text:p>
            <text:p text:style-name="P352">Ind - Fabri<text:span text:style-name="T166">c</text:span>ação de máquinas de escritório e equipamentos de informática -1030</text:p>
            <text:p text:style-name="P346">Ind - Fabricação de máquinas, aparelhos e materiais elétricos -1031</text:p>
            <text:p text:style-name="P346">Ind - Fabricação de material eletrônico, e equipamentos de comunicações -1032</text:p>
            <text:p text:style-name="P352">Ind - Fabricação de equipamentos de instrumentação médico-hospitalares, instrumentos de precisão e ópticos, automação industrial, cronômetros e relógios -1033</text:p>
            <text:p text:style-name="P352">Ind - Fabricação e montagem de veículos automotores, reboques e carrocerias -1034</text:p>
            <text:p text:style-name="P352">Ind - Fabricação de outros equipamentos de transporte -1035</text:p>
            <text:p text:style-name="P352">Ind - Fabricação de móveis e indústrias diversas -1036</text:p>
            <text:p text:style-name="P352">Ind - Indústria reciclagem -1037</text:p>
            <text:p text:style-name="P346">Ind - Indústria de construção -1045</text:p>
            <text:p text:style-name="P346">Ind - Outros -1098</text:p>
          </table:table-cell>
          <table:table-cell table:style-name="Tabela14.E15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211"/>
            <text:p text:style-name="P537">V - (tipo - tipo %100)/100) in (10) and not (material_construcao in (0,1,2,3,4,5))</text:p>
          </table:table-cell>
          <table:covered-table-cell/>
        </table:table-row>
        <table:table-row table:style-name="TableLine1707372875056">
          <table:covered-table-cell/>
          <table:covered-table-cell/>
          <table:table-cell table:style-name="Tabela14.C16" office:value-type="string">
            <text:p text:style-name="P344">Edificação de extração mineral -<text:span text:style-name="T207">11XX</text:span></text:p>
          </table:table-cell>
          <table:table-cell table:style-name="Tabela14.D16" office:value-type="string">
            <text:p text:style-name="P346">Ext Min - Extração de carvão mineral -1110</text:p>
            <text:p text:style-name="P346">Ext Min - Extração de petróleo e serviços relacionados -1111</text:p>
            <text:p text:style-name="P346">Ext Min - Extração de minerais metálicos -1113</text:p>
            <text:p text:style-name="P346">Ext Min - Extração de minerais não-metálicos -1114</text:p>
            <text:p text:style-name="P346">Ext Min - Outros -1198</text:p>
          </table:table-cell>
          <table:table-cell table:style-name="Tabela14.E16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4"/>
            <text:p text:style-name="P540">V - ((tipo - tipo %100)/100) in (11) and not (material_construcao in (0,1,2,3,4,5,98))</text:p>
          </table:table-cell>
          <table:covered-table-cell/>
        </table:table-row>
        <table:table-row table:style-name="TableLine1707372882128">
          <table:covered-table-cell/>
          <table:covered-table-cell/>
          <table:table-cell table:style-name="Tabela14.C17" office:value-type="string">
            <text:p text:style-name="P344">Edificação agropecuária -12XX</text:p>
          </table:table-cell>
          <table:table-cell table:style-name="Tabela14.D17" office:value-type="string">
            <text:p text:style-name="P17">Agro - Sede operacional de fazenda -1212 <text:span text:style-name="T41">(*)</text:span></text:p>
            <text:p text:style-name="P346">Agro - Aviário -1213</text:p>
            <text:p text:style-name="P17">Agro - Apiário -1214</text:p>
            <text:p text:style-name="P355">Agro - Viveiro de plantas -1215</text:p>
            <text:p text:style-name="P355">Agro - Viveiro para <text:span text:style-name="T41">aquicultura</text:span> -1216</text:p>
            <text:p text:style-name="P346">Agro - Pocilga -1217</text:p>
            <text:p text:style-name="P355">Agro - Curral -1218</text:p>
            <text:p text:style-name="P355">Agro - Outros -1298</text:p>
          </table:table-cell>
          <table:table-cell table:style-name="Tabela14.E17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2) and not (material_construcao in (0,1,2,3,4,5,98))</text:p>
          </table:table-cell>
          <table:covered-table-cell/>
        </table:table-row>
        <table:table-row table:style-name="TableLine1707372883488">
          <table:covered-table-cell/>
          <table:covered-table-cell/>
          <table:table-cell table:style-name="Tabela14.C18" office:value-type="string">
            <text:p text:style-name="P345">Edificação pública civil -13XX</text:p>
          </table:table-cell>
          <table:table-cell table:style-name="Tabela14.D18" office:value-type="string">
            <text:p text:style-name="P346">Pub Civ - Cartorial -1303</text:p>
            <text:p text:style-name="P346">Pub Civ - Gestão pública -1304</text:p>
            <text:p text:style-name="P355">Pub Civ - Eleitoral -1305</text:p>
            <text:p text:style-name="P293">Pub Civ - Produção ou pequisa pública -1306<text:span text:style-name="T1"> !</text:span></text:p>
            <text:p text:style-name="P346">Pub Civ - Seguridade social -1307</text:p>
            <text:p text:style-name="P355">Pub Civ - Câmara municipal -1308</text:p>
            <text:p text:style-name="P355">Pub Civ - <text:span text:style-name="T108">Assembleia</text:span> legislativa -1309<text:change-start text:change-id="ct1707369927456"/></text:p>
            <text:p text:style-name="P356">Pub Civ - <text:span text:style-name="T174">Autarquia</text:span> -13<text:span text:style-name="T174">1</text:span><text:span text:style-name="T208">0</text:span><text:change-end text:change-id="ct1707369927456"/></text:p>
            <text:p text:style-name="P356">Pub Civ - <text:span text:style-name="T174">Fórum</text:span> -13<text:span text:style-name="T174">1</text:span><text:change-start text:change-id="ct1707369922416"/><text:span text:style-name="T208">3</text:span></text:p>
            <text:p text:style-name="P357">Pub Civ - <text:span text:style-name="T174">Fundação</text:span> -13<text:span text:style-name="T174">1</text:span><text:span text:style-name="T208">4</text:span></text:p>
            <text:p text:style-name="P357">Pub Civ - <text:span text:style-name="T174">Procuradoria</text:span> -13<text:span text:style-name="T174">1</text:span><text:span text:style-name="T209">5</text:span><text:change-end text:change-id="ct1707369922416"/><text:change text:change-id="ct1707369926496"/></text:p>
            <text:p text:style-name="P585">Pub Civ - <text:span text:style-name="T174">Secretaria</text:span> -13<text:span text:style-name="T174">1</text:span><text:change-start text:change-id="ct1707369925536"/><text:span text:style-name="T209">6</text:span><text:change-end text:change-id="ct1707369925536"/><text:change text:change-id="ct1707369919296"/><text:change text:change-id="ct1707369923376"/><text:change text:change-id="ct1707369928416"/></text:p>
            <text:p text:style-name="P355">Pub Civ - Prefeitura -1322</text:p>
            <text:p text:style-name="P355">Pub Civ - Outros -1398</text:p>
          </table:table-cell>
          <table:table-cell table:style-name="Tabela14.E18" office:value-type="string">
            <text:p text:style-name="P226">D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3) and not (material_construcao in (0,1,2,3,4,5,98))</text:p>
          </table:table-cell>
          <table:covered-table-cell/>
        </table:table-row>
        <table:table-row table:style-name="TableLine1707372878320">
          <table:covered-table-cell/>
          <table:covered-table-cell/>
          <table:table-cell table:style-name="Tabela14.C19" office:value-type="string">
            <text:p text:style-name="P296"><text:span text:style-name="T108">Habitação</text:span> <text:span text:style-name="T108">indígena</text:span> -14XX<text:span text:style-name="T1"> !</text:span></text:p>
          </table:table-cell>
          <table:table-cell table:style-name="Tabela14.D19" office:value-type="string">
            <text:p text:style-name="P346"><text:span text:style-name="T108">Habitação</text:span> <text:span text:style-name="T108">indígena</text:span> -1401</text:p>
          </table:table-cell>
          <table:table-cell table:style-name="Tabela14.E19" office:value-type="string">
            <text:p text:style-name="P59">Não aplicável -97</text:p>
            <text:p text:style-name="P59"/>
            <text:p text:style-name="P535">V - ((tipo - tipo %100)/100) in (14) and not (material_construcao in (97))</text:p>
          </table:table-cell>
          <table:covered-table-cell/>
        </table:table-row>
        <table:table-row table:style-name="TableLine1707372890832">
          <table:covered-table-cell/>
          <table:covered-table-cell/>
          <table:table-cell table:style-name="Tabela14.C20" office:value-type="string">
            <text:p text:style-name="P296">Edificação de medição de fenômenos -15XX<text:span text:style-name="T1"> !</text:span></text:p>
          </table:table-cell>
          <table:table-cell table:style-name="Tabela14.D20" office:value-type="string">
            <text:p text:style-name="P346">Edificação de medição de fenômenos -1501</text:p>
          </table:table-cell>
          <table:table-cell table:style-name="Tabela14.E20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15) and not (material_construcao in (<text:span text:style-name="T226">0,</text:span>1,2,3,5))</text:p>
          </table:table-cell>
          <table:covered-table-cell/>
        </table:table-row>
        <table:table-row table:style-name="TableLine1707372876688">
          <table:covered-table-cell/>
          <table:covered-table-cell/>
          <table:table-cell table:style-name="Tabela14.C21" office:value-type="string">
            <text:p text:style-name="P345">Edificação militar -17XX</text:p>
          </table:table-cell>
          <table:table-cell table:style-name="Tabela14.D21" office:value-type="string">
            <text:p text:style-name="P358">Pub Mil - Aquartelamento -1712<text:change-start text:change-id="ct1707369928896"/></text:p>
            <text:p text:style-name="P358">Pub Mil - Hotel de trânsito -1717<text:change-end text:change-id="ct1707369928896"/></text:p>
            <text:p text:style-name="P346">Pub Mil - Delegacia de serviço militar -1718<text:change-start text:change-id="ct1707369926016"/></text:p>
            <text:p text:style-name="P346"><text:change-end text:change-id="ct1707369926016"/><text:change text:change-id="ct1707369924576"/><text:change-start text:change-id="ct1707369929136"/>Pub Mil - Capitania dos portos -<text:span text:style-name="T210">1724</text:span><text:change-end text:change-id="ct1707369929136"/></text:p>
            <text:p text:style-name="P346">Pub Mil - Outros -1798</text:p>
          </table:table-cell>
          <table:table-cell table:style-name="Tabela14.E21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7) and not (material_construcao in (0,1,2,3,4,5,98))</text:p>
          </table:table-cell>
          <table:covered-table-cell/>
        </table:table-row>
        <table:table-row table:style-name="TableLine1707372873968">
          <table:covered-table-cell/>
          <table:covered-table-cell/>
          <table:table-cell table:style-name="Tabela14.C22" office:value-type="string">
            <text:p text:style-name="P344">Posto fiscal -19XX</text:p>
          </table:table-cell>
          <table:table-cell table:style-name="Tabela14.D22" office:value-type="string">
            <text:p text:style-name="P358"><text:change-start text:change-id="ct1707369926736"/>Posto Fisc - Tributação -1910</text:p>
            <text:p text:style-name="P358">Posto Fisc - Fiscalização sanitária -<text:span text:style-name="T210">1912</text:span><text:change-end text:change-id="ct1707369926736"/><text:change text:change-id="ct1707369928656"/><text:change text:change-id="ct1707369929376"/></text:p>
            <text:p text:style-name="P353">Posto Fisc – <text:span text:style-name="T169">Posto de pesagem</text:span> -191<text:change-start text:change-id="ct1707369919536"/><text:span text:style-name="T210">3</text:span><text:change-end text:change-id="ct1707369919536"/><text:change text:change-id="ct1707369922896"/></text:p>
            <text:p text:style-name="P346">Posto Fisc - <text:span text:style-name="T43">Misto</text:span> -19<text:span text:style-name="T43">95</text:span><text:change-start text:change-id="ct1707369930096"/></text:p>
            <text:p text:style-name="P358">Posto Fisc - Outros -19<text:span text:style-name="T43">9</text:span><text:span text:style-name="T210">8</text:span><text:change-end text:change-id="ct1707369930096"/></text:p>
          </table:table-cell>
          <table:table-cell table:style-name="Tabela14.E22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19) and not (material_construcao in (0,1,2,3,5,98))</text:p>
          </table:table-cell>
          <table:covered-table-cell/>
        </table:table-row>
        <table:table-row table:style-name="TableLine1707372880496">
          <table:covered-table-cell/>
          <table:covered-table-cell/>
          <table:table-cell table:style-name="Tabela14.C23" office:value-type="string">
            <text:p text:style-name="P345">Edificação de saúde -20XX</text:p>
          </table:table-cell>
          <table:table-cell table:style-name="Tabela14.D23" office:value-type="string">
            <text:p text:style-name="P358"><text:change-start text:change-id="ct1707369930336"/>Sau - Atendimento hospitalar -2025</text:p>
            <text:p text:style-name="P358">Sau - Atendimento hospitalar especializado -2026</text:p>
            <text:p text:style-name="P358">Sau - Atendimento a urgência e emergências (pronto socorro) -2027</text:p>
            <text:p text:style-name="P358"><text:change-end text:change-id="ct1707369930336"/>Sau - Atenção ambulatorial (posto e centro de saúde) -2028</text:p>
            <text:p text:style-name="P358"><text:change text:change-id="ct1707369931056"/><text:change-start text:change-id="ct1707369923616"/>Sau - Serviços de complementação diagnóstica ou terapêutica -2029<text:change-end text:change-id="ct1707369923616"/></text:p>
            <text:p text:style-name="P351"><text:change text:change-id="ct1707369920016"/><text:span text:style-name="T76">Sau - Outras atividades relacionadas com a atenção à saúde (instituto de pesquisa) -2030</text:span><text:span text:style-name="T77"> !</text:span><text:change text:change-id="ct1707369920256"/></text:p>
            <text:p text:style-name="P293">Sau - Serviços veterinários -2031<text:span text:style-name="T1"> !</text:span></text:p>
          </table:table-cell>
          <table:table-cell table:style-name="Tabela14.E23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20) and not (material_construcao in (0,1,2,3,5,98))</text:p>
          </table:table-cell>
          <table:covered-table-cell/>
        </table:table-row>
        <table:table-row table:style-name="TableLine1707372877504">
          <table:covered-table-cell/>
          <table:covered-table-cell/>
          <table:table-cell table:style-name="Tabela14.C24" office:value-type="string">
            <text:p text:style-name="P345">Edificação de <text:span text:style-name="T158">desenvolvimento</text:span> social -21XX</text:p>
          </table:table-cell>
          <table:table-cell table:style-name="Tabela14.D24" office:value-type="string">
            <text:p text:style-name="P117">Ssoc –<text:span text:style-name="T170"> Serviço Social</text:span> -21<text:span text:style-name="T165">01</text:span></text:p>
          </table:table-cell>
          <table:table-cell table:style-name="Tabela14.E24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21) and not (material_construcao in (0,1,2,3,5,98))</text:p>
          </table:table-cell>
          <table:covered-table-cell/>
        </table:table-row>
        <table:table-row table:style-name="TableLine1707372886752">
          <table:covered-table-cell/>
          <table:covered-table-cell/>
          <table:table-cell table:style-name="Tabela14.C25" office:value-type="string">
            <text:p text:style-name="P344">Edificação rodoviária -22XX</text:p>
          </table:table-cell>
          <table:table-cell table:style-name="Tabela14.D25" office:value-type="string">
            <text:p text:style-name="P358"><text:change-start text:change-id="ct1707369930576"/>Rod - Terminal interestadual -2208 <text:span text:style-name="T66">(*)</text:span></text:p>
            <text:p text:style-name="P358"><text:change-end text:change-id="ct1707369930576"/><text:change-start text:change-id="ct1707369920496"/>Rod - Terminal urbano -2209 <text:span text:style-name="T66">(*)</text:span><text:change-end text:change-id="ct1707369920496"/><text:change text:change-id="ct1707369930816"/></text:p>
            <text:p text:style-name="P346">Rod - Parada interestadual -2210</text:p>
            <text:p text:style-name="P346">Rod - Posto de pedágio -2213<text:change text:change-id="ct1707369931776"/><text:change text:change-id="ct1707369926256"/><text:change text:change-id="ct1707369924096"/><text:change-start text:change-id="ct1707369921456"/></text:p>
            <text:p text:style-name="P358">Rod - <text:span text:style-name="T44">Outros</text:span> -22<text:span text:style-name="T44">98</text:span><text:change-end text:change-id="ct1707369921456"/></text:p>
          </table:table-cell>
          <table:table-cell table:style-name="Tabela14.E25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22) and not (material_construcao in (0,1,2,3,5)</text:p>
          </table:table-cell>
          <table:covered-table-cell/>
        </table:table-row>
        <table:table-row table:style-name="TableLine1707372875600">
          <table:covered-table-cell/>
          <table:covered-table-cell/>
          <table:table-cell table:style-name="Tabela14.C26" office:value-type="string">
            <text:p text:style-name="P344"><text:change-start text:change-id="ct1707369920736"/>Edificação ferroviária ou metroviária -23XX<text:change-end text:change-id="ct1707369920736"/></text:p>
          </table:table-cell>
          <table:table-cell table:style-name="Tabela14.D26" office:value-type="string">
            <text:p text:style-name="P346"><text:change-start text:change-id="ct1707369921216"/>Ferrov - Estação ferroviária de passageiros -2316</text:p>
            <text:p text:style-name="P346">Ferrov - Estação metroviária -2317</text:p>
            <text:p text:style-name="P346">Ferrov - Terminal ferroviário de cargas -2318</text:p>
            <text:p text:style-name="P346">Ferrov - Terminal ferroviário de passageiros e cargas -2319</text:p>
            <text:p text:style-name="P295">Ferrov - Oficina de manutenção -2320 !</text:p>
            <text:p text:style-name="P399">Ferrov – Administração 232<text:span text:style-name="T167">1</text:span></text:p>
            <text:p text:style-name="P346">Ferrov - <text:span text:style-name="T44">Outros</text:span> -23<text:span text:style-name="T44">98</text:span><text:change-end text:change-id="ct1707369921216"/></text:p>
          </table:table-cell>
          <table:table-cell table:style-name="Tabela14.E26" office:value-type="string">
            <text:p text:style-name="P25"><text:span text:style-name="T222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text:change-start text:change-id="ct1707369921936"/></text:p>
            <text:p text:style-name="P211"/>
            <text:p text:style-name="P535">V - <text:change-end text:change-id="ct1707369921936"/>((tipo - tipo %100)/100) in (23) and not (material_construcao in (0,1,2,3,5))</text:p>
          </table:table-cell>
          <table:covered-table-cell/>
        </table:table-row>
        <table:table-row table:style-name="TableLine1707372885392">
          <table:covered-table-cell/>
          <table:covered-table-cell/>
          <table:table-cell table:style-name="Tabela14.C27" office:value-type="string">
            <text:p text:style-name="P344">Edificação <text:span text:style-name="T39">aeroportuária</text:span> -24XX</text:p>
          </table:table-cell>
          <table:table-cell table:style-name="Tabela14.D27" office:value-type="string">
            <text:p text:style-name="P346"><text:change text:change-id="ct1707369922176"/><text:change-start text:change-id="ct1707369922656"/>Aero - Terminal de passageiros -2426<text:change-end text:change-id="ct1707369922656"/></text:p>
            <text:p text:style-name="P346">Aero - Terminal de cargas -2427<text:change text:change-id="ct1707369923856"/></text:p>
            <text:p text:style-name="P346">Aero - Torre de controle -2428<text:change-start text:change-id="ct1707369948336"/></text:p>
            <text:p text:style-name="P359">Aero - Hangar -2429<text:change-end text:change-id="ct1707369948336"/></text:p>
            <text:p text:style-name="P463"><text:span text:style-name="T130">Aero – Serviço de Combate à </text:span><text:change text:change-id="ct1707369947376"/><text:change-start text:change-id="ct1707369948576"/><text:span text:style-name="T128">incêndios</text:span><text:change-end text:change-id="ct1707369948576"/><text:span text:style-name="T130"> (SCI) –</text:span><text:span text:style-name="T131"> </text:span><text:span text:style-name="T120">2</text:span><text:span text:style-name="T121">430</text:span></text:p>
            <text:p text:style-name="P396">Aero – Administração - 243<text:span text:style-name="T178">1</text:span></text:p>
            <text:p text:style-name="P346">Aero - <text:span text:style-name="T45">Outros</text:span> -24<text:span text:style-name="T45">98</text:span></text:p>
          </table:table-cell>
          <table:table-cell table:style-name="Tabela14.E27" office:value-type="string">
            <text:p text:style-name="P25"><text:span text:style-name="T222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>Outros -98</text:p>
            <text:p text:style-name="P61"/>
            <text:p text:style-name="P537">V - ((tipo - tipo %100)/100) in (24) and not (material_construcao in (0,1,2,3,5,98))</text:p>
          </table:table-cell>
          <table:covered-table-cell/>
        </table:table-row>
        <table:table-row table:style-name="TableLine1707372887840">
          <table:covered-table-cell/>
          <table:covered-table-cell/>
          <table:table-cell table:style-name="Tabela14.C28" office:value-type="string">
            <text:p text:style-name="P345">Edificação portuária -25XX</text:p>
          </table:table-cell>
          <table:table-cell table:style-name="Tabela14.D28" office:value-type="string">
            <text:p text:style-name="P116">Port – <text:span text:style-name="T145">Edificação portuária</text:span> -25<text:span text:style-name="T145">01</text:span></text:p>
          </table:table-cell>
          <table:table-cell table:style-name="Tabela14.E28" office:value-type="string">
            <text:p text:style-name="P25"><text:span text:style-name="T222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211"/>
            <text:p text:style-name="P537">V - ((tipo - tipo %100)/100) in (25) and not (material_construcao in (0,1,2,3,5))</text:p>
          </table:table-cell>
          <table:covered-table-cell/>
        </table:table-row>
        <table:table-row table:style-name="TableLine1707372902800">
          <table:covered-table-cell/>
          <table:covered-table-cell/>
          <table:table-cell table:style-name="Tabela14.C29" office:value-type="string">
            <text:p text:style-name="P344">Posto de <text:span text:style-name="T108">combustível</text:span> -26XX</text:p>
          </table:table-cell>
          <table:table-cell table:style-name="Tabela14.D29" office:value-type="string">
            <text:p text:style-name="P346">Posto de <text:span text:style-name="T108">combustível</text:span> -2601</text:p>
          </table:table-cell>
          <table:table-cell table:style-name="Tabela14.E29" office:value-type="string">
            <text:p text:style-name="P25"><text:span text:style-name="T222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211"/>
            <text:p text:style-name="P537">V - ((tipo - tipo %100)/100) in (26) and not (material_construcao in (<text:span text:style-name="T227">0,</text:span>1,2,3,5))</text:p>
          </table:table-cell>
          <table:covered-table-cell/>
        </table:table-row>
        <table:table-row table:style-name="TableLine1707372905520">
          <table:covered-table-cell/>
          <table:covered-table-cell/>
          <table:table-cell table:style-name="Tabela14.C30" office:value-type="string">
            <text:p text:style-name="P120">Representação diplomática <text:span text:style-name="T168">- 29XX</text:span></text:p>
          </table:table-cell>
          <table:table-cell table:style-name="Tabela14.D30" office:value-type="string">
            <text:p text:style-name="P395">Dip – Consulado - 2901</text:p>
            <text:p text:style-name="P395">Dip – Embaixada - 2902</text:p>
          </table:table-cell>
          <table:table-cell table:style-name="Tabela14.E30" office:value-type="string">
            <text:p text:style-name="P226"><text:change text:change-id="ct1707369946416"/><text:span text:style-name="T105">D</text:span><text:span text:style-name="T104">esconhecido -0</text:span></text:p>
            <text:p text:style-name="P459">Alvenaria -1</text:p>
            <text:p text:style-name="P459">Concreto -2</text:p>
            <text:p text:style-name="P459">Metal -3</text:p>
            <text:p text:style-name="P457">Rocha -4</text:p>
            <text:p text:style-name="P460">Madeira -5<text:change-start text:change-id="ct1707369941376"/></text:p>
            <text:p text:style-name="P456">Outros -98</text:p>
            <text:p text:style-name="P66"/>
            <text:p text:style-name="P445">V - <text:change-end text:change-id="ct1707369941376"/>((tipo - tipo %100)/100) in (29) and not (material_construcao in (0,1,2,3,4,5,98))</text:p>
          </table:table-cell>
          <table:covered-table-cell/>
        </table:table-row>
        <table:table-row table:style-name="TableLine1707372906336">
          <table:covered-table-cell/>
          <table:covered-table-cell/>
          <table:table-cell table:style-name="Tabela14.C31" office:value-type="string">
            <text:p text:style-name="P464"><text:change text:change-id="ct1707369946656"/><text:span text:style-name="T132">Edificação de </text:span><text:span text:style-name="T122">s</text:span><text:span text:style-name="T123">egurança pública</text:span><text:span text:style-name="T132"> </text:span><text:span text:style-name="T133">- 30XX</text:span></text:p>
          </table:table-cell>
          <table:table-cell table:style-name="Tabela14.D31" office:value-type="string">
            <text:p text:style-name="P462"><text:change text:change-id="ct1707369939936"/><text:span text:style-name="T125">S</text:span><text:span text:style-name="T126">eg</text:span><text:span text:style-name="T134"> – Delegacia de polícia civil - 3001</text:span></text:p>
            <text:p text:style-name="P354"><text:span text:style-name="T88">S</text:span><text:span text:style-name="T89">eg</text:span> - Posto policia militar – <text:span text:style-name="T175">3002</text:span></text:p>
            <text:p text:style-name="P354"><text:span text:style-name="T88">S</text:span><text:span text:style-name="T89">eg</text:span> - Posto <text:span text:style-name="T175">guarda municipal</text:span> – <text:span text:style-name="T175">3003</text:span></text:p>
            <text:p text:style-name="P18"><text:span text:style-name="T88">S</text:span><text:span text:style-name="T89">eg</text:span><text:span text:style-name="T175"> - </text:span>Posto de polícia rodoviári<text:span text:style-name="T42">a federal</text:span> -<text:span text:style-name="T175">3004</text:span></text:p>
            <text:p text:style-name="P19"><text:span text:style-name="T88">S</text:span><text:span text:style-name="T89">eg</text:span> – Polícia militar – 3005</text:p>
            <text:p text:style-name="P465"><text:span text:style-name="T125">S</text:span><text:span text:style-name="T126">eg</text:span><text:span text:style-name="T117"> - Prisional -</text:span><text:span text:style-name="T124">3</text:span><text:span text:style-name="T123">006</text:span><text:change-start text:change-id="ct1707369934896"/></text:p>
            <text:p text:style-name="P466"><text:span text:style-name="T125">S</text:span><text:span text:style-name="T126">eg</text:span><text:span text:style-name="T124"> - </text:span><text:change-end text:change-id="ct1707369934896"/><text:span text:style-name="T124">Bombeiros Militar</text:span><text:change-start text:change-id="ct1707369934176"/><text:span text:style-name="T124"> -3</text:span><text:span text:style-name="T123">00</text:span><text:change-end text:change-id="ct1707369934176"/><text:span text:style-name="T129">7</text:span><text:change-start text:change-id="ct1707369946896"/></text:p>
            <text:p text:style-name="P466"><text:span text:style-name="T125">S</text:span><text:span text:style-name="T126">eg</text:span><text:span text:style-name="T124"> - </text:span><text:change-end text:change-id="ct1707369946896"/><text:span text:style-name="T124">Bombeiros Civil</text:span><text:change-start text:change-id="ct1707369941856"/><text:span text:style-name="T124"> -3</text:span><text:span text:style-name="T123">00</text:span><text:change-end text:change-id="ct1707369941856"/><text:span text:style-name="T129">8</text:span></text:p>
            <text:p text:style-name="P398"><text:span text:style-name="T88">S</text:span><text:span text:style-name="T89">eg</text:span> – Outras polícias civis - 3098</text:p>
          </table:table-cell>
          <table:table-cell table:style-name="Tabela14.E31" office:value-type="string">
            <text:p text:style-name="P25"><text:change text:change-id="ct1707369939216"/><text:span text:style-name="T105">D</text:span><text:span text:style-name="T104">esconhecido -0</text:span></text:p>
            <text:p text:style-name="P459">Alvenaria -1</text:p>
            <text:p text:style-name="P459">Concreto -2</text:p>
            <text:p text:style-name="P459">Metal -3</text:p>
            <text:p text:style-name="P457">Rocha -4</text:p>
            <text:p text:style-name="P460">Madeira -5</text:p>
            <text:p text:style-name="P457">Outros -98</text:p>
            <text:p text:style-name="P63"/>
            <text:p text:style-name="P538">V - ((tipo - tipo %100)/100) in (30) and not (material_construcao in (0,1,2,3,4,5,98))</text:p>
          </table:table-cell>
          <table:covered-table-cell/>
        </table:table-row>
        <table:table-row table:style-name="TableLine1707372905792">
          <table:covered-table-cell/>
          <table:covered-table-cell/>
          <table:table-cell table:style-name="Tabela14.C32" table:number-columns-spanned="2" office:value-type="string">
            <text:p text:style-name="P500">! - ((tipo - tipo %100)/100) in (1, 7, 14, 15, 16) or tipo in (3, 602, 603, 604, 605, 606, 607, 1306, 2030, 2031, 2320)</text:p>
          </table:table-cell>
          <table:covered-table-cell/>
          <table:table-cell table:style-name="Tabela14.E32" office:value-type="string">
            <text:p text:style-name="P442">V - (tipo %100) in (95, 98) and (observacao is NULL or observacao = '')</text:p>
          </table:table-cell>
          <table:covered-table-cell/>
        </table:table-row>
      </table:table>
      <text:p text:style-name="P4">! </text:p>
      <text:p text:style-name="P4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1707372908240">
          <table:table-cell table:style-name="Tabela17.A1" office:value-type="string">
            <text:p text:style-name="P35">Classe</text:p>
          </table:table-cell>
          <table:table-cell table:style-name="Tabela17.B1" table:number-columns-spanned="4" office:value-type="string">
            <text:p text:style-name="P59"><text:span text:style-name="T26">constr_extracao_mineral</text:span> <text:span text:style-name="T72">[PA]</text:span></text:p>
          </table:table-cell>
          <table:covered-table-cell/>
          <table:covered-table-cell/>
          <table:covered-table-cell/>
        </table:table-row>
        <table:table-row table:style-name="TableLine1707372904432">
          <table:table-cell table:style-name="Tabela17.A2" office:value-type="string">
            <text:p text:style-name="P35">Atributo</text:p>
          </table:table-cell>
          <table:table-cell table:style-name="Tabela17.A2" office:value-type="string">
            <text:p text:style-name="P147">nome<text:span text:style-name="T6"> (0..1)</text:span></text:p>
          </table:table-cell>
          <table:table-cell table:style-name="Tabela17.A2" office:value-type="string">
            <text:p text:style-name="P147">tipo<text:span text:style-name="T5"> (1)</text:span></text:p>
          </table:table-cell>
          <table:table-cell table:style-name="Tabela17.A2" office:value-type="string">
            <text:p text:style-name="P91">forma_extracao<text:span text:style-name="T5"> (1)</text:span></text:p>
          </table:table-cell>
          <table:table-cell table:style-name="Tabela17.E2" office:value-type="string">
            <text:p text:style-name="P59">situacao_fisica<text:span text:style-name="T5"> (1)</text:span></text:p>
          </table:table-cell>
        </table:table-row>
        <table:table-row table:style-name="TableLine1707372901440">
          <table:table-cell table:style-name="Tabela17.A8" table:number-rows-spanned="6" office:value-type="string">
            <text:p text:style-name="P35">Domínio</text:p>
          </table:table-cell>
          <table:table-cell table:style-name="Tabela17.B8" table:number-rows-spanned="6" office:value-type="string">
            <text:p text:style-name="P513">A ser preenchido</text:p>
          </table:table-cell>
          <table:table-cell table:style-name="Tabela17.C3" office:value-type="string">
            <text:p text:style-name="P362"><text:span text:style-name="T79">Poço / </text:span><text:span text:style-name="T80">Á</text:span><text:span text:style-name="T79">gua subterrânea</text:span><text:span text:style-name="T76"> -1</text:span><text:span text:style-name="T77"> !</text:span></text:p>
          </table:table-cell>
          <table:table-cell table:style-name="Tabela17.D7" table:number-rows-spanned="5" office:value-type="string">
            <text:p text:style-name="P360">A céu aberto -5</text:p>
            <text:p text:style-name="P307">Subterrânea -6<text:span text:style-name="T1"> !</text:span></text:p>
            <text:p text:style-name="P304"/>
            <text:p text:style-name="P473">! - forma_extracao in (6)</text:p>
          </table:table-cell>
          <table:table-cell table:style-name="Tabela17.E7" table:number-rows-spanned="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2">! - (Rest, Sit. Fis.)</text:p>
          </table:table-cell>
        </table:table-row>
        <table:table-row table:style-name="TableLine1707372891920">
          <table:covered-table-cell/>
          <table:covered-table-cell/>
          <table:table-cell table:style-name="Tabela17.C4" office:value-type="string">
            <text:p text:style-name="P361">Mina / <text:span text:style-name="T112">Pedreira</text:span> -4</text:p>
          </table:table-cell>
          <table:covered-table-cell/>
          <table:covered-table-cell/>
        </table:table-row>
        <table:table-row table:style-name="TableLine1707372901712">
          <table:covered-table-cell/>
          <table:covered-table-cell/>
          <table:table-cell table:style-name="Tabela17.C5" office:value-type="string">
            <text:p text:style-name="P302">Garimpo -5 !</text:p>
          </table:table-cell>
          <table:covered-table-cell/>
          <table:covered-table-cell/>
        </table:table-row>
        <table:table-row table:style-name="TableLine1707372903072">
          <table:covered-table-cell/>
          <table:covered-table-cell/>
          <table:table-cell table:style-name="Tabela17.C6" office:value-type="string">
            <text:p text:style-name="P302">Salina -6 !</text:p>
          </table:table-cell>
          <table:covered-table-cell/>
          <table:covered-table-cell/>
        </table:table-row>
        <table:table-row table:style-name="TableLine1707372892192">
          <table:covered-table-cell/>
          <table:covered-table-cell/>
          <table:table-cell table:style-name="Tabela17.C7" office:value-type="string">
            <text:p text:style-name="P362"><text:span text:style-name="T76">Poço /</text:span><text:span text:style-name="T79"> </text:span><text:span text:style-name="T80">P</text:span><text:span text:style-name="T79">etróleo</text:span><text:span text:style-name="T76"> -</text:span><text:span text:style-name="T81">8</text:span><text:span text:style-name="T77"> !</text:span></text:p>
          </table:table-cell>
          <table:covered-table-cell/>
          <table:covered-table-cell/>
        </table:table-row>
        <table:table-row table:style-name="TableLine1707372902256">
          <table:covered-table-cell/>
          <table:covered-table-cell/>
          <table:table-cell table:style-name="Tabela17.C8" office:value-type="string">
            <text:p text:style-name="P31">! - tipo in (1, 5, 6, 8)</text:p>
          </table:table-cell>
          <table:table-cell table:style-name="Tabela17.D8" office:value-type="string">
            <text:p text:style-name="P30">-</text:p>
          </table:table-cell>
          <table:table-cell table:style-name="Tabela17.E8" office:value-type="string">
            <text:p text:style-name="P30"/>
          </table:table-cell>
        </table:table-row>
      </table:table>
      <text:p text:style-name="P4"/>
      <text:p text:style-name="P4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3"/>
        <table:table-row table:style-name="TableLine1707372892464">
          <table:table-cell table:style-name="Tabela16.A1" office:value-type="string">
            <text:p text:style-name="P35">Classe</text:p>
          </table:table-cell>
          <table:table-cell table:style-name="Tabela16.B1" table:number-columns-spanned="4" office:value-type="string">
            <text:p text:style-name="P72">constr_ocupacao_solo [PLA]</text:p>
          </table:table-cell>
          <table:covered-table-cell/>
          <table:covered-table-cell/>
          <table:covered-table-cell/>
        </table:table-row>
        <table:table-row table:style-name="TableLine1707372904976">
          <table:table-cell table:style-name="Tabela16.A2" office:value-type="string">
            <text:p text:style-name="P35">Atributo</text:p>
          </table:table-cell>
          <table:table-cell table:style-name="Tabela16.A2" office:value-type="string">
            <text:p text:style-name="P147">nome<text:span text:style-name="T6"> (0..1)</text:span></text:p>
          </table:table-cell>
          <table:table-cell table:style-name="Tabela16.A2" office:value-type="string">
            <text:p text:style-name="P174">filtro (1)</text:p>
          </table:table-cell>
          <table:table-cell table:style-name="Tabela16.A2" office:value-type="string">
            <text:p text:style-name="P59">tipo<text:span text:style-name="T5"> (1)</text:span></text:p>
          </table:table-cell>
          <table:table-cell table:style-name="Tabela16.E2" office:value-type="string">
            <text:p text:style-name="P59">situacao_fisica<text:span text:style-name="T5"> (1)</text:span></text:p>
          </table:table-cell>
        </table:table-row>
        <table:table-row table:style-name="TableLine1707372895456">
          <table:table-cell table:style-name="Tabela16.A14" table:number-rows-spanned="12" office:value-type="string">
            <text:p text:style-name="P35">Domínio</text:p>
          </table:table-cell>
          <table:table-cell table:style-name="Tabela16.B14" table:number-rows-spanned="12" office:value-type="string">
            <text:p text:style-name="P513">A ser preenchido</text:p>
          </table:table-cell>
          <table:table-cell table:style-name="Tabela16.C3" office:value-type="string">
            <text:p text:style-name="P360">Cemitério -<text:span text:style-name="T28">1XX</text:span></text:p>
            <text:p text:style-name="P377">[P A]</text:p>
          </table:table-cell>
          <table:table-cell table:style-name="Tabela16.D3" office:value-type="string">
            <text:p text:style-name="P330">Cemitério - Crematório -101 !</text:p>
            <text:p text:style-name="P300">Cemitério Parque -102<text:span text:style-name="T1"> !</text:span></text:p>
            <text:p text:style-name="P300">Cemitério Vertical -103<text:span text:style-name="T1"> !</text:span></text:p>
            <text:p text:style-name="P75">Cemitério Comum -104</text:p>
            <text:p text:style-name="P331">Cemitério - Túmulo isolado -105 !</text:p>
          </table:table-cell>
          <table:table-cell table:style-name="Tabela16.E14" table:number-rows-spanned="12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2">! - (Rest, Sit. Fis.)</text:p>
          </table:table-cell>
        </table:table-row>
        <table:table-row table:style-name="TableLine1707372907696">
          <table:covered-table-cell/>
          <table:covered-table-cell/>
          <table:table-cell table:style-name="Tabela16.C4" office:value-type="string">
            <text:p text:style-name="P360">Campo ou quadra -<text:span text:style-name="T28">2XX</text:span></text:p>
            <text:p text:style-name="P377">[P A]</text:p>
          </table:table-cell>
          <table:table-cell table:style-name="Tabela16.D4" office:value-type="string">
            <text:p text:style-name="P342">Campo/Quadra de futebol -201</text:p>
            <text:p text:style-name="P341">Campo/Quadra de basquete -202</text:p>
            <text:p text:style-name="P342">Campo/Quadra de vôlei -203</text:p>
            <text:p text:style-name="P300">Campo/Quadra de pólo -204<text:span text:style-name="T1"> !</text:span></text:p>
            <text:p text:style-name="P301">Campo/Quadra de hipismo -205<text:span text:style-name="T1"> !</text:span></text:p>
            <text:p text:style-name="P341">Campo/Quadra poliesportiva -206</text:p>
            <text:p text:style-name="P342">Campo/Quadra de tênis -207</text:p>
            <text:p text:style-name="P342">Campo/Quadra - Outras quadras esportivas -298</text:p>
          </table:table-cell>
          <table:covered-table-cell/>
        </table:table-row>
        <table:table-row table:style-name="TableLine1707372912048">
          <table:covered-table-cell/>
          <table:covered-table-cell/>
          <table:table-cell table:style-name="Tabela16.C12" office:value-type="string">
            <text:p text:style-name="P308">Pista competição <text:span text:style-name="T29">-3XX !</text:span></text:p>
            <text:p text:style-name="P98">[<text:span text:style-name="T147">P</text:span>L<text:span text:style-name="T147">A</text:span>]</text:p>
          </table:table-cell>
          <table:table-cell table:style-name="Tabela16.D12" office:value-type="string">
            <text:p text:style-name="P341">Pista de atletismo -301</text:p>
            <text:p text:style-name="P342">Pista de ciclismo -302</text:p>
            <text:p text:style-name="P342">Pista de motociclismo -303</text:p>
            <text:p text:style-name="P341">Pista de automobilismo -304</text:p>
            <text:p text:style-name="P72">Pista de corrida de cavalos -305</text:p>
            <text:p text:style-name="P409">Pista de bicicross – 306</text:p>
            <text:p text:style-name="P409">Pista de motocross – 307</text:p>
            <text:p text:style-name="P342">Pista - Outras pistas de competição -398</text:p>
          </table:table-cell>
          <table:covered-table-cell/>
        </table:table-row>
        <table:table-row table:style-name="TableLine1707372911232">
          <table:covered-table-cell/>
          <table:covered-table-cell/>
          <table:table-cell table:style-name="Tabela16.C12" office:value-type="string">
            <text:p text:style-name="P307">Pátio -<text:span text:style-name="T28">4XX !</text:span></text:p>
            <text:p text:style-name="P98">[A]</text:p>
          </table:table-cell>
          <table:table-cell table:style-name="Tabela16.D12" office:value-type="string">
            <text:p text:style-name="P342">Pátio rodoviário -404</text:p>
            <text:p text:style-name="P341">Pátio ferroviário -405</text:p>
            <text:p text:style-name="P341">Pátio metroviário -406</text:p>
            <text:p text:style-name="P342">Pátio aeroportuário -409</text:p>
            <text:p text:style-name="P341">Pátio portuário -414</text:p>
            <text:p text:style-name="P342">Pátio <text:span text:style-name="T184">hidro</text:span>viário -4<text:span text:style-name="T184">1</text:span>5</text:p>
            <text:p text:style-name="P342">Pátio <text:span text:style-name="T185">de dutos</text:span> -4<text:span text:style-name="T185">16</text:span></text:p>
          </table:table-cell>
          <table:covered-table-cell/>
        </table:table-row>
        <table:table-row table:style-name="TableLine1707372925104">
          <table:covered-table-cell/>
          <table:covered-table-cell/>
          <table:table-cell table:style-name="Tabela16.C12" office:value-type="string">
            <text:p text:style-name="P307">Piscina -<text:span text:style-name="T28">5XX !</text:span></text:p>
            <text:p text:style-name="P98">[A]</text:p>
          </table:table-cell>
          <table:table-cell table:style-name="Tabela16.D12" office:value-type="string">
            <text:p text:style-name="P341">Piscina -501</text:p>
          </table:table-cell>
          <table:covered-table-cell/>
        </table:table-row>
        <table:table-row table:style-name="TableLine1707372910688">
          <table:covered-table-cell/>
          <table:covered-table-cell/>
          <table:table-cell table:style-name="Tabela16.C12" office:value-type="string">
            <text:p text:style-name="P309"><text:span text:style-name="T148">Sítio Arqueológico</text:span> -6XX !</text:p>
            <text:p text:style-name="P98">[A]</text:p>
          </table:table-cell>
          <table:table-cell table:style-name="Tabela16.D12" office:value-type="string">
            <text:p text:style-name="P123">Sítio Arqueológico -601</text:p>
          </table:table-cell>
          <table:covered-table-cell/>
        </table:table-row>
        <table:table-row table:style-name="TableLine1707372918032">
          <table:covered-table-cell/>
          <table:covered-table-cell/>
          <table:table-cell table:style-name="Tabela16.C12" office:value-type="string">
            <text:p text:style-name="P309">Ruína -7XX !</text:p>
            <text:p text:style-name="P98">[P A]</text:p>
          </table:table-cell>
          <table:table-cell table:style-name="Tabela16.D12" office:value-type="string">
            <text:p text:style-name="P124">Ruína -701</text:p>
          </table:table-cell>
          <table:covered-table-cell/>
        </table:table-row>
        <table:table-row table:style-name="TableLine1707372914496">
          <table:covered-table-cell/>
          <table:covered-table-cell/>
          <table:table-cell table:style-name="Tabela16.C12" office:value-type="string">
            <text:p text:style-name="P410">Equipamento agropecuário - 8XX</text:p>
            <text:p text:style-name="P410">[PLA]</text:p>
          </table:table-cell>
          <table:table-cell table:style-name="Tabela16.D12" office:value-type="string">
            <text:p text:style-name="P105">Moega – 801</text:p>
            <text:p text:style-name="P105">Moinho – 802</text:p>
            <text:p text:style-name="P105">Secador – 80<text:span text:style-name="T176">3</text:span></text:p>
            <text:p text:style-name="P105">Tombador – 80<text:span text:style-name="T176">4</text:span></text:p>
            <text:p text:style-name="P106">Elevador de grãos – 80<text:span text:style-name="T186">5</text:span></text:p>
            <text:p text:style-name="P106">Pivô central - 80<text:span text:style-name="T186">6</text:span></text:p>
          </table:table-cell>
          <table:covered-table-cell/>
        </table:table-row>
        <table:table-row table:style-name="TableLine1707372918848">
          <table:covered-table-cell/>
          <table:covered-table-cell/>
          <table:table-cell table:style-name="Tabela16.C12" office:value-type="string">
            <text:p text:style-name="P411">Estacionamento – 9XX</text:p>
            <text:p text:style-name="P378">[A]</text:p>
          </table:table-cell>
          <table:table-cell table:style-name="Tabela16.D12" office:value-type="string">
            <text:p text:style-name="P164">Estacionamento - 901</text:p>
          </table:table-cell>
          <table:covered-table-cell/>
        </table:table-row>
        <table:table-row table:style-name="TableLine1707372924016">
          <table:covered-table-cell/>
          <table:covered-table-cell/>
          <table:table-cell table:style-name="Tabela16.C12" office:value-type="string">
            <text:p text:style-name="P311">Arquibancada – 10XX !</text:p>
            <text:p text:style-name="P409">[LA]</text:p>
          </table:table-cell>
          <table:table-cell table:style-name="Tabela16.D12" office:value-type="string">
            <text:p text:style-name="P125">Arquibancada – 1001</text:p>
          </table:table-cell>
          <table:covered-table-cell/>
        </table:table-row>
        <table:table-row table:style-name="TableLine1707372923472">
          <table:covered-table-cell/>
          <table:covered-table-cell/>
          <table:table-cell table:style-name="Tabela16.C13" office:value-type="string">
            <text:p text:style-name="P79"><text:span text:style-name="T154">Farol</text:span> -<text:span text:style-name="T219">11</text:span><text:span text:style-name="T154">XX</text:span></text:p>
            <text:p text:style-name="P237">[P]</text:p>
          </table:table-cell>
          <table:table-cell table:style-name="Tabela16.D13" office:value-type="string">
            <text:p text:style-name="P248">Farol ou farolete -<text:span text:style-name="T219">11</text:span>0<text:span text:style-name="T219">1</text:span></text:p>
          </table:table-cell>
          <table:covered-table-cell/>
        </table:table-row>
        <table:table-row table:style-name="TableLine1707372915856">
          <table:covered-table-cell/>
          <table:covered-table-cell/>
          <table:table-cell table:style-name="Tabela16.C14" office:value-type="string">
            <text:p text:style-name="P310">Ponto de estacão de medição de fenômenos – 16XX !</text:p>
            <text:p text:style-name="P121">[P]</text:p>
          </table:table-cell>
          <table:table-cell table:style-name="Tabela16.D14" office:value-type="string">
            <text:p text:style-name="P123">Estação climatológica principal -1601</text:p>
            <text:p text:style-name="P123">Estação climatológica auxiliar -1602</text:p>
            <text:p text:style-name="P123">Estação agroclimatológica -1603</text:p>
            <text:p text:style-name="P123">Estação pluviométrica -1604</text:p>
            <text:p text:style-name="P123">Estação eólica -1605</text:p>
            <text:p text:style-name="P123">Estação evaporimétrica -1606</text:p>
            <text:p text:style-name="P123">Estação solarimétrica -1607</text:p>
            <text:p text:style-name="P123">Estação de radar meteorológico -1608</text:p>
            <text:p text:style-name="P123">Estação de rádiosonda -1609</text:p>
            <text:p text:style-name="P123">Estação fluviométrica -1610</text:p>
            <text:p text:style-name="P123">Estação maregráfica -1611</text:p>
            <text:p text:style-name="P123">Estação mares terrestres - crosta -1612</text:p>
            <text:p text:style-name="P123">Estação Hidrológica – 1613</text:p>
            <text:p text:style-name="P123">Estação Metero-maregráfica - 1614</text:p>
          </table:table-cell>
          <table:covered-table-cell/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 table:number-columns-repeated="3"/>
        <table:table-row table:style-name="TableLine1707372906608">
          <table:table-cell table:style-name="Tabela6.A1" office:value-type="string">
            <text:p text:style-name="P36">Classe</text:p>
          </table:table-cell>
          <table:table-cell table:style-name="Tabela6.B1" table:number-columns-spanned="3" office:value-type="string">
            <text:p text:style-name="P113">elemnat_curva_nivel<text:span text:style-name="T7"> [L]</text:span></text:p>
          </table:table-cell>
          <table:covered-table-cell/>
          <table:covered-table-cell/>
        </table:table-row>
        <table:table-row table:style-name="TableLine1707372914768">
          <table:table-cell table:style-name="Tabela6.A2" office:value-type="string">
            <text:p text:style-name="P36">Atributo</text:p>
          </table:table-cell>
          <table:table-cell table:style-name="Tabela6.A2" office:value-type="string">
            <text:p text:style-name="P113">cota (1)</text:p>
          </table:table-cell>
          <table:table-cell table:style-name="Tabela6.A2" office:value-type="string">
            <text:p text:style-name="P113">indice (1)</text:p>
          </table:table-cell>
          <table:table-cell table:style-name="Tabela6.D2" office:value-type="string">
            <text:p text:style-name="P113">depressao (1)</text:p>
          </table:table-cell>
        </table:table-row>
        <table:table-row table:style-name="TableLine1707372908784">
          <table:table-cell table:style-name="Tabela6.A3" office:value-type="string">
            <text:p text:style-name="P36">Domínio</text:p>
          </table:table-cell>
          <table:table-cell table:style-name="Tabela6.B3" office:value-type="string">
            <text:p text:style-name="P46">A ser preenchido</text:p>
          </table:table-cell>
          <table:table-cell table:style-name="Tabela6.C3" office:value-type="string">
            <text:p text:style-name="P46">Mestra -1</text:p>
            <text:p text:style-name="P46">Normal -2</text:p>
            <text:p text:style-name="P50">Auxiliar -3</text:p>
          </table:table-cell>
          <table:table-cell table:style-name="Tabela6.D3" office:value-type="string">
            <text:p text:style-name="P50">Sim -1</text:p>
            <text:p text:style-name="P50">Não -2</text:p>
          </table:table-cell>
        </table:table-row>
      </table:table>
      <text:p text:style-name="P7"/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1707372922928">
          <table:table-cell table:style-name="Table8.A1" office:value-type="string">
            <text:p text:style-name="P40">Classe</text:p>
          </table:table-cell>
          <table:table-cell table:style-name="Table8.B1" table:number-columns-spanned="2" office:value-type="string">
            <text:p text:style-name="P84">elemnat_elemento_fisiografico [PLA]</text:p>
          </table:table-cell>
          <table:covered-table-cell/>
        </table:table-row>
        <table:table-row table:style-name="TableLine1707372924288">
          <table:table-cell table:style-name="Table8.A2" office:value-type="string">
            <text:p text:style-name="P40">Atributo</text:p>
          </table:table-cell>
          <table:table-cell table:style-name="Table8.A2" office:value-type="string">
            <text:p text:style-name="P148">nome<text:span text:style-name="T6"> (0..1)</text:span></text:p>
          </table:table-cell>
          <table:table-cell table:style-name="Table8.C2" office:value-type="string">
            <text:p text:style-name="P148">tipo<text:span text:style-name="T5"> (1)</text:span></text:p>
          </table:table-cell>
        </table:table-row>
        <table:table-row table:style-name="TableLine1707372922384">
          <table:table-cell table:style-name="Table8.A6" table:number-rows-spanned="4" office:value-type="string">
            <text:p text:style-name="P40">Domínio</text:p>
          </table:table-cell>
          <table:table-cell table:style-name="Table8.B6" table:number-rows-spanned="4" office:value-type="string">
            <text:p text:style-name="P515">A ser preenchido</text:p>
          </table:table-cell>
          <table:table-cell table:style-name="Table8.C3" office:value-type="string">
            <text:p text:style-name="P78">Dolina -15</text:p>
            <text:p text:style-name="P78">Duna -16</text:p>
            <text:p text:style-name="P82">Rocha - Área rochosa/lajedo -23</text:p>
            <text:p text:style-name="P84">[A]</text:p>
          </table:table-cell>
        </table:table-row>
        <table:table-row table:style-name="TableLine1707372913680">
          <table:covered-table-cell/>
          <table:covered-table-cell/>
          <table:table-cell table:style-name="Table8.C4" office:value-type="string">
            <text:p text:style-name="P78">Escarpa -8</text:p>
            <text:p text:style-name="P78">Falésia -13</text:p>
            <text:p text:style-name="P78">Talude -14</text:p>
            <text:p text:style-name="P84">[L]</text:p>
          </table:table-cell>
        </table:table-row>
        <table:table-row table:style-name="TableLine1707372917216">
          <table:covered-table-cell/>
          <table:covered-table-cell/>
          <table:table-cell table:style-name="Table8.C5" office:value-type="string">
            <text:p text:style-name="P78">Gruta -19</text:p>
            <text:p text:style-name="P82">Caverna -20</text:p>
            <text:p text:style-name="P84">[P]</text:p>
          </table:table-cell>
        </table:table-row>
        <table:table-row table:style-name="TableLine1707372912592">
          <table:covered-table-cell/>
          <table:covered-table-cell/>
          <table:table-cell table:style-name="Table8.C6" office:value-type="string">
            <text:p text:style-name="P78">Rocha - Matacão/pedra -21</text:p>
            <text:p text:style-name="P78">Rocha - Penedo isolado -22</text:p>
            <text:p text:style-name="P84">[P A]</text:p>
          </table:table-cell>
        </table:table-row>
      </table:table>
      <text:p text:style-name="P13"/>
      <text:p text:style-name="P22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leLine1707372918304">
          <table:table-cell table:style-name="Tabela28.A1" office:value-type="string">
            <text:p text:style-name="P43">Classe</text:p>
          </table:table-cell>
          <table:table-cell table:style-name="Tabela28.B1" table:number-columns-spanned="2" office:value-type="string">
            <text:p text:style-name="P92"><text:span text:style-name="T27">elemnat_elemento_hidrografico [PLA] / aquisicao_centroide_elemento_hidrografico </text:span><text:span text:style-name="T217">[P]</text:span></text:p>
          </table:table-cell>
          <table:covered-table-cell/>
        </table:table-row>
        <table:table-row table:style-name="TableLine1707372923200">
          <table:table-cell table:style-name="Tabela28.A2" office:value-type="string">
            <text:p text:style-name="P43">Atributo</text:p>
          </table:table-cell>
          <table:table-cell table:style-name="Tabela28.A2" office:value-type="string">
            <text:p text:style-name="P146">nome<text:span text:style-name="T6"> (0..1)</text:span></text:p>
          </table:table-cell>
          <table:table-cell table:style-name="Tabela28.C2" office:value-type="string">
            <text:p text:style-name="P146">tipo<text:span text:style-name="T5"> (1)</text:span></text:p>
          </table:table-cell>
        </table:table-row>
        <table:table-row table:style-name="TableLine1707372913952">
          <table:table-cell table:style-name="Tabela28.A7" table:number-rows-spanned="5" office:value-type="string">
            <text:p text:style-name="P43">Domínio</text:p>
          </table:table-cell>
          <table:table-cell table:style-name="Tabela28.B7" table:number-rows-spanned="5" office:value-type="string">
            <text:p text:style-name="P518">A ser preenchido</text:p>
          </table:table-cell>
          <table:table-cell table:style-name="Tabela28.C3" office:value-type="string">
            <text:p text:style-name="P288">Banco de areia <text:span text:style-name="T31">Fluvial</text:span> -<text:span text:style-name="T31">14 !</text:span></text:p>
            <text:p text:style-name="P252"><text:span text:style-name="T76">Banco de areia </text:span><text:span text:style-name="T78">Marítimo</text:span><text:span text:style-name="T76"> -</text:span><text:span text:style-name="T78">15 !</text:span></text:p>
            <text:p text:style-name="P303">Banco de areia Lacustre -16 !</text:p>
            <text:p text:style-name="P289"><text:span text:style-name="T78">Banco de areia </text:span><text:span text:style-name="T31">Cordão Arenoso</text:span><text:span text:style-name="T78"> -</text:span><text:span text:style-name="T31">17 !</text:span></text:p>
            <text:p text:style-name="P144"><text:span text:style-name="T31">[</text:span>A]</text:p>
          </table:table-cell>
        </table:table-row>
        <table:table-row table:style-name="TableLine1707372917760">
          <table:covered-table-cell/>
          <table:covered-table-cell/>
          <table:table-cell table:style-name="Tabela28.C4" office:value-type="string">
            <text:p text:style-name="P252">Cachoeira -9</text:p>
            <text:p text:style-name="P252">Salto -10</text:p>
            <text:p text:style-name="P289">Catarata -11<text:span text:style-name="T1"> !</text:span></text:p>
            <text:p text:style-name="P240">[P L]</text:p>
          </table:table-cell>
        </table:table-row>
        <table:table-row table:style-name="TableLine1707372921024">
          <table:covered-table-cell/>
          <table:covered-table-cell/>
          <table:table-cell table:style-name="Tabela28.C5" office:value-type="string">
            <text:p text:style-name="P408"><text:span text:style-name="T76">Foz </text:span><text:span text:style-name="T83">Marítima</text:span><text:span text:style-name="T76"> -6</text:span><text:span text:style-name="T77"> !</text:span></text:p>
            <text:p text:style-name="P171">Corredeira -12</text:p>
            <text:p text:style-name="P240">[P L A]</text:p>
          </table:table-cell>
        </table:table-row>
        <table:table-row table:style-name="TableLine1707372921568">
          <table:covered-table-cell/>
          <table:covered-table-cell/>
          <table:table-cell table:style-name="Tabela28.C6" office:value-type="string">
            <text:p text:style-name="P81">Poço <text:span text:style-name="T73">dágua</text:span> -1</text:p>
            <text:p text:style-name="P81">Poço artesiano -2</text:p>
            <text:p text:style-name="P252"><text:span text:style-name="T76">Olho dágua -3</text:span><text:span text:style-name="T77"> !</text:span></text:p>
            <text:p text:style-name="P240">[P]</text:p>
          </table:table-cell>
        </table:table-row>
        <table:table-row table:style-name="TableLine1707372929184">
          <table:covered-table-cell/>
          <table:covered-table-cell/>
          <table:table-cell table:style-name="Tabela28.C7" office:value-type="string">
            <text:p text:style-name="P289">Rocha em água -8<text:span text:style-name="T1"> !</text:span></text:p>
            <text:p text:style-name="P288">Recife <text:span text:style-name="T47">Contíguo</text:span> -<text:span text:style-name="T32">18 !</text:span></text:p>
            <text:p text:style-name="P288">Recife <text:span text:style-name="T32">Afastado</text:span> -<text:span text:style-name="T32">19 !</text:span></text:p>
            <text:p text:style-name="P145">[P A]</text:p>
          </table:table-cell>
        </table:table-row>
      </table:table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1707372917488">
          <table:table-cell table:style-name="Tabela3.A1" office:value-type="string">
            <text:p text:style-name="P43">Classe </text:p>
          </table:table-cell>
          <table:table-cell table:style-name="Tabela3.B1" table:number-columns-spanned="2" office:value-type="string">
            <text:p text:style-name="P571">elemnat_ilha [A] / aquisicao_centroide_ilha <text:span text:style-name="T217">[P]</text:span></text:p>
          </table:table-cell>
          <table:covered-table-cell/>
        </table:table-row>
        <table:table-row table:style-name="TableLine1707372931088">
          <table:table-cell table:style-name="Tabela3.A2" office:value-type="string">
            <text:p text:style-name="P43">Atributo</text:p>
          </table:table-cell>
          <table:table-cell table:style-name="Tabela3.A2" office:value-type="string">
            <text:p text:style-name="P146">nome<text:span text:style-name="T6"> (0..1)</text:span></text:p>
          </table:table-cell>
          <table:table-cell table:style-name="Tabela3.C2" office:value-type="string">
            <text:p text:style-name="P146">tipo<text:span text:style-name="T5"> (1)</text:span></text:p>
          </table:table-cell>
        </table:table-row>
        <table:table-row table:style-name="TableLine1707372932720">
          <table:table-cell table:style-name="Tabela3.A3" office:value-type="string">
            <text:p text:style-name="P43">Domínio</text:p>
          </table:table-cell>
          <table:table-cell table:style-name="Tabela3.B3" office:value-type="string">
            <text:p text:style-name="P518">A ser preenchido</text:p>
            <text:p text:style-name="P529">(*)</text:p>
          </table:table-cell>
          <table:table-cell table:style-name="Tabela3.C3" office:value-type="string">
            <text:p text:style-name="P252">Ilha <text:span text:style-name="T32">Fluvial</text:span>-<text:span text:style-name="T188">1</text:span></text:p>
            <text:p text:style-name="P252">Ilha <text:span text:style-name="T32">Lacustre</text:span>-<text:span text:style-name="T188">3</text:span></text:p>
            <text:p text:style-name="P80">Ilha <text:span text:style-name="T32">Mar</text:span><text:span text:style-name="T188">í</text:span><text:span text:style-name="T32">tima</text:span>-<text:span text:style-name="T188">2</text:span></text:p>
          </table:table-cell>
        </table:table-row>
      </table:table>
      <text:p text:style-name="P22"/>
      <text:p text:style-name="P22"/>
      <table:table table:name="Tabela29" table:style-name="Tabela29">
        <table:table-column table:style-name="Tabela29.A"/>
        <table:table-column table:style-name="Tabela29.B" table:number-columns-repeated="3"/>
        <table:table-row table:style-name="TableLine1707372928368">
          <table:table-cell table:style-name="Tabela29.A1" office:value-type="string">
            <text:p text:style-name="P43">Classe</text:p>
          </table:table-cell>
          <table:table-cell table:style-name="Tabela29.B1" table:number-columns-spanned="3" office:value-type="string">
            <text:p text:style-name="P114">elemnat_ponto_cotado<text:span text:style-name="T7"> [P]</text:span></text:p>
          </table:table-cell>
          <table:covered-table-cell/>
          <table:covered-table-cell/>
        </table:table-row>
        <table:table-row table:style-name="TableLine1707372926192">
          <table:table-cell table:style-name="Tabela29.A2" office:value-type="string">
            <text:p text:style-name="P43">Atributo</text:p>
          </table:table-cell>
          <table:table-cell table:style-name="Tabela29.A2" office:value-type="string">
            <text:p text:style-name="P114">cota (1)</text:p>
          </table:table-cell>
          <table:table-cell table:style-name="Tabela29.A2" office:value-type="string">
            <text:p text:style-name="P114">cota_comprovada (1)</text:p>
          </table:table-cell>
          <table:table-cell table:style-name="Tabela29.D2" office:value-type="string">
            <text:p text:style-name="P114">cota_<text:span text:style-name="T190">mais_alta</text:span> (1)</text:p>
          </table:table-cell>
        </table:table-row>
        <table:table-row table:style-name="TableLine1707372936528">
          <table:table-cell table:style-name="Tabela29.A3" office:value-type="string">
            <text:p text:style-name="P43">Domínio</text:p>
          </table:table-cell>
          <table:table-cell table:style-name="Tabela29.B3" office:value-type="string">
            <text:p text:style-name="P52">A ser preenchido</text:p>
          </table:table-cell>
          <table:table-cell table:style-name="Tabela29.C3" office:value-type="string">
            <text:p text:style-name="P314">Sim -1 !</text:p>
            <text:p text:style-name="P52">Não -2</text:p>
            <text:p text:style-name="P52"/>
            <text:p text:style-name="P499">! - cota_comprovada in (1)</text:p>
          </table:table-cell>
          <table:table-cell table:style-name="Tabela29.D3" office:value-type="string">
            <text:p text:style-name="P52">Sim -1</text:p>
            <text:p text:style-name="P52">Não -2</text:p>
          </table:table-cell>
        </table:table-row>
      </table:table>
      <text:p text:style-name="P22"/>
      <text:p text:style-name="P22"/>
      <table:table table:name="Tabela7" table:style-name="Tabela7">
        <table:table-column table:style-name="Tabela7.A"/>
        <table:table-column table:style-name="Tabela7.B"/>
        <table:table-row table:style-name="TableLine1707372928912">
          <table:table-cell table:style-name="Tabela7.A1" office:value-type="string">
            <text:p text:style-name="P43">Classe </text:p>
          </table:table-cell>
          <table:table-cell table:style-name="Tabela7.B1" office:value-type="string">
            <text:p text:style-name="P175">elemnat_terreno_sujeito_inundacao [A]</text:p>
          </table:table-cell>
        </table:table-row>
        <table:table-row table:style-name="TableLine1707372929728">
          <table:table-cell table:style-name="Tabela7.A2" office:value-type="string">
            <text:p text:style-name="P43">Atributo</text:p>
          </table:table-cell>
          <table:table-cell table:style-name="Tabela7.B2" office:value-type="string">
            <text:p text:style-name="P405"/>
          </table:table-cell>
        </table:table-row>
        <table:table-row table:style-name="TableLine1707372933264">
          <table:table-cell table:style-name="Tabela7.A3" office:value-type="string">
            <text:p text:style-name="P43">Domínio</text:p>
          </table:table-cell>
          <table:table-cell table:style-name="Tabela7.B3" office:value-type="string">
            <text:p text:style-name="P43"/>
          </table:table-cell>
        </table:table-row>
      </table:table>
      <text:p text:style-name="P22"/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707372932992">
          <table:table-cell table:style-name="Table7.A1" office:value-type="string">
            <text:p text:style-name="P39">Classe</text:p>
          </table:table-cell>
          <table:table-cell table:style-name="Table7.B1" table:number-columns-spanned="2" office:value-type="string">
            <text:p text:style-name="P501"><text:span text:style-name="T136">elemnat_</text:span>toponimo_fisiografico_natural<text:span text:style-name="T136"> [PL]</text:span></text:p>
          </table:table-cell>
          <table:covered-table-cell/>
        </table:table-row>
        <table:table-row table:style-name="TableLine1707372937344">
          <table:table-cell table:style-name="Table7.A2" office:value-type="string">
            <text:p text:style-name="P39">Atributo</text:p>
          </table:table-cell>
          <table:table-cell table:style-name="Table7.A2" office:value-type="string">
            <text:p text:style-name="P149">nome<text:span text:style-name="T6"> (0..1)</text:span></text:p>
          </table:table-cell>
          <table:table-cell table:style-name="Table7.C2" office:value-type="string">
            <text:p text:style-name="P149">tipo<text:span text:style-name="T5"> (1)</text:span></text:p>
          </table:table-cell>
        </table:table-row>
        <table:table-row table:style-name="TableLine1707372938432">
          <table:table-cell table:style-name="Table7.A5" table:number-rows-spanned="3" office:value-type="string">
            <text:p text:style-name="P39">Domínio</text:p>
          </table:table-cell>
          <table:table-cell table:style-name="Table7.B5" table:number-rows-spanned="3" office:value-type="string">
            <text:p text:style-name="P519">A ser preenchido</text:p>
            <text:p text:style-name="P532">(*)</text:p>
          </table:table-cell>
          <table:table-cell table:style-name="Table7.C3" office:value-type="string">
            <text:p text:style-name="P245">Serra -1</text:p>
            <text:p text:style-name="P236">[L]</text:p>
          </table:table-cell>
        </table:table-row>
        <table:table-row table:style-name="TableLine1707373334720">
          <table:covered-table-cell/>
          <table:covered-table-cell/>
          <table:table-cell table:style-name="Table7.C4" office:value-type="string">
            <text:p text:style-name="P83">Montanha -3</text:p>
            <text:p text:style-name="P287">Chapada -4<text:span text:style-name="T1"> !</text:span></text:p>
            <text:p text:style-name="P245"><text:span text:style-name="T76">Maciço -5</text:span><text:span text:style-name="T77"> !</text:span></text:p>
            <text:p text:style-name="P287">Planalto -6<text:span text:style-name="T1"> !</text:span></text:p>
            <text:p text:style-name="P287">Planície -7<text:span text:style-name="T1"> !</text:span></text:p>
            <text:p text:style-name="P290">Península -9<text:span text:style-name="T1"> !</text:span></text:p>
            <text:p text:style-name="P287">Ponta -10<text:span text:style-name="T1"> !</text:span></text:p>
            <text:p text:style-name="P290">Cabo -11<text:span text:style-name="T1"> !</text:span></text:p>
            <text:p text:style-name="P253">Pico -17</text:p>
            <text:p text:style-name="P236">[P]</text:p>
          </table:table-cell>
        </table:table-row>
        <table:table-row table:style-name="TableLine1707373331728">
          <table:covered-table-cell/>
          <table:covered-table-cell/>
          <table:table-cell table:style-name="Table7.C5" office:value-type="string">
            <text:p text:style-name="P247">Morro -2</text:p>
            <text:p text:style-name="P246">Praia -12</text:p>
            <text:p text:style-name="P85">[P L]</text:p>
          </table:table-cell>
        </table:table-row>
      </table:table>
      <text:p text:style-name="P12"/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1707373338528">
          <table:table-cell table:style-name="Tabela5.A1" office:value-type="string">
            <text:p text:style-name="P38">Classe</text:p>
          </table:table-cell>
          <table:table-cell table:style-name="Tabela5.B1" table:number-columns-spanned="4" office:value-type="string">
            <text:p text:style-name="P138">elemnat_trecho_drenagem<text:span text:style-name="T7"> [L]</text:span></text:p>
          </table:table-cell>
          <table:covered-table-cell/>
          <table:covered-table-cell/>
          <table:covered-table-cell/>
        </table:table-row>
        <table:table-row table:style-name="TableLine1707373340704">
          <table:table-cell table:style-name="Tabela5.A2" office:value-type="string">
            <text:p text:style-name="P38">Atributo</text:p>
          </table:table-cell>
          <table:table-cell table:style-name="Tabela5.A2" office:value-type="string">
            <text:p text:style-name="P139">nome<text:span text:style-name="T6"> (0..1)</text:span></text:p>
          </table:table-cell>
          <table:table-cell table:style-name="Tabela5.A2" office:value-type="string">
            <text:p text:style-name="P139">tipo<text:span text:style-name="T5"> (1)</text:span></text:p>
          </table:table-cell>
          <table:table-cell table:style-name="Tabela5.A2" office:value-type="string">
            <text:p text:style-name="P139">regime<text:span text:style-name="T5"> (1)</text:span></text:p>
          </table:table-cell>
          <table:table-cell table:style-name="Tabela5.E2" office:value-type="string">
            <text:p text:style-name="P140"><text:span text:style-name="T191">situacao_em_poligono</text:span><text:span text:style-name="T5"> (1)</text:span></text:p>
          </table:table-cell>
        </table:table-row>
        <table:table-row table:style-name="TableLine1707373333904">
          <table:table-cell table:style-name="Tabela5.A4" table:number-rows-spanned="2" office:value-type="string">
            <text:p text:style-name="P38">Domínio</text:p>
          </table:table-cell>
          <table:table-cell table:style-name="Tabela5.B4" table:number-rows-spanned="2" office:value-type="string">
            <text:p text:style-name="P197">A ser preenchido</text:p>
          </table:table-cell>
          <table:table-cell table:style-name="Tabela5.C3" office:value-type="string">
            <text:p text:style-name="P201">Rio <text:span text:style-name="T4">-1</text:span></text:p>
            <text:p text:style-name="P197">Canal<text:span text:style-name="T4">-2</text:span></text:p>
            <text:p text:style-name="P332">Canal encoberto – 4 !</text:p>
            <text:p text:style-name="P200"/>
            <text:p text:style-name="P494">! - tipo in (4)</text:p>
          </table:table-cell>
          <table:table-cell table:style-name="Tabela5.D3" office:value-type="string">
            <text:p text:style-name="P380">Desconhecido -0</text:p>
            <text:p text:style-name="P197">Permanente <text:span text:style-name="T4">-1</text:span></text:p>
            <text:p text:style-name="P292">Temporário <text:span text:style-name="T4">-3 !</text:span></text:p>
            <text:p text:style-name="P291">Seco <text:span text:style-name="T4">-5 !</text:span></text:p>
            <text:p text:style-name="P291"/>
            <text:p text:style-name="P440">V - tipo in (1,2,4) and not (regime in (0,1,3,5))</text:p>
            <text:p text:style-name="P291"/>
            <text:p text:style-name="P474"><text:span text:style-name="T62">!</text:span><text:span text:style-name="T61"> – tipo in (1,2,4) and regime in (3,5)</text:span></text:p>
          </table:table-cell>
          <table:table-cell table:style-name="Tabela5.E4" table:number-rows-spanned="2" office:value-type="string">
            <text:p text:style-name="P199">Fora de polígono <text:span text:style-name="T4">-1</text:span></text:p>
            <text:p text:style-name="P455">Dentro de polígono - Trecho principal <text:span text:style-name="T4">-</text:span><text:span text:style-name="T191">2</text:span></text:p>
            <text:p text:style-name="P455">Dentro de polígono - Trecho secundário <text:span text:style-name="T4">-</text:span><text:span text:style-name="T191">3</text:span></text:p>
            <text:p text:style-name="P455"><text:span text:style-name="T4">Dentro de polígono - Trecho compartilhado -</text:span><text:span text:style-name="T191">4</text:span></text:p>
          </table:table-cell>
        </table:table-row>
        <table:table-row table:style-name="TableLine1707373333088">
          <table:covered-table-cell/>
          <table:covered-table-cell/>
          <table:table-cell table:style-name="Tabela5.C4" office:value-type="string">
            <text:p text:style-name="P198"><text:span text:style-name="T111">Pluvial</text:span> <text:span text:style-name="T4">-3</text:span></text:p>
          </table:table-cell>
          <table:table-cell table:style-name="Tabela5.D4" office:value-type="string">
            <text:p text:style-name="P380">Desconhecido -0</text:p>
            <text:p text:style-name="P198">Seco <text:span text:style-name="T4">-5</text:span></text:p>
            <text:p text:style-name="P198"/>
            <text:p text:style-name="P439">V - tipo in (3) and not (regime in (0,5))</text:p>
          </table:table-cell>
          <table:covered-table-cell/>
        </table:table-row>
      </table:table>
      <text:p text:style-name="P10"/>
      <text:p text:style-name="P22"/>
      <table:table table:name="Tabela30" table:style-name="Tabela30">
        <table:table-column table:style-name="Tabela30.A"/>
        <table:table-column table:style-name="Tabela30.B"/>
        <table:table-row table:style-name="TableLine1707373335264">
          <table:table-cell table:style-name="Tabela30.A1" office:value-type="string">
            <text:p text:style-name="P43">Classe </text:p>
          </table:table-cell>
          <table:table-cell table:style-name="Tabela30.B1" office:value-type="string">
            <text:p text:style-name="P133">elemnat_sumidouro_vertedouro [P]</text:p>
          </table:table-cell>
        </table:table-row>
        <table:table-row table:style-name="TableLine1707373337168">
          <table:table-cell table:style-name="Tabela30.A2" office:value-type="string">
            <text:p text:style-name="P43">Atributo</text:p>
          </table:table-cell>
          <table:table-cell table:style-name="Tabela30.B2" office:value-type="string">
            <text:p text:style-name="P572">tipo<text:span text:style-name="T5"> (1)</text:span></text:p>
          </table:table-cell>
        </table:table-row>
        <table:table-row table:style-name="TableLine1707373348864">
          <table:table-cell table:style-name="Tabela30.A3" office:value-type="string">
            <text:p text:style-name="P43">Domínio</text:p>
          </table:table-cell>
          <table:table-cell table:style-name="Tabela30.B3" office:value-type="string">
            <text:p text:style-name="P570">Sumidouro – 4</text:p>
            <text:p text:style-name="P570">Ver<text:span text:style-name="T187">t</text:span>edouro - 5</text:p>
          </table:table-cell>
        </table:table-row>
      </table:table>
      <text:p text:style-name="P22"/>
      <text:p text:style-name="P22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leLine1707373346688">
          <table:table-cell table:style-name="Tabela20.A1" office:value-type="string">
            <text:p text:style-name="P42">Classe</text:p>
          </table:table-cell>
          <table:table-cell table:style-name="Tabela20.B1" table:number-columns-spanned="2" office:value-type="string">
            <text:p text:style-name="P88">infra_alteracao_fisiografica_antropica[L]</text:p>
          </table:table-cell>
          <table:covered-table-cell/>
        </table:table-row>
        <table:table-row table:style-name="TableLine1707373332000">
          <table:table-cell table:style-name="Tabela20.A2" office:value-type="string">
            <text:p text:style-name="P42">Atributo</text:p>
          </table:table-cell>
          <table:table-cell table:style-name="Tabela20.A2" office:value-type="string">
            <text:p text:style-name="P150">nome<text:span text:style-name="T6"> (0..1)</text:span></text:p>
          </table:table-cell>
          <table:table-cell table:style-name="Tabela20.C2" office:value-type="string">
            <text:p text:style-name="P150">tipo<text:span text:style-name="T5"> (1)</text:span></text:p>
          </table:table-cell>
        </table:table-row>
        <table:table-row table:style-name="TableLine1707373339888">
          <table:table-cell table:style-name="Tabela20.A3" office:value-type="string">
            <text:p text:style-name="P42">Domínio</text:p>
          </table:table-cell>
          <table:table-cell table:style-name="Tabela20.B3" office:value-type="string">
            <text:p text:style-name="P517">A ser preenchido</text:p>
          </table:table-cell>
          <table:table-cell table:style-name="Tabela20.C3" office:value-type="string">
            <text:p text:style-name="P249">Aterro -27</text:p>
            <text:p text:style-name="P249">Corte -26</text:p>
            <text:p text:style-name="P238">[L]</text:p>
          </table:table-cell>
        </table:table-row>
      </table:table>
      <text:p text:style-name="P20"/>
      <text:p text:style-name="P20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row table:style-name="TableLine1707373339072">
          <table:table-cell table:style-name="Tabela26.A1" office:value-type="string">
            <text:p text:style-name="P42">Classe </text:p>
          </table:table-cell>
          <table:table-cell table:style-name="Tabela26.B1" table:number-columns-spanned="4" office:value-type="string">
            <text:p text:style-name="P176"><text:span text:style-name="T93">infra</text:span>_barragem [<text:span text:style-name="T177">L</text:span>A]</text:p>
          </table:table-cell>
          <table:covered-table-cell/>
          <table:covered-table-cell/>
          <table:covered-table-cell/>
        </table:table-row>
        <table:table-row table:style-name="TableLine1707373337984">
          <table:table-cell table:style-name="Tabela26.A2" office:value-type="string">
            <text:p text:style-name="P42">Atributo</text:p>
          </table:table-cell>
          <table:table-cell table:style-name="Tabela26.A2" office:value-type="string">
            <text:p text:style-name="P150">nome<text:span text:style-name="T6"> (0..1)</text:span></text:p>
          </table:table-cell>
          <table:table-cell table:style-name="Tabela26.A2" office:value-type="string">
            <text:p text:style-name="P150">tipo<text:span text:style-name="T5"> (1)</text:span></text:p>
          </table:table-cell>
          <table:table-cell table:style-name="Tabela26.A2" office:value-type="string">
            <text:p text:style-name="P150">material_construcao<text:span text:style-name="T5"> (1)</text:span></text:p>
          </table:table-cell>
          <table:table-cell table:style-name="Tabela26.E2" office:value-type="string">
            <text:p text:style-name="P502"><text:span text:style-name="T127">sobreposto_transportes</text:span><text:span text:style-name="T135"> (1)</text:span></text:p>
          </table:table-cell>
        </table:table-row>
        <table:table-row table:style-name="TableLine1707373348320">
          <table:table-cell table:style-name="Tabela26.A3" office:value-type="string">
            <text:p text:style-name="P42">Domínio</text:p>
          </table:table-cell>
          <table:table-cell table:style-name="Tabela26.B3" office:value-type="string">
            <text:p text:style-name="P517">A ser preenchido</text:p>
          </table:table-cell>
          <table:table-cell table:style-name="Tabela26.C3" office:value-type="string">
            <text:p text:style-name="P134">1 – Barragem</text:p>
            <text:p text:style-name="P315">2- Dique</text:p>
            <text:p text:style-name="P475"/>
            <text:p text:style-name="P475">! - tipo in (2)</text:p>
          </table:table-cell>
          <table:table-cell table:style-name="Tabela26.D3" office:value-type="string">
            <text:p text:style-name="P135">Desconhecido – 0</text:p>
            <text:p text:style-name="P281">Alvenaria -1<text:span text:style-name="T1"> !</text:span></text:p>
            <text:p text:style-name="P67">Concreto -2</text:p>
            <text:p text:style-name="P219">Rocha -4</text:p>
            <text:p text:style-name="P219">Terra -23</text:p>
            <text:p text:style-name="P414"/>
            <text:p text:style-name="P495">! - material_construcao in (1)</text:p>
          </table:table-cell>
          <table:table-cell table:style-name="Tabela26.E3" office:value-type="string">
            <text:p text:style-name="P122">S<text:span text:style-name="T182">im – 1</text:span></text:p>
            <text:p text:style-name="P107"><text:span text:style-name="T87">Não - </text:span><text:span text:style-name="T94">2</text:span></text:p>
          </table:table-cell>
        </table:table-row>
      </table:table>
      <text:p text:style-name="P20"/>
      <text:p text:style-name="P22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leLine1707373339344">
          <table:table-cell table:style-name="Tabela10.A1" office:value-type="string">
            <text:p text:style-name="P43">Classe</text:p>
          </table:table-cell>
          <table:table-cell table:style-name="Tabela10.B1" table:number-columns-spanned="4" office:value-type="string">
            <text:p text:style-name="P178"><text:span text:style-name="T19">infra</text:span><text:span text:style-name="T17">_elemento_</text:span><text:span text:style-name="T21">energi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1707373360288">
          <table:table-cell table:style-name="Tabela10.A2" office:value-type="string">
            <text:p text:style-name="P43">Atributo</text:p>
          </table:table-cell>
          <table:table-cell table:style-name="Tabela10.A2" office:value-type="string">
            <text:p text:style-name="P146">nome<text:span text:style-name="T6"> (0..1)</text:span></text:p>
          </table:table-cell>
          <table:table-cell table:style-name="Tabela10.A2" office:value-type="string">
            <text:p text:style-name="P180">filtro (1)</text:p>
          </table:table-cell>
          <table:table-cell table:style-name="Tabela10.A2" office:value-type="string">
            <text:p text:style-name="P146"><text:span text:style-name="T193">t</text:span>ipo<text:span text:style-name="T5"> (1)</text:span></text:p>
          </table:table-cell>
          <table:table-cell table:style-name="Tabela10.E2" office:value-type="string">
            <text:p text:style-name="P146">situacao_fisica<text:span text:style-name="T5"> (1)</text:span></text:p>
          </table:table-cell>
        </table:table-row>
        <table:table-row table:style-name="Tabela10.3">
          <table:table-cell table:style-name="Tabela10.A3" table:number-rows-spanned="5" office:value-type="string">
            <text:p text:style-name="P43">Domínio</text:p>
          </table:table-cell>
          <table:table-cell table:style-name="Tabela10.A3" table:number-rows-spanned="5" office:value-type="string">
            <text:p text:style-name="P518">A ser preenchido</text:p>
          </table:table-cell>
          <table:table-cell table:style-name="Tabela10.A3" office:value-type="string">
            <text:p text:style-name="P365">Linha de energia <text:span text:style-name="T23">-3XX</text:span></text:p>
            <text:p text:style-name="P376">[L]</text:p>
          </table:table-cell>
          <table:table-cell table:style-name="Tabela10.A3" office:value-type="string">
            <text:p text:style-name="P365"><text:span text:style-name="T76">Linha de distribuição de energia </text:span><text:span text:style-name="T82">-302 !</text:span></text:p>
            <text:p text:style-name="P365">Linha de transmissão de energia <text:span text:style-name="T23">-303</text:span></text:p>
          </table:table-cell>
          <table:table-cell table:style-name="Tabela10.E3" table:number-rows-spanned="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8">(Rest, Sit. Fis.)</text:span></text:p>
          </table:table-cell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Torre de energia <text:span text:style-name="T23">-14XX</text:span></text:p>
            <text:p text:style-name="P376">[P]</text:p>
          </table:table-cell>
          <table:table-cell table:style-name="Tabela10.A3" office:value-type="string">
            <text:p text:style-name="P365">Torre de energia <text:span text:style-name="T23">-1401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<text:span text:style-name="T149">Aerogerador</text:span> <text:span text:style-name="T23">-17XX</text:span></text:p>
            <text:p text:style-name="P376">[P]</text:p>
          </table:table-cell>
          <table:table-cell table:style-name="Tabela10.A3" office:value-type="string">
            <text:p text:style-name="P379">Aerogerador -1701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Estação geradora de energia <text:span text:style-name="T24">-4XX</text:span></text:p>
            <text:p text:style-name="P376">[P L A]</text:p>
          </table:table-cell>
          <table:table-cell table:style-name="Tabela10.A3" office:value-type="string">
            <text:p text:style-name="P103">Estação geradora – Eólica -405</text:p>
            <text:p text:style-name="P103">Estação geradora – Hidrelétrica -408</text:p>
            <text:p text:style-name="P103">Estação geradora – Maré-motriz -407</text:p>
            <text:p text:style-name="P103">Estação geradora – Outras -498</text:p>
            <text:p text:style-name="P103">Estação geradora – Solar -406</text:p>
            <text:p text:style-name="P103">Estação geradora - Termelétrica -4<text:span text:style-name="T180">09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Subestação de energia elétrica <text:span text:style-name="T23">-</text:span><text:span text:style-name="T192">18</text:span><text:span text:style-name="T23">XX</text:span></text:p>
            <text:p text:style-name="P376">[P A]</text:p>
          </table:table-cell>
          <table:table-cell table:style-name="Tabela10.A3" office:value-type="string">
            <text:p text:style-name="P103">Subestação de transmissão de energia elétrica -<text:span text:style-name="T192">1801</text:span></text:p>
            <text:p text:style-name="P103">Subestação de <text:span text:style-name="T192">distribuição</text:span> de energia elétrica -<text:span text:style-name="T192">1802</text:span></text:p>
          </table:table-cell>
          <table:covered-table-cell/>
        </table:table-row>
      </table:table>
      <text:p text:style-name="P22"/>
      <text:p text:style-name="P22"/>
      <text:p text:style-name="P22"/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3"/>
        <table:table-row table:style-name="TableLine1707373365456">
          <table:table-cell table:style-name="Tabela11.A1" office:value-type="string">
            <text:p text:style-name="P43">Classe</text:p>
          </table:table-cell>
          <table:table-cell table:style-name="Tabela11.B1" table:number-columns-spanned="4" office:value-type="string">
            <text:p text:style-name="P178"><text:span text:style-name="T19">infra</text:span><text:span text:style-name="T17">_elemento_infraestrutur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1707373361648">
          <table:table-cell table:style-name="Tabela11.A2" office:value-type="string">
            <text:p text:style-name="P43">Atributo</text:p>
          </table:table-cell>
          <table:table-cell table:style-name="Tabela11.A2" office:value-type="string">
            <text:p text:style-name="P146">nome<text:span text:style-name="T6"> (0..1)</text:span></text:p>
          </table:table-cell>
          <table:table-cell table:style-name="Tabela11.A2" office:value-type="string">
            <text:p text:style-name="P180">filtro (1)</text:p>
          </table:table-cell>
          <table:table-cell table:style-name="Tabela11.A2" office:value-type="string">
            <text:p text:style-name="P146">tipo<text:span text:style-name="T5"> (1)</text:span></text:p>
          </table:table-cell>
          <table:table-cell table:style-name="Tabela11.E2" office:value-type="string">
            <text:p text:style-name="P146">situacao_fisica<text:span text:style-name="T5"> (1)</text:span></text:p>
          </table:table-cell>
        </table:table-row>
        <table:table-row table:style-name="TableLine1707373349136">
          <table:table-cell table:style-name="Tabela11.A16" table:number-rows-spanned="14" office:value-type="string">
            <text:p text:style-name="P43">Domínio</text:p>
          </table:table-cell>
          <table:table-cell table:style-name="Tabela11.B16" table:number-rows-spanned="14" office:value-type="string">
            <text:p text:style-name="P518">A ser preenchido</text:p>
          </table:table-cell>
          <table:table-cell table:style-name="Tabela11.C3" office:value-type="string">
            <text:p text:style-name="P316">Quebramar <text:span text:style-name="T23">-7XX !</text:span></text:p>
            <text:p text:style-name="P376">[L A]</text:p>
          </table:table-cell>
          <table:table-cell table:style-name="Tabela11.D3" office:value-type="string">
            <text:p text:style-name="P365">Quebramar <text:span text:style-name="T23">-701</text:span></text:p>
          </table:table-cell>
          <table:table-cell table:style-name="Tabela11.E16" table:number-rows-spanned="14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8">(Rest, Sit. Fis.)</text:span></text:p>
          </table:table-cell>
        </table:table-row>
        <table:table-row table:style-name="TableLine1707373359200">
          <table:covered-table-cell/>
          <table:covered-table-cell/>
          <table:table-cell table:style-name="Tabela11.C4" office:value-type="string">
            <text:p text:style-name="P316">Molhe <text:span text:style-name="T23">-8XX !</text:span></text:p>
            <text:p text:style-name="P376">[L A]</text:p>
          </table:table-cell>
          <table:table-cell table:style-name="Tabela11.D4" office:value-type="string">
            <text:p text:style-name="P365">Molhe <text:span text:style-name="T23">-801</text:span></text:p>
          </table:table-cell>
          <table:covered-table-cell/>
        </table:table-row>
        <table:table-row table:style-name="TableLine1707373356208">
          <table:covered-table-cell/>
          <table:covered-table-cell/>
          <table:table-cell table:style-name="Tabela11.C5" office:value-type="string">
            <text:p text:style-name="P77">Comporta <text:span text:style-name="T22">-9XX</text:span></text:p>
            <text:p text:style-name="P376">[P L]</text:p>
          </table:table-cell>
          <table:table-cell table:style-name="Tabela11.D5" office:value-type="string">
            <text:p text:style-name="P365">Comporta <text:span text:style-name="T22">-901</text:span></text:p>
          </table:table-cell>
          <table:covered-table-cell/>
        </table:table-row>
        <table:table-row table:style-name="TableLine1707373352944">
          <table:covered-table-cell/>
          <table:covered-table-cell/>
          <table:table-cell table:style-name="Tabela11.C6" office:value-type="string">
            <text:p text:style-name="P316">Eclusa <text:span text:style-name="T23">-10XX !</text:span></text:p>
            <text:p text:style-name="P376">[P L A]</text:p>
          </table:table-cell>
          <table:table-cell table:style-name="Tabela11.D6" office:value-type="string">
            <text:p text:style-name="P365">Eclusa <text:span text:style-name="T23">-1001</text:span></text:p>
          </table:table-cell>
          <table:covered-table-cell/>
        </table:table-row>
        <table:table-row table:style-name="TableLine1707373361376">
          <table:covered-table-cell/>
          <table:covered-table-cell/>
          <table:table-cell table:style-name="Tabela11.C7" office:value-type="string">
            <text:p text:style-name="P365">Torre de comunicação <text:span text:style-name="T23">-12XX</text:span></text:p>
            <text:p text:style-name="P376">[P]</text:p>
          </table:table-cell>
          <table:table-cell table:style-name="Tabela11.D7" office:value-type="string">
            <text:p text:style-name="P365">Torre de comunicação <text:span text:style-name="T23">-1201</text:span></text:p>
          </table:table-cell>
          <table:covered-table-cell/>
        </table:table-row>
        <table:table-row table:style-name="TableLine1707373354304">
          <table:covered-table-cell/>
          <table:covered-table-cell/>
          <table:table-cell table:style-name="Tabela11.C8" office:value-type="string">
            <text:p text:style-name="P316">Antena de comunicação – 13XX<text:span text:style-name="T1"> !</text:span></text:p>
            <text:p text:style-name="P376">[P]</text:p>
          </table:table-cell>
          <table:table-cell table:style-name="Tabela11.D8" office:value-type="string">
            <text:p text:style-name="P77">Antena de comunicação -1301</text:p>
          </table:table-cell>
          <table:covered-table-cell/>
        </table:table-row>
        <table:table-row table:style-name="TableLine1707373361920">
          <table:covered-table-cell/>
          <table:covered-table-cell/>
          <table:table-cell table:style-name="Tabela11.C9" office:value-type="string">
            <text:p text:style-name="P317"><text:span text:style-name="T34">Plataforma</text:span> – 1<text:span text:style-name="T150">4</text:span>XX !</text:p>
            <text:p text:style-name="P87">[P A]</text:p>
          </table:table-cell>
          <table:table-cell table:style-name="Tabela11.D9" office:value-type="string">
            <text:p text:style-name="P181">Plataforma- Desconhecido -1<text:span text:style-name="T150">4</text:span>00</text:p>
            <text:p text:style-name="P181">Plataforma – Petróleo – 1<text:span text:style-name="T150">4</text:span>01</text:p>
            <text:p text:style-name="P181">Plataforma – Gás -1<text:span text:style-name="T150">4</text:span>02</text:p>
            <text:p text:style-name="P181">Plataforma – Mista -1<text:span text:style-name="T150">4</text:span>95</text:p>
          </table:table-cell>
          <table:covered-table-cell/>
        </table:table-row>
        <table:table-row table:style-name="TableLine1707373357296">
          <table:covered-table-cell/>
          <table:covered-table-cell/>
          <table:table-cell table:style-name="Tabela11.C10" office:value-type="string">
            <text:p text:style-name="P317">Funicular -<text:span text:style-name="T151">15</text:span>XX !</text:p>
            <text:p text:style-name="P87">[L]</text:p>
          </table:table-cell>
          <table:table-cell table:style-name="Tabela11.D10" office:value-type="string">
            <text:p text:style-name="P181">Funicular -<text:span text:style-name="T151">15</text:span>01</text:p>
          </table:table-cell>
          <table:covered-table-cell/>
        </table:table-row>
        <table:table-row table:style-name="TableLine1707373352400">
          <table:covered-table-cell/>
          <table:covered-table-cell/>
          <table:table-cell table:style-name="Tabela11.C11" office:value-type="string">
            <text:p text:style-name="P317">Cremalheira – 1<text:span text:style-name="T151">6</text:span>XX !</text:p>
            <text:p text:style-name="P87">[P L]</text:p>
          </table:table-cell>
          <table:table-cell table:style-name="Tabela11.D11" office:value-type="string">
            <text:p text:style-name="P181">Cremalheira -1<text:span text:style-name="T151">6</text:span>01</text:p>
          </table:table-cell>
          <table:covered-table-cell/>
        </table:table-row>
        <table:table-row table:style-name="TableLine1707373357840">
          <table:covered-table-cell/>
          <table:covered-table-cell/>
          <table:table-cell table:style-name="Tabela11.C13" office:value-type="string">
            <text:p text:style-name="P317">Girador Ferroviário -<text:span text:style-name="T152">1</text:span>7XX !</text:p>
            <text:p text:style-name="P87">[P]</text:p>
          </table:table-cell>
          <table:table-cell table:style-name="Tabela11.D13" office:value-type="string">
            <text:p text:style-name="P181">Girador Ferroviário - <text:span text:style-name="T152">1</text:span>701</text:p>
          </table:table-cell>
          <table:covered-table-cell/>
        </table:table-row>
        <table:table-row table:style-name="TableLine1707373358112">
          <table:covered-table-cell/>
          <table:covered-table-cell/>
          <table:table-cell table:style-name="Tabela11.C13" office:value-type="string">
            <text:p text:style-name="P317">Fundeadouro -1<text:span text:style-name="T153">8</text:span>XX !</text:p>
            <text:p text:style-name="P87">[P A]</text:p>
          </table:table-cell>
          <table:table-cell table:style-name="Tabela11.D13" office:value-type="string">
            <text:p text:style-name="P181">Fundeadouro -1<text:span text:style-name="T153">8</text:span>01</text:p>
          </table:table-cell>
          <table:covered-table-cell/>
        </table:table-row>
        <table:table-row table:style-name="TableLine1707373358384">
          <table:covered-table-cell/>
          <table:covered-table-cell/>
          <table:table-cell table:style-name="Tabela11.C14" office:value-type="string">
            <text:p text:style-name="P288">Atracadouro <text:span text:style-name="T156">Terminal </text:span>-<text:span text:style-name="T155">19XX !</text:span></text:p>
            <text:p text:style-name="P240">[P L A]</text:p>
          </table:table-cell>
          <table:table-cell table:style-name="Tabela11.D14" office:value-type="string">
            <text:p text:style-name="P252">Atrac - Cais -<text:span text:style-name="T155">19</text:span>38</text:p>
            <text:p text:style-name="P252">Atrac - Cais flutuante -<text:span text:style-name="T155">19</text:span>39</text:p>
            <text:p text:style-name="P252">Atrac - Desembarcadouro -<text:span text:style-name="T155">19</text:span>44</text:p>
            <text:p text:style-name="P252">Atrac - Dolfim -<text:span text:style-name="T155">19</text:span>43</text:p>
            <text:p text:style-name="P252">Atrac - Molhe de atracação - <text:span text:style-name="T155">19</text:span>41</text:p>
            <text:p text:style-name="P252">Atrac - Pier - <text:span text:style-name="T155">19</text:span>42</text:p>
            <text:p text:style-name="P252">Atrac - Trapiche - <text:span text:style-name="T155">19</text:span>40</text:p>
          </table:table-cell>
          <table:covered-table-cell/>
        </table:table-row>
        <table:table-row table:style-name="TableLine1707373362192">
          <table:covered-table-cell/>
          <table:covered-table-cell/>
          <table:table-cell table:style-name="Tabela11.C15" office:value-type="string">
            <text:p text:style-name="P317">Caminho Aéreo -<text:span text:style-name="T157">20</text:span>XX !</text:p>
            <text:p text:style-name="P87">[L]</text:p>
          </table:table-cell>
          <table:table-cell table:style-name="Tabela11.D15" office:value-type="string">
            <text:p text:style-name="P181">Caminho Aéreo – Teleférico - <text:span text:style-name="T157">20</text:span>01</text:p>
            <text:p text:style-name="P181">Caminho Aéreo – Outros- <text:span text:style-name="T157">20</text:span>98</text:p>
          </table:table-cell>
          <table:covered-table-cell/>
        </table:table-row>
        <table:table-row table:style-name="TableLine1707373375792">
          <table:covered-table-cell/>
          <table:covered-table-cell/>
          <table:table-cell table:style-name="Tabela11.C16" table:number-columns-spanned="2" office:value-type="string">
            <text:p text:style-name="P476">! - ((tipo - tipo %100)/100) in (7, 8, 10, 13, 14, 15, 16, 17 18, 19, 20)</text:p>
          </table:table-cell>
          <table:covered-table-cell/>
          <table:covered-table-cell/>
        </table:table-row>
      </table:table>
      <text:p text:style-name="P22"/>
      <text:p text:style-name="P2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C" table:number-columns-repeated="6"/>
        <table:table-row table:style-name="TableLine1707373365184">
          <table:table-cell table:style-name="Tabela13.A1" office:value-type="string">
            <text:p text:style-name="P43">Classe</text:p>
          </table:table-cell>
          <table:table-cell table:style-name="Tabela13.B1" table:number-columns-spanned="9" office:value-type="string">
            <text:p text:style-name="P183">infra_elemento_viario [P L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7373376880">
          <table:table-cell table:style-name="Tabela13.A2" office:value-type="string">
            <text:p text:style-name="P43">Atributo</text:p>
          </table:table-cell>
          <table:table-cell table:style-name="Tabela13.A2" office:value-type="string">
            <text:p text:style-name="P146">nome<text:span text:style-name="T6"> (0..1)</text:span></text:p>
          </table:table-cell>
          <table:table-cell table:style-name="Tabela13.A2" office:value-type="string">
            <text:p text:style-name="P184">filtro (1)</text:p>
          </table:table-cell>
          <table:table-cell table:style-name="Tabela13.A2" office:value-type="string">
            <text:p text:style-name="P146">tipo<text:span text:style-name="T5"> (1)</text:span></text:p>
          </table:table-cell>
          <table:table-cell table:style-name="Tabela13.A2" office:value-type="string">
            <text:p text:style-name="P146">material_construcao<text:span text:style-name="T5"> (1)</text:span></text:p>
          </table:table-cell>
          <table:table-cell table:style-name="Tabela13.A2" office:value-type="string">
            <text:p text:style-name="P146">modal_uso<text:span text:style-name="T5"> (1)</text:span></text:p>
          </table:table-cell>
          <table:table-cell table:style-name="Tabela13.A2" office:value-type="string">
            <text:p text:style-name="P146">nr_faixas<text:span text:style-name="T6"> (1)</text:span></text:p>
          </table:table-cell>
          <table:table-cell table:style-name="Tabela13.A2" office:value-type="string">
            <text:p text:style-name="P146">nr_pistas<text:span text:style-name="T6"> (1)</text:span></text:p>
          </table:table-cell>
          <table:table-cell table:style-name="Tabela13.A2" office:value-type="string">
            <text:p text:style-name="P146">posicao_pista<text:span text:style-name="T5"> (1)</text:span></text:p>
          </table:table-cell>
          <table:table-cell table:style-name="Tabela13.J2" office:value-type="string">
            <text:p text:style-name="P146">situacao_fisica<text:span text:style-name="T5"> (1)</text:span></text:p>
          </table:table-cell>
        </table:table-row>
        <table:table-row table:style-name="TableLine1707373369536">
          <table:table-cell table:style-name="Tabela13.A14" table:number-rows-spanned="12" office:value-type="string">
            <text:p text:style-name="P43">Domínio</text:p>
          </table:table-cell>
          <table:table-cell table:style-name="Tabela13.B14" table:number-rows-spanned="12" office:value-type="string">
            <text:p text:style-name="P518">A ser preenchido</text:p>
          </table:table-cell>
          <table:table-cell table:style-name="Tabela13.C4" table:number-rows-spanned="2" office:value-type="string">
            <text:p text:style-name="P209">Túnel <text:span text:style-name="T13">- 1XX</text:span></text:p>
          </table:table-cell>
          <table:table-cell table:style-name="Tabela13.D4" table:number-rows-spanned="2" office:value-type="string">
            <text:p text:style-name="P406">Túnel -101</text:p>
            <text:p text:style-name="P320">Túnel - Passagem subterrânea sob via -102<text:span text:style-name="T1"> !</text:span></text:p>
            <text:p text:style-name="P320"/>
            <text:p text:style-name="P477">! - tipo in (102, 201, 202, 204)</text:p>
          </table:table-cell>
          <table:table-cell table:style-name="Tabela13.E4" table:number-rows-spanned="2" office:value-type="string">
            <text:p text:style-name="P182">Desconhecido -0</text:p>
            <text:p text:style-name="P298">Alvenaria <text:span text:style-name="T14">-1 !</text:span></text:p>
            <text:p text:style-name="P209">Concreto <text:span text:style-name="T14">-2</text:span></text:p>
            <text:p text:style-name="P210">Metal <text:span text:style-name="T14">-3</text:span></text:p>
            <text:p text:style-name="P286">Rocha -4<text:span text:style-name="T1"> !</text:span></text:p>
            <text:p text:style-name="P209">Madeira <text:span text:style-name="T14">-5</text:span></text:p>
            <text:p text:style-name="P416"/>
            <text:p text:style-name="P503">V - ((tipo - tipo %100)/100) in (1,2,5,6,7) and not (material_construcao in (0,1,2,3,4,5))</text:p>
            <text:p text:style-name="P209"/>
            <text:p text:style-name="P496">! - material_construcao in (1,<text:span text:style-name="T229">4</text:span>)</text:p>
          </table:table-cell>
          <table:table-cell table:style-name="Tabela13.F7" office:value-type="string">
            <text:p text:style-name="P157">Ferroviário -5</text:p>
            <text:p text:style-name="P157">Metroviário -6</text:p>
          </table:table-cell>
          <table:table-cell table:style-name="Tabela13.G7" office:value-type="string">
            <text:p text:style-name="P523">0</text:p>
            <text:p text:style-name="P523"/>
            <text:p text:style-name="P555">V - ((modal_uso in (4,8) and not (nr_faixas &gt;=1)) or ( ((tipo -tipo %100)/100) in (4)) and not (nr_faixas =0)) <text:s/><text:span text:style-name="T239">or </text:span>(nr_faixas =0)</text:p>
          </table:table-cell>
          <table:table-cell table:style-name="Tabela13.H7" office:value-type="string">
            <text:p text:style-name="P530">0</text:p>
            <text:p text:style-name="P530"/>
            <text:p text:style-name="P557"><text:span text:style-name="T233">V - </text:span>((modal_uso in (4,8) and not (nr_pistas &gt;=1)) or ( ((tipo -tipo %100)/100) in (4)) and not (nr_pistas =0)) <text:span text:style-name="T239">or </text:span><text:span text:style-name="T59">(nr_faixas =0)</text:span></text:p>
          </table:table-cell>
          <table:table-cell table:style-name="Tabela13.I4" table:number-rows-spanned="2" office:value-type="string">
            <text:p text:style-name="P321"><text:span text:style-name="T231">Subterrânea</text:span><text:span text:style-name="T232"> – 14</text:span></text:p>
            <text:p text:style-name="P510"/>
            <text:p text:style-name="P508">V - ((((tipo -tipo %100)/100) in (1)) and posicao_pista not in (97) or ((((tipo -tipo %100)/100) not in (1)) and (nr_pistas = 0) and posicao_pista not in (97)) or (( ((tipo -tipo %100)/100) not in (1)) and (nr_pistas != 0) and posicao_pista not in (12,13))</text:p>
          </table:table-cell>
          <table:table-cell table:style-name="Tabela13.J14" table:number-rows-spanned="12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8">(Rest, Sit. Fis.)</text:span></text:p>
          </table:table-cell>
        </table:table-row>
        <table:table-row table:style-name="TableLine1707373375520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57">Rodoviário -4</text:p>
            <text:p text:style-name="P318">Rodoferroviário -8<text:span text:style-name="T1"> !</text:span></text:p>
            <text:p text:style-name="P506"/>
            <text:p text:style-name="P506">V - ((tipo - tipo %100)/100) in (1) and not (modal_uso in (4,5,6,8))</text:p>
            <text:p text:style-name="P506"/>
            <text:p text:style-name="P479">! - modal_uso in (3,8,9)</text:p>
          </table:table-cell>
          <table:table-cell table:style-name="Tabela13.G7" office:value-type="string">
            <text:p text:style-name="P524">Mínimo 1</text:p>
          </table:table-cell>
          <table:table-cell table:style-name="Tabela13.H7" office:value-type="string">
            <text:p text:style-name="P524">Mínimo 1</text:p>
            <text:p text:style-name="P524"/>
            <text:p text:style-name="P556"><text:span text:style-name="T230">V – </text:span>nr_pistas &gt; nr_faixas </text:p>
          </table:table-cell>
          <table:covered-table-cell/>
          <table:covered-table-cell/>
        </table:table-row>
        <table:table-row table:style-name="TableLine1707373368176">
          <table:covered-table-cell/>
          <table:covered-table-cell/>
          <table:table-cell table:style-name="Tabela13.C6" table:number-rows-spanned="2" office:value-type="string">
            <text:p text:style-name="P560">Ponte <text:span text:style-name="T13">- 2XX</text:span></text:p>
          </table:table-cell>
          <table:table-cell table:style-name="Tabela13.D6" table:number-rows-spanned="2" office:value-type="string">
            <text:p text:style-name="P406"><text:span text:style-name="T76">Ponte móvel -201</text:span><text:span text:style-name="T77"> !</text:span></text:p>
            <text:p text:style-name="P320">Ponte pênsil -202<text:span text:style-name="T1"> !</text:span></text:p>
            <text:p text:style-name="P110">Ponte fixa -203</text:p>
            <text:p text:style-name="P320">Ponte <text:span text:style-name="T139">estaiada</text:span> -20<text:span text:style-name="T139">4 !</text:span></text:p>
          </table:table-cell>
          <table:table-cell table:style-name="Tabela13.E6" table:number-rows-spanned="2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6">Rocha -4<text:span text:style-name="T1"> !</text:span></text:p>
            <text:p text:style-name="P210">Madeira <text:span text:style-name="T14">-5</text:span></text:p>
          </table:table-cell>
          <table:table-cell table:style-name="Tabela13.F7" office:value-type="string">
            <text:p text:style-name="P415">Ferroviário -5</text:p>
            <text:p text:style-name="P318">Aeroportuário -9<text:span text:style-name="T1"> !</text:span></text:p>
          </table:table-cell>
          <table:table-cell table:style-name="Tabela13.G7" office:value-type="string">
            <text:p text:style-name="P527">0</text:p>
          </table:table-cell>
          <table:table-cell table:style-name="Tabela13.H7" office:value-type="string">
            <text:p text:style-name="P527">0</text:p>
          </table:table-cell>
          <table:table-cell table:style-name="Tabela13.I7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707373372800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57">Rodoviário -4</text:p>
            <text:p text:style-name="P318">Rodoferroviário -8<text:span text:style-name="T1"> !</text:span></text:p>
            <text:p text:style-name="P318"/>
            <text:p text:style-name="P507">V - ((tipo - tipo %100)/100) in (2) and not (modal_uso in (4,5,8,9))</text:p>
          </table:table-cell>
          <table:table-cell table:style-name="Tabela13.G7" office:value-type="string">
            <text:p text:style-name="P528">Mínimo 1</text:p>
          </table:table-cell>
          <table:table-cell table:style-name="Tabela13.H7" office:value-type="string">
            <text:p text:style-name="P528">Mínimo 1</text:p>
          </table:table-cell>
          <table:table-cell table:style-name="Tabela13.I7" office:value-type="string">
            <text:p text:style-name="P209">Adjacentes <text:span text:style-name="T14">-12</text:span></text:p>
            <text:p text:style-name="P298">Superpostas <text:span text:style-name="T14">-13 !</text:span></text:p>
            <text:p text:style-name="P298"/>
            <text:p text:style-name="P478">! - posicao_pista in (13)</text:p>
          </table:table-cell>
          <table:covered-table-cell/>
        </table:table-row>
        <table:table-row table:style-name="TableLine1707373373616">
          <table:covered-table-cell/>
          <table:covered-table-cell/>
          <table:table-cell table:style-name="Tabela13.C10" table:number-rows-spanned="4" office:value-type="string">
            <text:p text:style-name="P146">Passagem elevada / <text:span text:style-name="T75">Viaduto- 3XX</text:span></text:p>
          </table:table-cell>
          <table:table-cell table:style-name="Tabela13.D8" table:number-rows-spanned="2" office:value-type="string">
            <text:p text:style-name="P209">Passagem elevada –<text:span text:style-name="T13"> 301</text:span></text:p>
          </table:table-cell>
          <table:table-cell table:style-name="Tabela13.E8" table:number-rows-spanned="2" office:value-type="string">
            <text:p text:style-name="P209">Concreto <text:span text:style-name="T14">-2</text:span></text:p>
            <text:p text:style-name="P209">Metal <text:span text:style-name="T14">-3</text:span></text:p>
            <text:p text:style-name="P209"/>
            <text:p text:style-name="P504">V - tipo in (301) and not (material_construcao in (2,3))</text:p>
          </table:table-cell>
          <table:table-cell table:style-name="Tabela13.F7" office:value-type="string">
            <text:p text:style-name="P333">Dutos – 3 !</text:p>
            <text:p text:style-name="P157">Ferroviário -5</text:p>
            <text:p text:style-name="P318">Aeroportuário -9<text:span text:style-name="T1"> !</text:span></text:p>
          </table:table-cell>
          <table:table-cell table:style-name="Tabela13.G7" office:value-type="string">
            <text:p text:style-name="P527">0</text:p>
          </table:table-cell>
          <table:table-cell table:style-name="Tabela13.H7" office:value-type="string">
            <text:p text:style-name="P527">0</text:p>
          </table:table-cell>
          <table:table-cell table:style-name="Tabela13.I7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707373379056">
          <table:covered-table-cell/>
          <table:covered-table-cell/>
          <table:covered-table-cell/>
          <table:covered-table-cell/>
          <table:covered-table-cell/>
          <table:table-cell table:style-name="Tabela13.F8" office:value-type="string">
            <text:p text:style-name="P158">Rodoviário -4</text:p>
            <text:p text:style-name="P319">Rodoferroviário -8<text:span text:style-name="T1"> !</text:span></text:p>
            <text:p text:style-name="P319"/>
            <text:p text:style-name="P507">V - ((tipo - tipo %100)/100) in (3) and not (modal_uso in (3,4,5,8,9))</text:p>
          </table:table-cell>
          <table:table-cell table:style-name="Tabela13.G8" office:value-type="string">
            <text:p text:style-name="P528">M<text:span text:style-name="T194">í</text:span>nimo 1</text:p>
          </table:table-cell>
          <table:table-cell table:style-name="Tabela13.H8" office:value-type="string">
            <text:p text:style-name="P528">Mínimo 1</text:p>
          </table:table-cell>
          <table:table-cell table:style-name="Tabela13.I8" office:value-type="string">
            <text:p text:style-name="P209">Adjacentes <text:span text:style-name="T14">-12</text:span></text:p>
            <text:p text:style-name="P298">Superpostas <text:span text:style-name="T14">-13 !</text:span></text:p>
          </table:table-cell>
          <table:covered-table-cell/>
        </table:table-row>
        <table:table-row table:style-name="TableLine1707373376608">
          <table:covered-table-cell/>
          <table:covered-table-cell/>
          <table:covered-table-cell/>
          <table:table-cell table:style-name="Tabela13.D10" table:number-rows-spanned="2" office:value-type="string">
            <text:p text:style-name="P209">Viaduto <text:span text:style-name="T13">- 302</text:span></text:p>
          </table:table-cell>
          <table:table-cell table:style-name="Tabela13.E10" table:number-rows-spanned="2" office:value-type="string">
            <text:p text:style-name="P209">Concreto <text:span text:style-name="T14">-2</text:span></text:p>
            <text:p text:style-name="P210">Metal <text:span text:style-name="T14">-3</text:span></text:p>
            <text:p text:style-name="P209"><text:span text:style-name="T76">Madeira </text:span><text:span text:style-name="T84">-5 !</text:span></text:p>
            <text:p text:style-name="P146"/>
            <text:p text:style-name="P509">V - tipo in (302) and not (material_construcao in (2,3,5))</text:p>
            <text:p text:style-name="P335"/>
            <text:p text:style-name="P491">! - tipo in (302) and <text:s/>material_construcao in (5)</text:p>
          </table:table-cell>
          <table:table-cell table:style-name="Tabela13.F9" office:value-type="string">
            <text:p text:style-name="P334">Dutos – 3 !</text:p>
            <text:p text:style-name="P158">Ferroviário -5</text:p>
            <text:p text:style-name="P319">Aeroportuário -9<text:span text:style-name="T1"> !</text:span></text:p>
          </table:table-cell>
          <table:table-cell table:style-name="Tabela13.G9" office:value-type="string">
            <text:p text:style-name="P527">0</text:p>
          </table:table-cell>
          <table:table-cell table:style-name="Tabela13.H9" office:value-type="string">
            <text:p text:style-name="P527">0</text:p>
          </table:table-cell>
          <table:table-cell table:style-name="Tabela13.I9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707373378784">
          <table:covered-table-cell/>
          <table:covered-table-cell/>
          <table:covered-table-cell/>
          <table:covered-table-cell/>
          <table:covered-table-cell/>
          <table:table-cell table:style-name="Tabela13.F10" office:value-type="string">
            <text:p text:style-name="P158">Rodoviário -4</text:p>
            <text:p text:style-name="P319">Rodoferroviário -8<text:span text:style-name="T1"> !</text:span></text:p>
          </table:table-cell>
          <table:table-cell table:style-name="Tabela13.G10" office:value-type="string">
            <text:p text:style-name="P528">Mínimo 1</text:p>
          </table:table-cell>
          <table:table-cell table:style-name="Tabela13.H10" office:value-type="string">
            <text:p text:style-name="P528">Mínimo 1</text:p>
          </table:table-cell>
          <table:table-cell table:style-name="Tabela13.I10" office:value-type="string">
            <text:p text:style-name="P209">Adjacentes <text:span text:style-name="T14">-12</text:span></text:p>
            <text:p text:style-name="P298">Superpostas <text:span text:style-name="T14">-13 !</text:span></text:p>
          </table:table-cell>
          <table:covered-table-cell/>
        </table:table-row>
        <table:table-row table:style-name="TableLine1707373326832">
          <table:covered-table-cell/>
          <table:covered-table-cell/>
          <table:table-cell table:style-name="Tabela13.C11" office:value-type="string">
            <text:p text:style-name="P209">Travessia <text:span text:style-name="T13">- 4XX</text:span></text:p>
          </table:table-cell>
          <table:table-cell table:style-name="Tabela13.D11" office:value-type="string">
            <text:p text:style-name="P407">Travessia - Vau natural -401</text:p>
            <text:p text:style-name="P406">Travessia - Vau construído -402</text:p>
          </table:table-cell>
          <table:table-cell table:style-name="Tabela13.E11" office:value-type="string">
            <text:p text:style-name="P160">Não aplicável <text:span text:style-name="T8">-97</text:span></text:p>
            <text:p text:style-name="P160"/>
            <text:p text:style-name="P505">V - ((tipo - tipo %100)/100) in (4,7) and not (material_construcao in (97))</text:p>
          </table:table-cell>
          <table:table-cell table:style-name="Tabela13.F11" office:value-type="string">
            <text:p text:style-name="P157">Rodoviário -4</text:p>
            <text:p text:style-name="P157"/>
            <text:p text:style-name="P507">V - ((tipo - tipo %100)/100) in (4) and not (modal_uso in (4))</text:p>
          </table:table-cell>
          <table:table-cell table:style-name="Tabela13.G11" office:value-type="string">
            <text:p text:style-name="P523">0</text:p>
          </table:table-cell>
          <table:table-cell table:style-name="Tabela13.H11" office:value-type="string">
            <text:p text:style-name="P523">0</text:p>
          </table:table-cell>
          <table:table-cell table:style-name="Tabela13.I11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707373319760">
          <table:covered-table-cell/>
          <table:covered-table-cell/>
          <table:table-cell table:style-name="Tabela13.C12" office:value-type="string">
            <text:p text:style-name="P27">Galeria Bueiro - 5XX</text:p>
          </table:table-cell>
          <table:table-cell table:style-name="Tabela13.D12" office:value-type="string">
            <text:p text:style-name="P27">Galeria/Bueiro - 501</text:p>
          </table:table-cell>
          <table:table-cell table:style-name="Tabela13.E12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5">Rocha -4<text:span text:style-name="T1"> !</text:span></text:p>
            <text:p text:style-name="P210">Madeira <text:span text:style-name="T14">-5</text:span></text:p>
          </table:table-cell>
          <table:table-cell table:style-name="Tabela13.F12" office:value-type="string">
            <text:p text:style-name="P162">Não aplicável – 97</text:p>
            <text:p text:style-name="P162"/>
            <text:p text:style-name="P507">V - ((tipo - tipo %100)/100) in (5,6,7) and not (modal_uso in (97))</text:p>
          </table:table-cell>
          <table:table-cell table:style-name="Tabela13.G12" office:value-type="string">
            <text:p text:style-name="P522">0</text:p>
          </table:table-cell>
          <table:table-cell table:style-name="Tabela13.H12" office:value-type="string">
            <text:p text:style-name="P522">0</text:p>
          </table:table-cell>
          <table:table-cell table:style-name="Tabela13.I12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707373328736">
          <table:covered-table-cell/>
          <table:covered-table-cell/>
          <table:table-cell table:style-name="Tabela13.C13" office:value-type="string">
            <text:p text:style-name="P28">Travessia pedestre - 6XX</text:p>
          </table:table-cell>
          <table:table-cell table:style-name="Tabela13.D13" office:value-type="string">
            <text:p text:style-name="P109">Pedestre - Passagem subterrânea -<text:span text:style-name="T30">6</text:span>07</text:p>
            <text:p text:style-name="P109">Pedestre - Passarela -<text:span text:style-name="T30">6</text:span>08</text:p>
            <text:p text:style-name="P109">Pedestre - Pinguela -<text:span text:style-name="T30">6</text:span>09</text:p>
          </table:table-cell>
          <table:table-cell table:style-name="Tabela13.E13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5">Rocha -4<text:span text:style-name="T1"> !</text:span></text:p>
            <text:p text:style-name="P151">Madeira <text:span text:style-name="T14">-5</text:span></text:p>
          </table:table-cell>
          <table:table-cell table:style-name="Tabela13.F13" office:value-type="string">
            <text:p text:style-name="P162">Não aplicável - 97</text:p>
          </table:table-cell>
          <table:table-cell table:style-name="Tabela13.G13" office:value-type="string">
            <text:p text:style-name="P522">0</text:p>
          </table:table-cell>
          <table:table-cell table:style-name="Tabela13.H13" office:value-type="string">
            <text:p text:style-name="P522">0</text:p>
          </table:table-cell>
          <table:table-cell table:style-name="Tabela13.I13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1707373329008">
          <table:covered-table-cell/>
          <table:covered-table-cell/>
          <table:table-cell table:style-name="Tabela13.C14" office:value-type="string">
            <text:p text:style-name="P29">Passagem em nível - 7XX</text:p>
          </table:table-cell>
          <table:table-cell table:style-name="Tabela13.D14" office:value-type="string">
            <text:p text:style-name="P14">Passagem em nível - 701</text:p>
          </table:table-cell>
          <table:table-cell table:style-name="Tabela13.E14" office:value-type="string">
            <text:p text:style-name="P160">Não aplicável <text:span text:style-name="T8">-97</text:span></text:p>
          </table:table-cell>
          <table:table-cell table:style-name="Tabela13.F14" office:value-type="string">
            <text:p text:style-name="P162">Não aplicável - 97</text:p>
          </table:table-cell>
          <table:table-cell table:style-name="Tabela13.G14" office:value-type="string">
            <text:p text:style-name="P522">0</text:p>
          </table:table-cell>
          <table:table-cell table:style-name="Tabela13.H14" office:value-type="string">
            <text:p text:style-name="P522">0</text:p>
          </table:table-cell>
          <table:table-cell table:style-name="Tabela13.I14" office:value-type="string">
            <text:p text:style-name="P159">Não aplicável <text:span text:style-name="T8">-97</text:span></text:p>
          </table:table-cell>
          <table:covered-table-cell/>
        </table:table-row>
      </table:table>
      <text:p text:style-name="P22"/>
      <text:p text:style-name="P22"/>
      <table:table table:name="Tabela24" table:style-name="Tabela24">
        <table:table-column table:style-name="Tabela24.A"/>
        <table:table-column table:style-name="Tabela24.B"/>
        <table:table-column table:style-name="Tabela24.C" table:number-columns-repeated="3"/>
        <table:table-column table:style-name="Tabela24.F"/>
        <table:table-column table:style-name="Tabela24.C" table:number-columns-repeated="6"/>
        <table:table-row table:style-name="TableLine1707373369264">
          <table:table-cell table:style-name="Tabela24.A1" office:value-type="string">
            <text:p text:style-name="P43">Classe</text:p>
          </table:table-cell>
          <table:table-cell table:style-name="Tabela24.B1" table:number-columns-spanned="11" office:value-type="string">
            <text:p text:style-name="P573"><text:span text:style-name="T15">infra_ferrovia</text:span> <text:span text:style-name="T67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7373329280">
          <table:table-cell table:style-name="Tabela24.A2" office:value-type="string">
            <text:p text:style-name="P43">Atributo</text:p>
          </table:table-cell>
          <table:table-cell table:style-name="Tabela24.A2" office:value-type="string">
            <text:p text:style-name="P185">nome<text:span text:style-name="T6"> (0..1)</text:span></text:p>
          </table:table-cell>
          <table:table-cell table:style-name="Tabela24.A2" office:value-type="string">
            <text:p text:style-name="P185">tipo<text:span text:style-name="T5"> (1)</text:span></text:p>
          </table:table-cell>
          <table:table-cell table:style-name="Tabela24.A2" office:value-type="string">
            <text:p text:style-name="P185">situacao_fisica<text:span text:style-name="T5"> (1)</text:span></text:p>
          </table:table-cell>
          <table:table-cell table:style-name="Tabela24.A2" office:value-type="string">
            <text:p text:style-name="P185">posicao_relativa<text:span text:style-name="T5"> (1)</text:span></text:p>
          </table:table-cell>
          <table:table-cell table:style-name="Tabela24.A2" office:value-type="string">
            <text:p text:style-name="P185">nr_linhas<text:span text:style-name="T5"> (1)</text:span></text:p>
          </table:table-cell>
          <table:table-cell table:style-name="Tabela24.A2" office:value-type="string">
            <text:p text:style-name="P187"><text:span text:style-name="T198">e</text:span>letrificada <text:span text:style-name="T196">(1)</text:span></text:p>
          </table:table-cell>
          <table:table-cell table:style-name="Tabela24.A2" office:value-type="string">
            <text:p text:style-name="P185"><text:span text:style-name="T91">bitola</text:span><text:span text:style-name="T5"> (1)</text:span></text:p>
          </table:table-cell>
          <table:table-cell table:style-name="Tabela24.A2" office:value-type="string">
            <text:p text:style-name="P185">em_arruamento<text:span text:style-name="T5"> (1)</text:span></text:p>
          </table:table-cell>
          <table:table-cell table:style-name="Tabela24.A2" office:value-type="string">
            <text:p text:style-name="P185">juridisdicao<text:span text:style-name="T5"> (1)</text:span></text:p>
          </table:table-cell>
          <table:table-cell table:style-name="Tabela24.A2" office:value-type="string">
            <text:p text:style-name="P185">administracao<text:span text:style-name="T5"> (1)</text:span></text:p>
          </table:table-cell>
          <table:table-cell table:style-name="Tabela24.L2" office:value-type="string">
            <text:p text:style-name="P185">concessionaria<text:span text:style-name="T6"> (0..1)</text:span></text:p>
          </table:table-cell>
        </table:table-row>
        <table:table-row table:style-name="TableLine1707373329552">
          <table:table-cell table:style-name="Tabela24.A6" table:number-rows-spanned="4" office:value-type="string">
            <text:p text:style-name="P43">Domínio</text:p>
          </table:table-cell>
          <table:table-cell table:style-name="Tabela24.B6" table:number-rows-spanned="4" office:value-type="string">
            <text:p text:style-name="P518">A ser preenchido</text:p>
          </table:table-cell>
          <table:table-cell table:style-name="Tabela24.C3" office:value-type="string">
            <text:p text:style-name="P322">Bonde <text:span text:style-name="T12">-5 !</text:span></text:p>
            <text:p text:style-name="P322"/>
            <text:p text:style-name="P480">! - tipo in (5,6)</text:p>
          </table:table-cell>
          <table:table-cell table:style-name="Tabela24.D6" table:number-rows-spanned="4" office:value-type="string">
            <text:p text:style-name="P382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8">(Rest, Sit. Fis.)</text:span></text:p>
          </table:table-cell>
          <table:table-cell table:style-name="Tabela24.E3" office:value-type="string">
            <text:p text:style-name="P387">Superfície <text:span text:style-name="T12">-2</text:span></text:p>
            <text:p text:style-name="P387">Elevado <text:span text:style-name="T12">-3</text:span></text:p>
            <text:p text:style-name="P387"/>
            <text:p text:style-name="P431">V - tipo in (5) and not (posicao_relativa in (2,3))</text:p>
          </table:table-cell>
          <table:table-cell table:style-name="Tabela24.F6" table:number-rows-spanned="4" office:value-type="string">
            <text:p text:style-name="P385">Desconhecido <text:span text:style-name="T12">-0</text:span></text:p>
            <text:p text:style-name="P385">Dupla <text:span text:style-name="T12">-2</text:span></text:p>
            <text:p text:style-name="P385">Múltipla <text:span text:style-name="T12">-3</text:span></text:p>
            <text:p text:style-name="P385">Simples <text:span text:style-name="T12">-1</text:span></text:p>
          </table:table-cell>
          <table:table-cell table:style-name="Tabela24.G5" table:number-rows-spanned="3" office:value-type="string">
            <text:p text:style-name="P53">Sim -1</text:p>
            <text:p text:style-name="P112">Não -2</text:p>
          </table:table-cell>
          <table:table-cell table:style-name="Tabela24.H6" table:number-rows-spanned="4" office:value-type="string">
            <text:p text:style-name="P388">Desconhecida -0</text:p>
            <text:p text:style-name="P388">Métrica -1</text:p>
            <text:p text:style-name="P388">Internacional -2</text:p>
            <text:p text:style-name="P388">Larga -3</text:p>
            <text:p text:style-name="P388">Mista métrica internacional -4</text:p>
            <text:p text:style-name="P388">Mista métrica larga -5</text:p>
            <text:p text:style-name="P388">Mista internacional larga -6</text:p>
          </table:table-cell>
          <table:table-cell table:style-name="Tabela24.I3" office:value-type="string">
            <text:p text:style-name="P53"><text:span text:style-name="T76">Sim -1</text:span><text:span text:style-name="T77"> !</text:span></text:p>
            <text:p text:style-name="P172">Não -2</text:p>
            <text:p text:style-name="P172"/>
            <text:p text:style-name="P481">! - em_arruamento in (1)</text:p>
          </table:table-cell>
          <table:table-cell table:style-name="Tabela24.J6" table:number-rows-spanned="4" office:value-type="string">
            <text:p text:style-name="P389">Desconhecida -0</text:p>
            <text:p text:style-name="P389">Federal -1</text:p>
            <text:p text:style-name="P389">Estadual -2</text:p>
            <text:p text:style-name="P389">Municipal -3</text:p>
            <text:p text:style-name="P323">Particular -6<text:span text:style-name="T1"> !</text:span></text:p>
            <text:p text:style-name="P323"/>
            <text:p text:style-name="P482">! - jurisdicao in (6)</text:p>
          </table:table-cell>
          <table:table-cell table:style-name="Tabela24.K6" table:number-rows-spanned="4" office:value-type="string">
            <text:p text:style-name="P417">Desconhecida -0</text:p>
            <text:p text:style-name="P417">Federal -1</text:p>
            <text:p text:style-name="P417">Estadual -2</text:p>
            <text:p text:style-name="P417">Municipal -3</text:p>
            <text:p text:style-name="P324">Particular -6<text:span text:style-name="T1"> !</text:span><text:span text:style-name="T56">Concessionada -7</text:span></text:p>
            <text:p text:style-name="P186"/>
            <text:p text:style-name="P483">! - administracao in (6)</text:p>
          </table:table-cell>
          <table:table-cell table:style-name="Tabela24.L6" table:number-rows-spanned="4" office:value-type="string">
            <text:p text:style-name="P566">(*)</text:p>
            <text:p text:style-name="P565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leLine1707373324928">
          <table:covered-table-cell/>
          <table:covered-table-cell/>
          <table:table-cell table:style-name="Tabela24.C4" office:value-type="string">
            <text:p text:style-name="P458"><text:span text:style-name="T76">Aeromóvel </text:span><text:span text:style-name="T85">-6 !</text:span></text:p>
          </table:table-cell>
          <table:covered-table-cell/>
          <table:table-cell table:style-name="Tabela24.E4" office:value-type="string">
            <text:p text:style-name="P387">Elevado <text:span text:style-name="T12">-3</text:span></text:p>
            <text:p text:style-name="P387"/>
            <text:p text:style-name="P431">V - tipo in (6) and not (posicao_relativa in (3))</text:p>
          </table:table-cell>
          <table:covered-table-cell/>
          <table:covered-table-cell/>
          <table:covered-table-cell/>
          <table:table-cell table:style-name="Tabela24.I6" table:number-rows-spanned="3" office:value-type="string">
            <text:p text:style-name="P53">Não -2</text:p>
            <text:p text:style-name="P53"/>
            <text:p text:style-name="P431">V - tipo in (<text:span text:style-name="T234">6,</text:span><text:span text:style-name="T65">7,8)</text:span> and <text:span text:style-name="T60">not (</text:span><text:span text:style-name="T65">em_arruamento</text:span> <text:span text:style-name="T65">in (2))</text:span></text:p>
          </table:table-cell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5" office:value-type="string">
            <text:p text:style-name="P386">Trem <text:span text:style-name="T12">-7</text:span></text:p>
          </table:table-cell>
          <table:covered-table-cell/>
          <table:table-cell table:style-name="Tabela24.E6" table:number-rows-spanned="2" office:value-type="string">
            <text:p text:style-name="P387">Superfície <text:span text:style-name="T12">-2</text:span></text:p>
            <text:p text:style-name="P387">Elevado <text:span text:style-name="T12">-3</text:span></text:p>
            <text:p text:style-name="P387">Subterrâneo <text:span text:style-name="T12">-6</text:span></text:p>
            <text:p text:style-name="P387"/>
            <text:p text:style-name="P432">V - tipo in (7,8) and not (posicao_relativa in (2,3,6)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6" office:value-type="string">
            <text:p text:style-name="P386">Metrô <text:span text:style-name="T12">-8</text:span></text:p>
          </table:table-cell>
          <table:covered-table-cell/>
          <table:covered-table-cell/>
          <table:covered-table-cell/>
          <table:table-cell table:style-name="Tabela24.G6" office:value-type="string">
            <text:p text:style-name="P53">Sim -1</text:p>
            <text:p text:style-name="P53"/>
            <text:p text:style-name="P431"><text:span text:style-name="T197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2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leLine1707373928720">
          <table:table-cell table:style-name="Tabela9.A1" office:value-type="string">
            <text:p text:style-name="P43">Classe </text:p>
          </table:table-cell>
          <table:table-cell table:style-name="Tabela9.B1" table:number-columns-spanned="3" office:value-type="string">
            <text:p text:style-name="P177"><text:span text:style-name="T113">infra_mobilidade_urbana</text:span> [<text:span text:style-name="T113">L</text:span>]</text:p>
          </table:table-cell>
          <table:covered-table-cell/>
          <table:covered-table-cell/>
        </table:table-row>
        <table:table-row table:style-name="TableLine1707373921104">
          <table:table-cell table:style-name="Tabela9.A2" office:value-type="string">
            <text:p text:style-name="P43">Atributo</text:p>
          </table:table-cell>
          <table:table-cell table:style-name="Tabela9.A2" office:value-type="string">
            <text:p text:style-name="P146">nome<text:span text:style-name="T6"> (0..1)</text:span></text:p>
          </table:table-cell>
          <table:table-cell table:style-name="Tabela9.A2" office:value-type="string">
            <text:p text:style-name="P146">tipo<text:span text:style-name="T5"> (1)</text:span></text:p>
          </table:table-cell>
          <table:table-cell table:style-name="Tabela9.D2" office:value-type="string">
            <text:p text:style-name="P146">situacao_fisica<text:span text:style-name="T5"> (1)</text:span></text:p>
          </table:table-cell>
        </table:table-row>
        <table:table-row table:style-name="TableLine1707373920560">
          <table:table-cell table:style-name="Tabela9.A3" office:value-type="string">
            <text:p text:style-name="P43">Domínio</text:p>
          </table:table-cell>
          <table:table-cell table:style-name="Tabela9.B3" office:value-type="string">
            <text:p text:style-name="P518">A ser preenchido</text:p>
          </table:table-cell>
          <table:table-cell table:style-name="Tabela9.C3" office:value-type="string">
            <text:p text:style-name="P163">1 – Calçadão / Rua pedestre</text:p>
            <text:p text:style-name="P163">2 - Ciclovia</text:p>
          </table:table-cell>
          <table:table-cell table:style-name="Tabela9.D3" office:value-type="string">
            <text:p text:style-name="P68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<text:span text:style-name="T1">! - </text:span><text:span text:style-name="T228">(Rest, Sit. Fis.)</text:span></text:p>
          </table:table-cell>
        </table:table-row>
      </table:table>
      <text:p text:style-name="P22"/>
      <text:p text:style-name="P22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leLine1707373921376">
          <table:table-cell table:style-name="Tabela25.A1" office:value-type="string">
            <text:p text:style-name="P43">Classe </text:p>
          </table:table-cell>
          <table:table-cell table:style-name="Tabela25.B1" table:number-columns-spanned="3" office:value-type="string">
            <text:p text:style-name="P133"><text:span text:style-name="T92">infra_obstaculo_vertical</text:span> [P]</text:p>
          </table:table-cell>
          <table:covered-table-cell/>
          <table:covered-table-cell/>
        </table:table-row>
        <table:table-row table:style-name="TableLine1707373924368">
          <table:table-cell table:style-name="Tabela25.A2" office:value-type="string">
            <text:p text:style-name="P43">Atributo</text:p>
          </table:table-cell>
          <table:table-cell table:style-name="Tabela25.A2" office:value-type="string">
            <text:p text:style-name="P209">nome<text:span text:style-name="T6"> (0..1)</text:span></text:p>
          </table:table-cell>
          <table:table-cell table:style-name="Tabela25.A2" office:value-type="string">
            <text:p text:style-name="P209"><text:span text:style-name="T211">altitude</text:span><text:span text:style-name="T6"> (1)</text:span></text:p>
          </table:table-cell>
          <table:table-cell table:style-name="Tabela25.D2" office:value-type="string">
            <text:p text:style-name="P209"><text:span text:style-name="T211">altura</text:span><text:span text:style-name="T6"> (1)</text:span></text:p>
          </table:table-cell>
        </table:table-row>
        <table:table-row table:style-name="TableLine1707373922192">
          <table:table-cell table:style-name="Tabela25.A3" office:value-type="string">
            <text:p text:style-name="P43">Domínio</text:p>
          </table:table-cell>
          <table:table-cell table:style-name="Tabela25.B3" office:value-type="string">
            <text:p text:style-name="P518">A ser preenchido</text:p>
          </table:table-cell>
          <table:table-cell table:style-name="Tabela25.C3" office:value-type="string">
            <text:p text:style-name="P518">A ser preenchido <text:span text:style-name="T212">(*)</text:span></text:p>
          </table:table-cell>
          <table:table-cell table:style-name="Tabela25.D3" office:value-type="string">
            <text:p text:style-name="P518">A ser preenchido <text:span text:style-name="T212">(*)</text:span></text:p>
            <text:p text:style-name="P518"/>
            <text:p text:style-name="P549"><text:span text:style-name="T48">V -</text:span><text:span text:style-name="T213">altura</text:span> &lt;<text:span text:style-name="T213">46 $</text:span></text:p>
            <text:p text:style-name="P526"><text:span text:style-name="T213">altura </text:span>&gt; <text:span text:style-name="T213">200 !</text:span></text:p>
          </table:table-cell>
        </table:table-row>
      </table:table>
      <text:p text:style-name="P22"/>
      <text:p text:style-name="P26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C" table:number-columns-repeated="2"/>
        <table:table-column table:style-name="Tabela31.D"/>
        <table:table-row table:style-name="TableLine1707373919472">
          <table:table-cell table:style-name="Tabela31.A1" office:value-type="string">
            <text:p text:style-name="P43">Classe</text:p>
          </table:table-cell>
          <table:table-cell table:style-name="Tabela31.B1" table:number-columns-spanned="6" office:value-type="string">
            <text:p text:style-name="P190"><text:span text:style-name="T10">infra_pista_pouso</text:span> <text:span text:style-name="T67">[PL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07373926000">
          <table:table-cell table:style-name="Tabela31.A2" office:value-type="string">
            <text:p text:style-name="P43">Atributo</text:p>
          </table:table-cell>
          <table:table-cell table:style-name="Tabela31.A2" office:value-type="string">
            <text:p text:style-name="P190">nome<text:span text:style-name="T6"> (0..1)</text:span></text:p>
          </table:table-cell>
          <table:table-cell table:style-name="Tabela31.A2" office:value-type="string">
            <text:p text:style-name="P190">tipo<text:span text:style-name="T5"> (1)</text:span></text:p>
          </table:table-cell>
          <table:table-cell table:style-name="Tabela31.A2" office:value-type="string">
            <text:p text:style-name="P191">revestimento<text:span text:style-name="T5"> (1)</text:span></text:p>
          </table:table-cell>
          <table:table-cell table:style-name="Tabela31.A2" office:value-type="string">
            <text:p text:style-name="P191">uso_pista<text:span text:style-name="T5"> (1)</text:span></text:p>
          </table:table-cell>
          <table:table-cell table:style-name="Tabela31.A2" office:value-type="string">
            <text:p text:style-name="P191">situacao_fisica<text:span text:style-name="T5"> (1)</text:span></text:p>
          </table:table-cell>
          <table:table-cell table:style-name="Tabela31.G2" office:value-type="string">
            <text:p text:style-name="P189">Altitude (0..1)</text:p>
          </table:table-cell>
        </table:table-row>
        <table:table-row table:style-name="TableLine1707373922736">
          <table:table-cell table:style-name="Tabela31.A3" office:value-type="string">
            <text:p text:style-name="P43">Domínio</text:p>
          </table:table-cell>
          <table:table-cell table:style-name="Tabela31.B3" office:value-type="string">
            <text:p text:style-name="P518">A ser preenchido</text:p>
          </table:table-cell>
          <table:table-cell table:style-name="Tabela31.C3" office:value-type="string">
            <text:p text:style-name="P418">Pista de pouso -9</text:p>
            <text:p text:style-name="P188">[<text:span text:style-name="T199">P </text:span>L A]</text:p>
            <text:p text:style-name="P418"/>
            <text:p text:style-name="P325">Pista de táxi -10<text:span text:style-name="T1"> !</text:span></text:p>
            <text:p text:style-name="P422">[<text:span text:style-name="T199">L </text:span>A]</text:p>
            <text:p text:style-name="P336"/>
            <text:p text:style-name="P325">Heliponto -11<text:span text:style-name="T1"> !</text:span></text:p>
            <text:p text:style-name="P422">[P]</text:p>
            <text:p text:style-name="P423"/>
            <text:p text:style-name="P497">! - tipo in (10, 11)</text:p>
          </table:table-cell>
          <table:table-cell table:style-name="Tabela31.D3" office:value-type="string">
            <text:p text:style-name="P189">Desconhecido -0</text:p>
            <text:p text:style-name="P326">Sem revestimento (Leito natural) -1<text:span text:style-name="T1"> !</text:span></text:p>
            <text:p text:style-name="P419">Revestimento primário (solto) -2</text:p>
            <text:p text:style-name="P419">Pavimentado -3</text:p>
            <text:p text:style-name="P419"/>
            <text:p text:style-name="P498">! - revestimento in (1)</text:p>
          </table:table-cell>
          <table:table-cell table:style-name="Tabela31.E3" office:value-type="string">
            <text:p text:style-name="P419">Desconhecido -0</text:p>
            <text:p text:style-name="P419">Particular -6</text:p>
            <text:p text:style-name="P419">Público -11</text:p>
            <text:p text:style-name="P419">Militar -12</text:p>
            <text:p text:style-name="P419">Público/Militar -13</text:p>
          </table:table-cell>
          <table:table-cell table:style-name="Tabela31.F3" office:value-type="string">
            <text:p text:style-name="P383">Desconhecida -0</text:p>
            <text:p text:style-name="P305">Abandonada <text:span text:style-name="T9">-1 !</text:span></text:p>
            <text:p text:style-name="P203"><text:span text:style-name="T76">Destruída </text:span><text:span text:style-name="T86">-2 !</text:span></text:p>
            <text:p text:style-name="P203">Construída <text:span text:style-name="T9">-3</text:span></text:p>
            <text:p text:style-name="P305">Em construção <text:span text:style-name="T9">-4 !</text:span></text:p>
            <text:p text:style-name="P305"/>
            <text:p text:style-name="P484">! - (<text:span text:style-name="T235">R</text:span>est. <text:span text:style-name="T235">S</text:span>it. Fis.)</text:p>
          </table:table-cell>
          <table:table-cell table:style-name="Tabela31.G3" office:value-type="string">
            <text:p text:style-name="P525">A ser preenchido</text:p>
          </table:table-cell>
        </table:table-row>
      </table:table>
      <text:p text:style-name="P22"/>
      <text:p text:style-name="P22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leLine1707373922464">
          <table:table-cell table:style-name="Tabela21.A1" office:value-type="string">
            <text:p text:style-name="P43">Classe</text:p>
          </table:table-cell>
          <table:table-cell table:style-name="Tabela21.B1" table:number-columns-spanned="2" office:value-type="string">
            <text:p text:style-name="P190"><text:span text:style-name="T10">infra_</text:span><text:span text:style-name="T195">travessia_hidroviaria</text:span> <text:span text:style-name="T67">[L]</text:span></text:p>
          </table:table-cell>
          <table:covered-table-cell/>
        </table:table-row>
        <table:table-row table:style-name="TableLine1707373918656">
          <table:table-cell table:style-name="Tabela21.A2" office:value-type="string">
            <text:p text:style-name="P43">Atributo</text:p>
          </table:table-cell>
          <table:table-cell table:style-name="Tabela21.A2" office:value-type="string">
            <text:p text:style-name="P190">nome<text:span text:style-name="T6"> (0..1)</text:span></text:p>
          </table:table-cell>
          <table:table-cell table:style-name="Tabela21.C2" office:value-type="string">
            <text:p text:style-name="P190">tipo<text:span text:style-name="T5"> (1)</text:span></text:p>
          </table:table-cell>
        </table:table-row>
        <table:table-row table:style-name="TableLine1707373918112">
          <table:table-cell table:style-name="Tabela21.A3" office:value-type="string">
            <text:p text:style-name="P43">Domínio</text:p>
          </table:table-cell>
          <table:table-cell table:style-name="Tabela21.B3" office:value-type="string">
            <text:p text:style-name="P518">A ser preenchido</text:p>
          </table:table-cell>
          <table:table-cell table:style-name="Tabela21.C3" office:value-type="string">
            <text:p text:style-name="P108">Desconhecido -0</text:p>
            <text:p text:style-name="P109">Balsa -<text:span text:style-name="T90">1</text:span></text:p>
            <text:p text:style-name="P109">Bote transportador -<text:span text:style-name="T90">2</text:span></text:p>
          </table:table-cell>
        </table:table-row>
      </table:table>
      <text:p text:style-name="P22"/>
      <text:p text:style-name="P22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C"/>
        <table:table-column table:style-name="Tabela27.D"/>
        <table:table-row table:style-name="TableLine1707373918928">
          <table:table-cell table:style-name="Tabela27.A1" office:value-type="string">
            <text:p text:style-name="P41">Classe</text:p>
          </table:table-cell>
          <table:table-cell table:style-name="Tabela27.B1" table:number-columns-spanned="5" office:value-type="string">
            <text:p text:style-name="P192">infra_trecho_duto [L]</text:p>
          </table:table-cell>
          <table:covered-table-cell/>
          <table:covered-table-cell/>
          <table:covered-table-cell/>
          <table:covered-table-cell/>
        </table:table-row>
        <table:table-row table:style-name="TableLine1707373937424">
          <table:table-cell table:style-name="Tabela27.A2" office:value-type="string">
            <text:p text:style-name="P41">Atributo</text:p>
          </table:table-cell>
          <table:table-cell table:style-name="Tabela27.A2" office:value-type="string">
            <text:p text:style-name="P152">nome<text:span text:style-name="T6"> (0..1)</text:span></text:p>
          </table:table-cell>
          <table:table-cell table:style-name="Tabela27.A2" office:value-type="string">
            <text:p text:style-name="P194">tipo</text:p>
          </table:table-cell>
          <table:table-cell table:style-name="Tabela27.A2" office:value-type="string">
            <text:p text:style-name="P153">tipo<text:span text:style-name="T5"> (1)</text:span></text:p>
          </table:table-cell>
          <table:table-cell table:style-name="Tabela27.A2" office:value-type="string">
            <text:p text:style-name="P193">situacao_fisica (1)</text:p>
          </table:table-cell>
          <table:table-cell table:style-name="Tabela27.F2" office:value-type="string">
            <text:p text:style-name="P179">posicao_relativa<text:span text:style-name="T5"> (1)</text:span></text:p>
          </table:table-cell>
        </table:table-row>
        <table:table-row table:style-name="TableLine1707373933888">
          <table:table-cell table:style-name="Tabela27.A5" table:number-rows-spanned="3" office:value-type="string">
            <text:p text:style-name="P41">Domínio</text:p>
          </table:table-cell>
          <table:table-cell table:style-name="Tabela27.B5" table:number-rows-spanned="3" office:value-type="string">
            <text:p text:style-name="P516">A ser preenchido</text:p>
          </table:table-cell>
          <table:table-cell table:style-name="Tabela27.C3" office:value-type="string">
            <text:p text:style-name="P76">Calha –<text:span text:style-name="T143">1XX !</text:span></text:p>
            <text:p text:style-name="P97">[L]</text:p>
          </table:table-cell>
          <table:table-cell table:style-name="Tabela27.D3" office:value-type="string">
            <text:p text:style-name="P76">Calha – <text:span text:style-name="T38">á</text:span>gua <text:span text:style-name="T38">pluvial</text:span>-<text:span text:style-name="T143">1</text:span>01</text:p>
          </table:table-cell>
          <table:table-cell table:style-name="Tabela27.E5" table:number-rows-spanned="3" office:value-type="string">
            <text:p text:style-name="P62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<text:span text:style-name="T1">! - </text:span><text:span text:style-name="T228">(Rest, Sit. Fis.)</text:span></text:p>
          </table:table-cell>
          <table:table-cell table:style-name="Tabela27.F5" table:number-rows-spanned="3" office:value-type="string">
            <text:p text:style-name="P102">Elevado -3</text:p>
            <text:p text:style-name="P102">Emerso -4</text:p>
            <text:p text:style-name="P102">Submerso -5</text:p>
            <text:p text:style-name="P102">Subterrâneo -6</text:p>
            <text:p text:style-name="P102">Superfície -2</text:p>
          </table:table-cell>
        </table:table-row>
        <table:table-row table:style-name="TableLine1707373934432">
          <table:covered-table-cell/>
          <table:covered-table-cell/>
          <table:table-cell table:style-name="Tabela27.C4" office:value-type="string">
            <text:p text:style-name="P76">Correia Transportadora <text:span text:style-name="T22">- 2XX !</text:span></text:p>
            <text:p text:style-name="P97">[L]</text:p>
          </table:table-cell>
          <table:table-cell table:style-name="Tabela27.D4" office:value-type="string">
            <text:p text:style-name="P99">Correia transp – Grãos -<text:span text:style-name="T143">2</text:span>02</text:p>
            <text:p text:style-name="P99">Correia transp – Minério -<text:span text:style-name="T143">20</text:span>1</text:p>
            <text:p text:style-name="P99">Correia transp – Outros -<text:span text:style-name="T143">2</text:span>98</text:p>
          </table:table-cell>
          <table:covered-table-cell/>
          <table:covered-table-cell/>
        </table:table-row>
        <table:table-row table:style-name="TableLine1707373936064">
          <table:covered-table-cell/>
          <table:covered-table-cell/>
          <table:table-cell table:style-name="Tabela27.C5" office:value-type="string">
            <text:p text:style-name="P364">Duto <text:span text:style-name="T22">-3XX</text:span></text:p>
            <text:p text:style-name="P97">[L]</text:p>
          </table:table-cell>
          <table:table-cell table:style-name="Tabela27.D5" office:value-type="string">
            <text:p text:style-name="P367">Duto – Água -<text:span text:style-name="T144">3</text:span>01</text:p>
            <text:p text:style-name="P367">Duto – Álcool -<text:span text:style-name="T144">3</text:span>04</text:p>
            <text:p text:style-name="P381">Duto – Efluentes -<text:span text:style-name="T144">309</text:span></text:p>
            <text:p text:style-name="P367">Duto – Esgoto -<text:span text:style-name="T144">3</text:span>10</text:p>
            <text:p text:style-name="P367">Duto – Gasolina -<text:span text:style-name="T144">3</text:span>03</text:p>
            <text:p text:style-name="P381">Duto – Gás -<text:span text:style-name="T144">308</text:span></text:p>
            <text:p text:style-name="P366">Duto – Nafta -<text:span text:style-name="T144">3</text:span>07</text:p>
            <text:p text:style-name="P367">Duto – Óleo -<text:span text:style-name="T144">3</text:span>02</text:p>
            <text:p text:style-name="P367">Duto – Petróleo -<text:span text:style-name="T144">3</text:span>06</text:p>
            <text:p text:style-name="P366">Duto – Querosene -<text:span text:style-name="T144">3</text:span>05</text:p>
            <text:p text:style-name="P366">Duto – Outros -<text:span text:style-name="T144">3</text:span>98</text:p>
            <text:p text:style-name="P363">Duto – Desconhecido -<text:span text:style-name="T144">3</text:span>00</text:p>
          </table:table-cell>
          <table:covered-table-cell/>
          <table:covered-table-cell/>
        </table:table-row>
      </table:table>
      <text:p text:style-name="P11"/>
      <text:p text:style-name="P22"/>
      <table:table table:name="Tabela32" table:style-name="Tabela32">
        <table:table-column table:style-name="Tabela32.A"/>
        <table:table-column table:style-name="Tabela32.B"/>
        <table:table-row table:style-name="TableLine1707373941504">
          <table:table-cell table:style-name="Tabela32.A1" office:value-type="string">
            <text:p text:style-name="P43">Classe </text:p>
          </table:table-cell>
          <table:table-cell table:style-name="Tabela32.B1" office:value-type="string">
            <text:p text:style-name="P574">infra_vala [L]</text:p>
          </table:table-cell>
        </table:table-row>
        <table:table-row table:style-name="TableLine1707373934160">
          <table:table-cell table:style-name="Tabela32.A2" office:value-type="string">
            <text:p text:style-name="P43">Atributo</text:p>
          </table:table-cell>
          <table:table-cell table:style-name="Tabela32.B2" office:value-type="string">
            <text:p text:style-name="P167"/>
          </table:table-cell>
        </table:table-row>
        <table:table-row table:style-name="TableLine1707373943136">
          <table:table-cell table:style-name="Tabela32.A3" office:value-type="string">
            <text:p text:style-name="P43">Domínio</text:p>
          </table:table-cell>
          <table:table-cell table:style-name="Tabela32.B3" office:value-type="string">
            <text:p text:style-name="P43"/>
          </table:table-cell>
        </table:table-row>
      </table:table>
      <text:p text:style-name="P22"/>
      <text:p text:style-name="P22"/>
      <table:table table:name="Tabela8" table:style-name="Tabela8">
        <table:table-column table:style-name="Tabela8.A"/>
        <table:table-column table:style-name="Tabela8.B"/>
        <table:table-column table:style-name="Tabela8.C" table:number-columns-repeated="3"/>
        <table:table-column table:style-name="Tabela8.F"/>
        <table:table-column table:style-name="Tabela8.C" table:number-columns-repeated="6"/>
        <table:table-column table:style-name="Tabela8.F"/>
        <table:table-row table:style-name="TableLine1707373939056">
          <table:table-cell table:style-name="Tabela8.A1" office:value-type="string">
            <text:p text:style-name="P37">Classe</text:p>
          </table:table-cell>
          <table:table-cell table:style-name="Tabela8.B1" table:number-columns-spanned="12" office:value-type="string">
            <text:p text:style-name="P161">infra_via_deslocamento<text:span text:style-name="T8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7373939600">
          <table:table-cell table:style-name="Tabela8.A2" office:value-type="string">
            <text:p text:style-name="P567">Atributo</text:p>
          </table:table-cell>
          <table:table-cell table:style-name="Tabela8.A2" office:value-type="string">
            <text:p text:style-name="P569"><text:span text:style-name="T37">n</text:span>ome<text:span text:style-name="T6">(0..1)</text:span></text:p>
          </table:table-cell>
          <table:table-cell table:style-name="Tabela8.A2" office:value-type="string">
            <text:p text:style-name="P568">tipo (1)</text:p>
          </table:table-cell>
          <table:table-cell table:style-name="Tabela8.A2" office:value-type="string">
            <text:p text:style-name="P568">revestimento (1)</text:p>
          </table:table-cell>
          <table:table-cell table:style-name="Tabela8.A2" office:value-type="string">
            <text:p text:style-name="P568">tr<text:span text:style-name="T9">a</text:span>fego (1)</text:p>
          </table:table-cell>
          <table:table-cell table:style-name="Tabela8.A2" office:value-type="string">
            <text:p text:style-name="P568">nr_faixas<text:span text:style-name="T6"> (1)</text:span></text:p>
          </table:table-cell>
          <table:table-cell table:style-name="Tabela8.A2" office:value-type="string">
            <text:p text:style-name="P568">nr_pistas (1)</text:p>
          </table:table-cell>
          <table:table-cell table:style-name="Tabela8.A2" office:value-type="string">
            <text:p text:style-name="P568">canteiro_divisorio (1)</text:p>
          </table:table-cell>
          <table:table-cell table:style-name="Tabela8.A2" office:value-type="string">
            <text:p text:style-name="P568">situacao_fisica (1)</text:p>
          </table:table-cell>
          <table:table-cell table:style-name="Tabela8.A2" office:value-type="string">
            <text:p text:style-name="P568">jurisdicao (1)</text:p>
          </table:table-cell>
          <table:table-cell table:style-name="Tabela8.A2" office:value-type="string">
            <text:p text:style-name="P568"><text:span text:style-name="T37">s</text:span>igla<text:span text:style-name="T6"> (0..1)</text:span></text:p>
          </table:table-cell>
          <table:table-cell table:style-name="Tabela8.A2" office:value-type="string">
            <text:p text:style-name="P568">administracao (1)</text:p>
          </table:table-cell>
          <table:table-cell table:style-name="Tabela8.M2" office:value-type="string">
            <text:p text:style-name="P568"><text:span text:style-name="T37">c</text:span>oncessiona<text:span text:style-name="T36">ria (0..1)</text:span></text:p>
          </table:table-cell>
        </table:table-row>
        <table:table-row table:style-name="Tabela8.3">
          <table:table-cell table:style-name="Tabela8.A7" table:number-rows-spanned="5" office:value-type="string">
            <text:p text:style-name="P37">Domínio</text:p>
          </table:table-cell>
          <table:table-cell table:style-name="Tabela8.B7" table:number-rows-spanned="5" office:value-type="string">
            <text:p text:style-name="P514">A ser preenchido</text:p>
          </table:table-cell>
          <table:table-cell table:style-name="Tabela8.C3" office:value-type="string">
            <text:p text:style-name="P202">Rodovia <text:span text:style-name="T8">-2</text:span></text:p>
          </table:table-cell>
          <table:table-cell table:style-name="Tabela8.D3" office:value-type="string">
            <text:p text:style-name="P420">Sem revestimento (Leito natural) -1</text:p>
            <text:p text:style-name="P420">Revestimento primário (solto) -2</text:p>
            <text:p text:style-name="P421">Pavimentado -3</text:p>
            <text:p text:style-name="P327">Calçado -4 !</text:p>
            <text:p text:style-name="P195"/>
            <text:p text:style-name="P488">! - revestimento in (4)</text:p>
          </table:table-cell>
          <table:table-cell table:style-name="Tabela8.E3" office:value-type="string">
            <text:p text:style-name="P202">Periódico <text:span text:style-name="T8">-2</text:span></text:p>
            <text:p text:style-name="P202">Permanente <text:span text:style-name="T8">-1</text:span></text:p>
          </table:table-cell>
          <table:table-cell table:style-name="Tabela8.F3" office:value-type="string">
            <text:p text:style-name="P424">Mínimo 1</text:p>
            <text:p text:style-name="P424"/>
            <text:p text:style-name="P437">V - tipo in (2,<text:span text:style-name="T237">5</text:span>) and not (nr_faixas &gt;=1)</text:p>
            <text:p text:style-name="P437"/>
            <text:p text:style-name="P486">! - tipo in (2) and nr_faixas &gt; 4</text:p>
          </table:table-cell>
          <table:table-cell table:style-name="Tabela8.G3" office:value-type="string">
            <text:p text:style-name="P425">Mínimo 1</text:p>
            <text:p text:style-name="P425"/>
            <text:p text:style-name="P437">V - tipo in (2,<text:span text:style-name="T237">5</text:span>) and not (nr_pistas &gt;=1)</text:p>
            <text:p text:style-name="P437"/>
            <text:p text:style-name="P441">V - canteiro_divisorio in (1) and not (nr_pistas &gt;1)</text:p>
          </table:table-cell>
          <table:table-cell table:style-name="Tabela8.H3" office:value-type="string">
            <text:p text:style-name="P47">Não -2</text:p>
            <text:p text:style-name="P47">Sim -1</text:p>
          </table:table-cell>
          <table:table-cell table:style-name="Tabela8.I3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8">(Rest, Sit. Fis.)</text:span></text:p>
          </table:table-cell>
          <table:table-cell table:style-name="Tabela8.J3" office:value-type="string">
            <text:p text:style-name="P206">Desconhecida <text:span text:style-name="T8">-0</text:span></text:p>
            <text:p text:style-name="P206">Federal <text:span text:style-name="T8">-1</text:span></text:p>
            <text:p text:style-name="P206">Estadual <text:span text:style-name="T8">-2</text:span></text:p>
            <text:p text:style-name="P429"/>
            <text:p text:style-name="P429">V - tipo in (2) and not (jurisdicao in (0,1,2))</text:p>
          </table:table-cell>
          <table:table-cell table:style-name="Tabela8.K7" table:number-rows-spanned="5" office:value-type="string">
            <text:p text:style-name="P426">(*)</text:p>
            <text:p text:style-name="P426"/>
            <text:p text:style-name="P433">V – <text:span text:style-name="T100">olhar obs abaixo</text:span></text:p>
          </table:table-cell>
          <table:table-cell table:style-name="Tabela8.L3" office:value-type="string">
            <text:p text:style-name="P205">Desconhecida <text:span text:style-name="T8">-0</text:span></text:p>
            <text:p text:style-name="P202">Federal <text:span text:style-name="T8">-1</text:span></text:p>
            <text:p text:style-name="P205">Estadual <text:span text:style-name="T8">-2</text:span></text:p>
            <text:p text:style-name="P205">Concessionada <text:span text:style-name="T8">-7</text:span></text:p>
            <text:p text:style-name="P429"/>
            <text:p text:style-name="P429">V - tipo in (2) and not (administracao in (0,1,2,7))</text:p>
          </table:table-cell>
          <table:table-cell table:style-name="Tabela8.M3" table:number-rows-spanned="5" office:value-type="string">
            <text:p text:style-name="P563">(**)</text:p>
            <text:p text:style-name="P563"/>
            <text:p text:style-name="P564">V -(administracao in (7) and (concessionaria is NULL or concessionaria ='')) or ( not(administracao in (7)) and ( not (concessionaria is NULL or concessionaria ='')))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202">Caminho carroçável <text:span text:style-name="T8">-3</text:span></text:p>
          </table:table-cell>
          <table:table-cell table:style-name="Tabela8.D4" office:value-type="string">
            <text:p text:style-name="P202">Sem revestimento (Leito natural) <text:span text:style-name="T9">-1</text:span></text:p>
            <text:p text:style-name="P429"/>
            <text:p text:style-name="P429">V - tipo in (3,6) and not (revestimento in (1))</text:p>
          </table:table-cell>
          <table:table-cell table:style-name="Tabela8.E4" office:value-type="string">
            <text:p text:style-name="P202">Periódico <text:span text:style-name="T8">-2</text:span></text:p>
            <text:p text:style-name="P202"/>
            <text:p text:style-name="P429">V - tipo in (3,6) and not (trafego in (2))</text:p>
          </table:table-cell>
          <table:table-cell table:style-name="Tabela8.F4" office:value-type="string">
            <text:p text:style-name="P368">1</text:p>
            <text:p text:style-name="P368"/>
            <text:p text:style-name="P429">V - tipo in (3,6) and not (nr_faixas =1)</text:p>
          </table:table-cell>
          <table:table-cell table:style-name="Tabela8.G4" office:value-type="string">
            <text:p text:style-name="P368">1</text:p>
            <text:p text:style-name="P429"/>
            <text:p text:style-name="P429">V - tipo in (3,6) and not (nr_pistas =1)</text:p>
          </table:table-cell>
          <table:table-cell table:style-name="Tabela8.H4" office:value-type="string">
            <text:p text:style-name="P47">Não -2</text:p>
            <text:p text:style-name="P429"/>
            <text:p text:style-name="P429">V - tipo in (3,6) and not (canteiro_divisorio in (2))</text:p>
          </table:table-cell>
          <table:table-cell table:style-name="Tabela8.I4" office:value-type="string">
            <text:p text:style-name="P89">Construída -3</text:p>
            <text:p text:style-name="P89"/>
            <text:p text:style-name="P429">V - tipo in (3,6) and not (situacao_fisica in (3))</text:p>
          </table:table-cell>
          <table:table-cell table:style-name="Tabela8.J4" office:value-type="string">
            <text:p text:style-name="P202">Desconhecida <text:span text:style-name="T8">-0</text:span></text:p>
            <text:p text:style-name="P429"/>
            <text:p text:style-name="P429">V - tipo in (3,5,6) and not (jurisdicao in (0))</text:p>
          </table:table-cell>
          <table:covered-table-cell/>
          <table:table-cell table:style-name="Tabela8.L4" office:value-type="string">
            <text:p text:style-name="P202">Desconhecida <text:span text:style-name="T8">-0</text:span></text:p>
            <text:p text:style-name="P202"/>
            <text:p text:style-name="P429">V - tipo in (3,5,6) and not (administracao in (0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306">Auto-estrada <text:span text:style-name="T8">-4 !</text:span></text:p>
            <text:p text:style-name="P328"/>
            <text:p text:style-name="P485">! - tipo in (4)</text:p>
          </table:table-cell>
          <table:table-cell table:style-name="Tabela8.D5" office:value-type="string">
            <text:p text:style-name="P420">Pavimentado -3</text:p>
            <text:p text:style-name="P420"/>
            <text:p text:style-name="P429">V - tipo in (4) and not (revestimento in (3))</text:p>
          </table:table-cell>
          <table:table-cell table:style-name="Tabela8.E5" office:value-type="string">
            <text:p text:style-name="P202">Permanente <text:span text:style-name="T8">-1</text:span></text:p>
            <text:p text:style-name="P202"/>
            <text:p text:style-name="P429">V - tipo in (4,5) and not (trafego in (1))</text:p>
          </table:table-cell>
          <table:table-cell table:style-name="Tabela8.F5" office:value-type="string">
            <text:p text:style-name="P368">Mínimo 4</text:p>
            <text:p text:style-name="P368"/>
            <text:p text:style-name="P429">V - tipo in (4) and not (nr_faixas &gt;=4)</text:p>
          </table:table-cell>
          <table:table-cell table:style-name="Tabela8.G5" office:value-type="string">
            <text:p text:style-name="P368">Mínimo 2</text:p>
            <text:p text:style-name="P429"/>
            <text:p text:style-name="P429">V - tipo in (4) and not (nr_pistas &gt;=2)</text:p>
            <text:p text:style-name="P429"/>
            <text:p text:style-name="P487">! - nr_pistas &gt; 2</text:p>
          </table:table-cell>
          <table:table-cell table:style-name="Tabela8.H5" office:value-type="string">
            <text:p text:style-name="P47">Não -2</text:p>
            <text:p text:style-name="P47">Sim -1</text:p>
          </table:table-cell>
          <table:table-cell table:style-name="Tabela8.I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8">(Rest, Sit. Fis.)</text:span></text:p>
          </table:table-cell>
          <table:table-cell table:style-name="Tabela8.J5" office:value-type="string">
            <text:p text:style-name="P206">Federal <text:span text:style-name="T8">-1</text:span></text:p>
            <text:p text:style-name="P206">Estadual <text:span text:style-name="T8">-2</text:span></text:p>
            <text:p text:style-name="P429"/>
            <text:p text:style-name="P429">V - tipo in (4) and not (jurisdicao in (1,2))</text:p>
          </table:table-cell>
          <table:covered-table-cell/>
          <table:table-cell table:style-name="Tabela8.L5" office:value-type="string">
            <text:p text:style-name="P205">Federal <text:span text:style-name="T8">-1</text:span></text:p>
            <text:p text:style-name="P205">Estadual <text:span text:style-name="T8">-2</text:span></text:p>
            <text:p text:style-name="P205">Concessionada <text:span text:style-name="T8">-7</text:span></text:p>
            <text:p text:style-name="P202"/>
            <text:p text:style-name="P429">V - tipo in (4) and not (administracao in (1,2,7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202">Arruamento <text:span text:style-name="T8">-5</text:span></text:p>
          </table:table-cell>
          <table:table-cell table:style-name="Tabela8.D6" office:value-type="string">
            <text:p text:style-name="P421">Sem revestimento (Leito natural) -1</text:p>
            <text:p text:style-name="P421">Revestimento primário (solto) -2</text:p>
            <text:p text:style-name="P421">Pavimentado -3</text:p>
            <text:p text:style-name="P327">Calçado -4 !</text:p>
          </table:table-cell>
          <table:table-cell table:style-name="Tabela8.E7" office:value-type="string">
            <text:p text:style-name="P202">Permanente <text:span text:style-name="T8">-1</text:span></text:p>
            <text:p text:style-name="P202"/>
            <text:p text:style-name="P434">V – <text:span text:style-name="T236">junto com tipo 4</text:span></text:p>
          </table:table-cell>
          <table:table-cell table:style-name="Tabela8.F6" office:value-type="string">
            <text:p text:style-name="P424">Mínimo 1</text:p>
            <text:p text:style-name="P369"/>
            <text:p text:style-name="P437">V – <text:span text:style-name="T236">junto com tipo </text:span><text:span text:style-name="T237">2</text:span></text:p>
          </table:table-cell>
          <table:table-cell table:style-name="Tabela8.G7" office:value-type="string">
            <text:p text:style-name="P424">Mínimo 1</text:p>
            <text:p text:style-name="P424"/>
            <text:p text:style-name="P437">V - <text:span text:style-name="T236">junto com tipo </text:span><text:span text:style-name="T237">2</text:span></text:p>
          </table:table-cell>
          <table:table-cell table:style-name="Tabela8.H6" office:value-type="string">
            <text:p text:style-name="P47">Não -2</text:p>
            <text:p text:style-name="P47">Sim -1</text:p>
          </table:table-cell>
          <table:table-cell table:style-name="Tabela8.I7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8">(Rest, Sit. Fis.)</text:span></text:p>
          </table:table-cell>
          <table:table-cell table:style-name="Tabela8.J7" office:value-type="string">
            <text:p text:style-name="P202">Desconhecida <text:span text:style-name="T8">-0</text:span></text:p>
            <text:p text:style-name="P206"/>
            <text:p text:style-name="P436">V – <text:span text:style-name="T236">junto com tipo 3</text:span></text:p>
          </table:table-cell>
          <table:covered-table-cell/>
          <table:table-cell table:style-name="Tabela8.L7" office:value-type="string">
            <text:p text:style-name="P204">Desconhecida <text:span text:style-name="T8">-0</text:span></text:p>
            <text:p text:style-name="P204"/>
            <text:p text:style-name="P435">V – <text:span text:style-name="T236">junto com tipo 3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202">Trilha ou Picada <text:span text:style-name="T8">-6</text:span></text:p>
          </table:table-cell>
          <table:table-cell table:style-name="Tabela8.D7" office:value-type="string">
            <text:p text:style-name="P202">Sem revestimento (Leito natural) <text:span text:style-name="T9">-1</text:span></text:p>
            <text:p text:style-name="P202"/>
            <text:p text:style-name="P438">V – <text:span text:style-name="T236">junto com tipo 3</text:span></text:p>
          </table:table-cell>
          <table:table-cell table:style-name="Tabela8.E7" office:value-type="string">
            <text:p text:style-name="P202">Periódico <text:span text:style-name="T8">-2</text:span></text:p>
            <text:p text:style-name="P202"/>
            <text:p text:style-name="P434">V – <text:span text:style-name="T236">junto com tipo 3</text:span></text:p>
          </table:table-cell>
          <table:table-cell table:style-name="Tabela8.F7" office:value-type="string">
            <text:p text:style-name="P368">1</text:p>
            <text:p text:style-name="P368"/>
            <text:p text:style-name="P437">V – <text:span text:style-name="T236">junto com tipo 3</text:span></text:p>
          </table:table-cell>
          <table:table-cell table:style-name="Tabela8.G7" office:value-type="string">
            <text:p text:style-name="P368">1</text:p>
            <text:p text:style-name="P368"/>
            <text:p text:style-name="P437">V - <text:span text:style-name="T236">junto com tipo 3</text:span></text:p>
          </table:table-cell>
          <table:table-cell table:style-name="Tabela8.H7" office:value-type="string">
            <text:p text:style-name="P47">Não -2</text:p>
            <text:p text:style-name="P47"/>
            <text:p text:style-name="P436">V – <text:span text:style-name="T236">junto com tipo 3</text:span></text:p>
          </table:table-cell>
          <table:table-cell table:style-name="Tabela8.I7" office:value-type="string">
            <text:p text:style-name="P89">Construída -3</text:p>
            <text:p text:style-name="P89"/>
            <text:p text:style-name="P429">V – <text:span text:style-name="T236">junto com tipo 3</text:span></text:p>
          </table:table-cell>
          <table:table-cell table:style-name="Tabela8.J7" office:value-type="string">
            <text:p text:style-name="P202">Desconhecida <text:span text:style-name="T8">-0</text:span></text:p>
            <text:p text:style-name="P206"/>
            <text:p text:style-name="P436">V – <text:span text:style-name="T236">junto com tipo 3</text:span></text:p>
          </table:table-cell>
          <table:covered-table-cell/>
          <table:table-cell table:style-name="Tabela8.L7" office:value-type="string">
            <text:p text:style-name="P202">Desconhecida <text:span text:style-name="T8">-0</text:span></text:p>
            <text:p text:style-name="P202"/>
            <text:p text:style-name="P435">V – <text:span text:style-name="T236">junto com tipo 3</text:span></text:p>
          </table:table-cell>
          <table:covered-table-cell/>
        </table:table-row>
      </table:table>
      <text:p text:style-name="P580"><text:span text:style-name="T241">Obs de sigla: </text:span></text:p>
      <text:p text:style-name="P579">V - (sigla is not NULL and not (jurisdicao in (1,2))) or (jurisdicao in (1,2) and sigla is NULL)</text:p>
      <text:p text:style-name="P579">V - jurisdicao in (1) and not (array_contains( array_foreach( string_to_array( sigla,';'),(regexp_match( @element, '^BR-\\\\d\\\\d\\\\d$'))), true))</text:p>
      <text:p text:style-name="P579"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p>
      <text:p text:style-name="P581"/>
      <text:p text:style-name="P582"/>
      <table:table table:name="Tabela22" table:style-name="Tabela22">
        <table:table-column table:style-name="Tabela22.A"/>
        <table:table-column table:style-name="Tabela22.B" table:number-columns-repeated="2"/>
        <table:table-row table:style-name="TableLine1707373948848">
          <table:table-cell table:style-name="Tabela22.A1" office:value-type="string">
            <text:p text:style-name="P37">Classe</text:p>
          </table:table-cell>
          <table:table-cell table:style-name="Tabela22.B1" table:number-columns-spanned="2" office:value-type="string">
            <text:p text:style-name="P90"><text:span text:style-name="T103">llp_</text:span><text:span text:style-name="T101">delimitacao_fisica</text:span><text:span text:style-name="T74"> [L]</text:span></text:p>
          </table:table-cell>
          <table:covered-table-cell/>
        </table:table-row>
        <table:table-row table:style-name="TableLine1707373955104">
          <table:table-cell table:style-name="Tabela22.A2" office:value-type="string">
            <text:p text:style-name="P37">Atributo</text:p>
          </table:table-cell>
          <table:table-cell table:style-name="Tabela22.A2" office:value-type="string">
            <text:p text:style-name="P208">tipo<text:span text:style-name="T5"> (1)</text:span></text:p>
          </table:table-cell>
          <table:table-cell table:style-name="Tabela22.C2" office:value-type="string">
            <text:p text:style-name="P234">material_construcao<text:span text:style-name="T5"> (1)</text:span></text:p>
          </table:table-cell>
        </table:table-row>
        <table:table-row table:style-name="TableLine1707373961904">
          <table:table-cell table:style-name="Tabela22.A4" table:number-rows-spanned="2" office:value-type="string">
            <text:p text:style-name="P37">Domínio</text:p>
          </table:table-cell>
          <table:table-cell table:style-name="Tabela22.B3" office:value-type="string">
            <text:p text:style-name="P258">Cerca -1</text:p>
          </table:table-cell>
          <table:table-cell table:style-name="Tabela22.C3" office:value-type="string">
            <text:p text:style-name="P212">Desconhecido -0</text:p>
            <text:p text:style-name="P212">Madeira -5</text:p>
            <text:p text:style-name="P402"><text:span text:style-name="T57">Outros</text:span><text:span text:style-name="T56"> -</text:span>98</text:p>
            <text:p text:style-name="P212"/>
            <text:p text:style-name="P536">V - tipo in (1) and not (material_construcao in (0,5,98))</text:p>
          </table:table-cell>
        </table:table-row>
        <table:table-row table:style-name="TableLine1707373958096">
          <table:covered-table-cell/>
          <table:table-cell table:style-name="Tabela22.B4" office:value-type="string">
            <text:p text:style-name="P329">Muro -2<text:span text:style-name="T1"> !</text:span></text:p>
            <text:p text:style-name="P329"/>
            <text:p text:style-name="P489">! - tipo in (2)</text:p>
          </table:table-cell>
          <table:table-cell table:style-name="Tabela22.C4" office:value-type="string">
            <text:p text:style-name="P213">Desconhecido -0</text:p>
            <text:p text:style-name="P212">Alvenaria -1</text:p>
            <text:p text:style-name="P212">Rocha -4</text:p>
            <text:p text:style-name="P115"><text:span text:style-name="T200">Outros</text:span> -98</text:p>
            <text:p text:style-name="P212"/>
            <text:p text:style-name="P536">V - tipo in (2) and not (material_construcao in (0,1,4,98))</text:p>
          </table:table-cell>
        </table:table-row>
      </table:table>
      <text:p text:style-name="P8"/>
      <text:p text:style-name="P8"/>
      <table:table table:name="Tabela19" table:style-name="Tabela19">
        <table:table-column table:style-name="Tabela19.A"/>
        <table:table-column table:style-name="Tabela19.B"/>
        <table:table-column table:style-name="Tabela19.C" table:number-columns-repeated="3"/>
        <table:table-column table:style-name="Tabela19.F"/>
        <table:table-row table:style-name="TableLine1707373956736">
          <table:table-cell table:style-name="Tabela19.A1" office:value-type="string">
            <text:p text:style-name="P37">Classe</text:p>
          </table:table-cell>
          <table:table-cell table:style-name="Tabela19.B1" table:number-columns-spanned="5" office:value-type="string">
            <text:p text:style-name="P93"><text:span text:style-name="T27">llp_limite_especial [L A] / aquisicao_centroide_limite_especial </text:span><text:span text:style-name="T218">[P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707373957552">
          <table:table-cell table:style-name="Tabela19.A2" office:value-type="string">
            <text:p text:style-name="P37">Atributo</text:p>
          </table:table-cell>
          <table:table-cell table:style-name="Tabela19.A2" office:value-type="string">
            <text:p text:style-name="P154">nome<text:span text:style-name="T6"> (0..1)</text:span></text:p>
          </table:table-cell>
          <table:table-cell table:style-name="Tabela19.A2" office:value-type="string">
            <text:p text:style-name="P154">tipo<text:span text:style-name="T5"> (1)</text:span></text:p>
          </table:table-cell>
          <table:table-cell table:style-name="Tabela19.A2" office:value-type="string">
            <text:p text:style-name="P94">geometria_aproximada<text:span text:style-name="T5"> (1)</text:span></text:p>
          </table:table-cell>
          <table:table-cell table:style-name="Tabela19.A2" office:value-type="string">
            <text:p text:style-name="P95"><text:span text:style-name="T201">s</text:span>obreposto <text:span text:style-name="T202">(1)</text:span></text:p>
          </table:table-cell>
          <table:table-cell table:style-name="Tabela19.F2" office:value-type="string">
            <text:p text:style-name="P95">exibir_rotulo_aproximado <text:span text:style-name="T202">(1)</text:span></text:p>
          </table:table-cell>
        </table:table-row>
        <table:table-row table:style-name="TableLine1707373964624">
          <table:table-cell table:style-name="Tabela19.A3" office:value-type="string">
            <text:p text:style-name="P37">Domínio</text:p>
          </table:table-cell>
          <table:table-cell table:style-name="Tabela19.B3" office:value-type="string">
            <text:p text:style-name="P514">A ser preenchido</text:p>
            <text:p text:style-name="P532">(*)</text:p>
          </table:table-cell>
          <table:table-cell table:style-name="Tabela19.C3" office:value-type="string">
            <text:p text:style-name="P86">Terra pública -1</text:p>
            <text:p text:style-name="P86">Terra indígena -2</text:p>
            <text:p text:style-name="P86"/>
            <text:p text:style-name="P239">Área de Proteção Ambiental – APA -24</text:p>
            <text:p text:style-name="P239">Área de Relevante Interesse Ecológico – ARIE -25</text:p>
            <text:p text:style-name="P239">Floresta – FLO -26</text:p>
            <text:p text:style-name="P235">Reserva de Desenvolvimento Sustentável – RDS -27</text:p>
            <text:p text:style-name="P239">Reserva Extrativista – RESEX -28</text:p>
            <text:p text:style-name="P235">Reserva de Fauna – REFAU -29</text:p>
            <text:p text:style-name="P235">Reserva Particular do Patrimônio Natural – RPPN -30</text:p>
            <text:p text:style-name="P239">Estação Ecológica – ESEC -31</text:p>
            <text:p text:style-name="P239">Parque – PAR -32</text:p>
            <text:p text:style-name="P239">Monumento Natural – MONA -33</text:p>
            <text:p text:style-name="P239">Reserva Biológica – REBIO -34</text:p>
            <text:p text:style-name="P239">Refúgio de Vida Silvestre – RVS -35</text:p>
            <text:p text:style-name="P239"/>
            <text:p text:style-name="P143">Área militar<text:span text:style-name="T27"> -36</text:span></text:p>
          </table:table-cell>
          <table:table-cell table:style-name="Tabela19.D3" office:value-type="string">
            <text:p text:style-name="P48">Sim -1</text:p>
            <text:p text:style-name="P51">Não -2</text:p>
          </table:table-cell>
          <table:table-cell table:style-name="Tabela19.E3" office:value-type="string">
            <text:p text:style-name="P51">Sim -1</text:p>
            <text:p text:style-name="P51">Não -2</text:p>
          </table:table-cell>
          <table:table-cell table:style-name="Tabela19.F3" office:value-type="string">
            <text:p text:style-name="P49">Sim -1</text:p>
            <text:p text:style-name="P313">Não -2 !</text:p>
            <text:p text:style-name="P313"/>
            <text:p text:style-name="P490">! - exibir_rotulo_aproximado in (2)</text:p>
          </table:table-cell>
        </table:table-row>
      </table:table>
      <text:p text:style-name="P8"/>
      <text:p text:style-name="P8"/>
      <text:p text:style-name="P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 table:style-name="TableLine1707373952656">
          <table:table-cell table:style-name="Tabela18.A1" office:value-type="string">
            <text:p text:style-name="P34">Classe</text:p>
          </table:table-cell>
          <table:table-cell table:style-name="Tabela18.B1" table:number-columns-spanned="5" office:value-type="string">
            <text:p text:style-name="P96">l<text:span text:style-name="T26">llp_limite_legal</text:span> <text:span text:style-name="T72">[L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707373966528">
          <table:table-cell table:style-name="Tabela18.A2" office:value-type="string">
            <text:p text:style-name="P34">Atributo</text:p>
          </table:table-cell>
          <table:table-cell table:style-name="Tabela18.A2" office:value-type="string">
            <text:p text:style-name="P155">nome<text:span text:style-name="T6"> (0..1)</text:span></text:p>
          </table:table-cell>
          <table:table-cell table:style-name="Tabela18.A2" office:value-type="string">
            <text:p text:style-name="P156">tipo<text:span text:style-name="T5"> (1)</text:span></text:p>
          </table:table-cell>
          <table:table-cell table:style-name="Tabela18.A2" office:value-type="string">
            <text:p text:style-name="P94">geometria_aproximada<text:span text:style-name="T5"> (1)</text:span></text:p>
          </table:table-cell>
          <table:table-cell table:style-name="Tabela18.A2" office:value-type="string">
            <text:p text:style-name="P95"><text:span text:style-name="T201">s</text:span>obreposto <text:span text:style-name="T202">(1)</text:span></text:p>
          </table:table-cell>
          <table:table-cell table:style-name="Tabela18.F2" office:value-type="string">
            <text:p text:style-name="P95">exibir_rotulo_aproximado <text:span text:style-name="T202">(1)</text:span></text:p>
          </table:table-cell>
        </table:table-row>
        <table:table-row table:style-name="TableLine1707373970608">
          <table:table-cell table:style-name="Tabela18.A4" table:number-rows-spanned="2" office:value-type="string">
            <text:p text:style-name="P34">Domínio</text:p>
          </table:table-cell>
          <table:table-cell table:style-name="Tabela18.B4" table:number-rows-spanned="2" office:value-type="string">
            <text:p text:style-name="P511">A ser preenchido</text:p>
          </table:table-cell>
          <table:table-cell table:style-name="Tabela18.C3" office:value-type="string">
            <text:p text:style-name="P391">Limite Internacional -1</text:p>
            <text:p text:style-name="P392">Limite Estadual -2</text:p>
            <text:p text:style-name="P392">Limite Municipal -3</text:p>
            <text:p text:style-name="P375">[L]</text:p>
          </table:table-cell>
          <table:table-cell table:style-name="Tabela18.D3" office:value-type="string">
            <text:p text:style-name="P51">Sim -1</text:p>
            <text:p text:style-name="P51">Não -2</text:p>
          </table:table-cell>
          <table:table-cell table:style-name="Tabela18.E3" office:value-type="string">
            <text:p text:style-name="P51">Sim -1</text:p>
            <text:p text:style-name="P51">Não -2</text:p>
          </table:table-cell>
          <table:table-cell table:style-name="Tabela18.F3" office:value-type="string">
            <text:p text:style-name="P51">Sim -1</text:p>
            <text:p text:style-name="P312">Não -2 !</text:p>
            <text:p text:style-name="P312"/>
            <text:p text:style-name="P490">! - exibir_rotulo_aproximado in (2)</text:p>
          </table:table-cell>
        </table:table-row>
        <table:table-row table:style-name="TableLine1707373980672">
          <table:covered-table-cell/>
          <table:covered-table-cell/>
          <table:table-cell table:style-name="Tabela18.C4" office:value-type="string">
            <text:p text:style-name="P391">País -4</text:p>
            <text:p text:style-name="P390">Unidade federação -5</text:p>
            <text:p text:style-name="P392">Município -6</text:p>
            <text:p text:style-name="P392">Distrito -7</text:p>
            <text:p text:style-name="P393">Área urbana isolada – Vila – 8</text:p>
            <text:p text:style-name="P393">Área urbana isolada – Cidade - 9</text:p>
            <text:p text:style-name="P375">[A]</text:p>
          </table:table-cell>
          <table:table-cell table:style-name="Tabela18.D4" office:value-type="string">
            <text:p text:style-name="P51">Sim -1</text:p>
            <text:p text:style-name="P51">Não -2</text:p>
          </table:table-cell>
          <table:table-cell table:style-name="Tabela18.E4" office:value-type="string">
            <text:p text:style-name="P412">Não previsto para este tipo geométrico</text:p>
          </table:table-cell>
          <table:table-cell table:style-name="Tabela18.F4" office:value-type="string">
            <text:p text:style-name="P413">Não previsto para este tipo geométrico</text:p>
          </table:table-cell>
        </table:table-row>
      </table:table>
      <text:p text:style-name="P3"/>
      <text:p text:style-name="P8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2"/>
        <table:table-row table:style-name="TableLine1707373964352">
          <table:table-cell table:style-name="Tabela12.A1" office:value-type="string">
            <text:p text:style-name="P37">Classe</text:p>
          </table:table-cell>
          <table:table-cell table:style-name="Tabela12.B1" table:number-columns-spanned="3" office:value-type="string">
            <text:p text:style-name="P196">llp_localidade <text:span text:style-name="T67">[P]</text:span></text:p>
          </table:table-cell>
          <table:covered-table-cell/>
          <table:covered-table-cell/>
        </table:table-row>
        <table:table-row table:style-name="TableLine1707373968704">
          <table:table-cell table:style-name="Tabela12.A2" office:value-type="string">
            <text:p text:style-name="P37">Atributo</text:p>
          </table:table-cell>
          <table:table-cell table:style-name="Tabela12.A2" office:value-type="string">
            <text:p text:style-name="P154">nome<text:span text:style-name="T6"> (1)</text:span></text:p>
          </table:table-cell>
          <table:table-cell table:style-name="Tabela12.A2" office:value-type="string">
            <text:p text:style-name="P154">tipo<text:span text:style-name="T5"> (1)</text:span></text:p>
          </table:table-cell>
          <table:table-cell table:style-name="Tabela12.D2" office:value-type="string">
            <text:p text:style-name="P126">populacao</text:p>
          </table:table-cell>
        </table:table-row>
        <table:table-row table:style-name="TableLine1707373972240">
          <table:table-cell table:style-name="Tabela12.A3" office:value-type="string">
            <text:p text:style-name="P37">Domínio</text:p>
          </table:table-cell>
          <table:table-cell table:style-name="Tabela12.B3" office:value-type="string">
            <text:p text:style-name="P514">A ser preenchido</text:p>
            <text:p text:style-name="P531">(*)</text:p>
          </table:table-cell>
          <table:table-cell table:style-name="Tabela12.C3" office:value-type="string">
            <text:p text:style-name="P371">Cidade -1</text:p>
            <text:p text:style-name="P370">Capital estadual -2</text:p>
            <text:p text:style-name="P370">Capital federal -3</text:p>
            <text:p text:style-name="P370">Vila -4</text:p>
            <text:p text:style-name="P21">Aglomerado rural isolado – Núcleo -5</text:p>
            <text:p text:style-name="P371">Aglomerado rural isolado – Povoado -6</text:p>
            <text:p text:style-name="P371">Outros aglomerados rurais – Lugarejo -7</text:p>
            <text:p text:style-name="P371">Nome local -8</text:p>
          </table:table-cell>
          <table:table-cell table:style-name="Tabela12.D3" office:value-type="string">
            <text:p text:style-name="P427">Inteiro</text:p>
            <text:p text:style-name="P427"/>
            <text:p text:style-name="P444"><text:span text:style-name="T48">V - </text:span><text:span text:style-name="T58">(tipo in (1,2,3) and (populacao is NULL)) or (not(tipo in (1,2,3)) and (not(populacao is NULL)))</text:span></text:p>
          </table:table-cell>
        </table:table-row>
      </table:table>
      <text:p text:style-name="P8"/>
      <text:p text:style-name="P8"/>
      <table:table table:name="Tabela23" table:style-name="Tabela23">
        <table:table-column table:style-name="Tabela23.A"/>
        <table:table-column table:style-name="Tabela23.B"/>
        <table:table-column table:style-name="Tabela23.C" table:number-columns-repeated="11"/>
        <table:table-row table:style-name="TableLine1707373976320">
          <table:table-cell table:style-name="Tabela23.A1" office:value-type="string">
            <text:p text:style-name="P34">Classe</text:p>
          </table:table-cell>
          <table:table-cell table:style-name="Tabela23.B1" table:number-columns-spanned="12" office:value-type="string">
            <text:p text:style-name="P173">llp_ponto_controle [P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7373977408">
          <table:table-cell table:style-name="Tabela23.A2" office:value-type="string">
            <text:p text:style-name="P34">Atributo</text:p>
          </table:table-cell>
          <table:table-cell table:style-name="Tabela23.A2" office:value-type="string">
            <text:p text:style-name="P232">cod_ponto<text:span text:style-name="T5"> (1)</text:span></text:p>
          </table:table-cell>
          <table:table-cell table:style-name="Tabela23.A2" office:value-type="string">
            <text:p text:style-name="P232">tipo<text:span text:style-name="T5"> (1)</text:span></text:p>
          </table:table-cell>
          <table:table-cell table:style-name="Tabela23.A2" office:value-type="string">
            <text:p text:style-name="P232">tipo_ref<text:span text:style-name="T5"> (1)</text:span></text:p>
          </table:table-cell>
          <table:table-cell table:style-name="Tabela23.A2" office:value-type="string">
            <text:p text:style-name="P232">altitude_<text:span text:style-name="T142">ortométrica (1)</text:span></text:p>
          </table:table-cell>
          <table:table-cell table:style-name="Tabela23.A2" office:value-type="string">
            <text:p text:style-name="P232">altitude_<text:span text:style-name="T142">geometrica (1)</text:span></text:p>
          </table:table-cell>
          <table:table-cell table:style-name="Tabela23.A2" office:value-type="string">
            <text:p text:style-name="P233">sistema_geodesico<text:span text:style-name="T5"> (1)</text:span></text:p>
          </table:table-cell>
          <table:table-cell table:style-name="Tabela23.A2" office:value-type="string">
            <text:p text:style-name="P232">referencial_altim<text:span text:style-name="T5"> (1)</text:span></text:p>
          </table:table-cell>
          <table:table-cell table:style-name="Tabela23.A2" office:value-type="string">
            <text:p text:style-name="P337">referencial_grav (1)</text:p>
          </table:table-cell>
          <table:table-cell table:style-name="Tabela23.A2" office:value-type="string">
            <text:p text:style-name="P232">situacao_marco<text:span text:style-name="T5"> (1)</text:span></text:p>
          </table:table-cell>
          <table:table-cell table:style-name="Tabela23.A2" office:value-type="string">
            <text:p text:style-name="P232">orgao_responsavel<text:span text:style-name="T5"> (1)</text:span></text:p>
          </table:table-cell>
          <table:table-cell table:style-name="Tabela23.A2" office:value-type="string">
            <text:p text:style-name="P232">latitude<text:span text:style-name="T5"> (1)</text:span></text:p>
          </table:table-cell>
          <table:table-cell table:style-name="Tabela23.M2" office:value-type="string">
            <text:p text:style-name="P232">longitude<text:span text:style-name="T5"> (1)</text:span></text:p>
          </table:table-cell>
        </table:table-row>
        <table:table-row table:style-name="TableLine1707373973056">
          <table:table-cell table:style-name="Tabela23.A6" table:number-rows-spanned="4" office:value-type="string">
            <text:p text:style-name="P34">Domínio</text:p>
          </table:table-cell>
          <table:table-cell table:style-name="Tabela23.B6" table:number-rows-spanned="4" office:value-type="string">
            <text:p text:style-name="P511">A ser preenchido</text:p>
          </table:table-cell>
          <table:table-cell table:style-name="Tabela23.C3" office:value-type="string">
            <text:p text:style-name="P250">Vértice de Triangulação – VT -1</text:p>
            <text:p text:style-name="P241">Estação de Poligonal – EP -4</text:p>
            <text:p text:style-name="P241">Ponto Astronômico – PA -5</text:p>
            <text:p text:style-name="P250">Ponto Trigonométrico – RV -7</text:p>
            <text:p text:style-name="P241">Ponto de Satélite – SAT -8</text:p>
            <text:p text:style-name="P250">Ponto de controle -9</text:p>
            <text:p text:style-name="P250">Centro perspectivo -12</text:p>
            <text:p text:style-name="P241">Ponto fotogramétrico -13</text:p>
          </table:table-cell>
          <table:table-cell table:style-name="Tabela23.D3" office:value-type="string">
            <text:p text:style-name="P242">Planimétrico -2</text:p>
            <text:p text:style-name="P251">Planialtimétrico -3</text:p>
            <text:p text:style-name="P446"/>
            <text:p text:style-name="P446">V - tipo in (1, 4, 5, 7, 8, 9, 12, 13, 14, 15, 16) and not (tipo_ref in (2, 3))</text:p>
          </table:table-cell>
          <table:table-cell table:style-name="Tabela23.E6" table:number-rows-spanned="4" office:value-type="string">
            <text:p text:style-name="P512">A ser preenchido</text:p>
          </table:table-cell>
          <table:table-cell table:style-name="Tabela23.F6" table:number-rows-spanned="4" office:value-type="string">
            <text:p text:style-name="P512">A ser preenchido</text:p>
          </table:table-cell>
          <table:table-cell table:style-name="Tabela23.G6" table:number-rows-spanned="4" office:value-type="string">
            <text:p text:style-name="P264">SAD 69 -1</text:p>
            <text:p text:style-name="P264">SIRGAS 2000 -2</text:p>
            <text:p text:style-name="P264">WGS-84 -3</text:p>
            <text:p text:style-name="P264">Córrego Alegre -4</text:p>
            <text:p text:style-name="P262">Astro Chuá -5</text:p>
            <text:p text:style-name="P263"><text:span text:style-name="T141">SAD-69 (96)</text:span> -<text:span text:style-name="T141">6</text:span></text:p>
            <text:p text:style-name="P373">Outra referência - 98</text:p>
          </table:table-cell>
          <table:table-cell table:style-name="Tabela23.H6" table:number-rows-spanned="4" office:value-type="string">
            <text:p text:style-name="P259">Torres -1</text:p>
            <text:p text:style-name="P254">Imbituba -2</text:p>
            <text:p text:style-name="P254">Santana -3</text:p>
            <text:p text:style-name="P259"><text:span text:style-name="T140">Outra referência</text:span> -4</text:p>
          </table:table-cell>
          <table:table-cell table:style-name="Tabela23.I3" office:value-type="string">
            <text:p text:style-name="P256">Não aplicável -97</text:p>
            <text:p text:style-name="P447"/>
            <text:p text:style-name="P267"><text:span text:style-name="T52">V - tipo in (1, 2, 4, 5, 6, 7, 8, 9, 12, 13, </text:span><text:span text:style-name="T53">14, 15, 16</text:span></text:p>
            <text:p text:style-name="P447">) and not (referencial_grav in (97))</text:p>
          </table:table-cell>
          <table:table-cell table:style-name="Tabela23.J5" table:number-rows-spanned="3" office:value-type="string">
            <text:p text:style-name="P254">Bom -1</text:p>
            <text:p text:style-name="P254">Destruído -2</text:p>
            <text:p text:style-name="P260">Destruído sem chapa -3</text:p>
            <text:p text:style-name="P254">Destruído com chapa danificada -4</text:p>
            <text:p text:style-name="P254">Não encontrado -5</text:p>
            <text:p text:style-name="P254">Não visitado -6</text:p>
            <text:p text:style-name="P448"/>
            <text:p text:style-name="P448">V - tipo in (1, 2, 3, 4, 5, 6, 7, 8, 9, 12, 13) and not (situacao_marco in (1, 2, 3, 4, 5, 6))</text:p>
          </table:table-cell>
          <table:table-cell table:style-name="Tabela23.K6" table:number-rows-spanned="4" office:value-type="string">
            <text:p text:style-name="P512">A ser preenchido</text:p>
          </table:table-cell>
          <table:table-cell table:style-name="Tabela23.L6" table:number-rows-spanned="4" office:value-type="string">
            <text:p text:style-name="P520">A ser preenchido</text:p>
            <text:p text:style-name="P521">(-GGG<text:span text:style-name="T11">o</text:span>MM’</text:p>
            <text:p text:style-name="P521">SS.ssss" )</text:p>
          </table:table-cell>
          <table:table-cell table:style-name="Tabela23.M6" table:number-rows-spanned="4" office:value-type="string">
            <text:p text:style-name="P520">A ser preenchido</text:p>
            <text:p text:style-name="P521">(-GGG<text:span text:style-name="T11">o</text:span>MM’</text:p>
            <text:p text:style-name="P521">SS.ssss" )</text:p>
          </table:table-cell>
        </table:table-row>
        <table:table-row table:style-name="TableLine1707374509856">
          <table:covered-table-cell/>
          <table:covered-table-cell/>
          <table:table-cell table:style-name="Tabela23.C4" office:value-type="string">
            <text:p text:style-name="P243">Estação Gravimétrica – EG -3</text:p>
          </table:table-cell>
          <table:table-cell table:style-name="Tabela23.D4" office:value-type="string">
            <text:p text:style-name="P243">Gravimétrico -4</text:p>
            <text:p text:style-name="P243"/>
            <text:p text:style-name="P266"><text:span text:style-name="T51">V - </text:span><text:span text:style-name="T52">tipo in (3) and not (tipo_ref in (4))</text:span></text:p>
          </table:table-cell>
          <table:covered-table-cell/>
          <table:covered-table-cell/>
          <table:covered-table-cell/>
          <table:covered-table-cell/>
          <table:table-cell table:style-name="Tabela23.I4" office:value-type="string">
            <text:p text:style-name="P260">Postdam 1930 -1</text:p>
            <text:p text:style-name="P255">IGSN71 -2</text:p>
            <text:p text:style-name="P260">Absoluto -3</text:p>
            <text:p text:style-name="P255">Local -4</text:p>
            <text:p text:style-name="P372">RGFB - 5</text:p>
            <text:p text:style-name="P255"/>
            <text:p text:style-name="P266"><text:span text:style-name="T51">V - </text:span><text:span text:style-name="T52">tipo in (3) and not (referencial_grav in (1, 2, 3, 4)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707374513392">
          <table:covered-table-cell/>
          <table:covered-table-cell/>
          <table:table-cell table:style-name="Tabela23.C5" office:value-type="string">
            <text:p text:style-name="P250">Referência de Nível – RN -2</text:p>
            <text:p text:style-name="P243">Ponto Barométrico – B -6</text:p>
          </table:table-cell>
          <table:table-cell table:style-name="Tabela23.D5" office:value-type="string">
            <text:p text:style-name="P243">Altimétrico -1</text:p>
            <text:p text:style-name="P243"/>
            <text:p text:style-name="P266"><text:span text:style-name="T51">V - </text:span><text:span text:style-name="T52">tipo in (2,6) and not (tipo_ref in (1))</text:span></text:p>
          </table:table-cell>
          <table:covered-table-cell/>
          <table:covered-table-cell/>
          <table:covered-table-cell/>
          <table:covered-table-cell/>
          <table:table-cell table:style-name="Tabela23.I5" office:value-type="string">
            <text:p text:style-name="P256">Não aplicável -97</text:p>
            <text:p text:style-name="P261"/>
            <text:p text:style-name="P453"><text:span text:style-name="T54">V – </text:span><text:span text:style-name="T55">junto com tipo 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707374515024">
          <table:covered-table-cell/>
          <table:covered-table-cell/>
          <table:table-cell table:style-name="Tabela23.C6" office:value-type="string">
            <text:p text:style-name="P250">Marco internacional -14</text:p>
            <text:p text:style-name="P243">Marco estadual -15</text:p>
            <text:p text:style-name="P244">Marco municipal -16</text:p>
          </table:table-cell>
          <table:table-cell table:style-name="Tabela23.D6" office:value-type="string">
            <text:p text:style-name="P251">Planimétrico -2</text:p>
            <text:p text:style-name="P451">Planialtimétrico -3</text:p>
            <text:p text:style-name="P450"/>
            <text:p text:style-name="P454"><text:span text:style-name="T54">V - </text:span><text:span text:style-name="T55">junto com tipo 1</text:span></text:p>
          </table:table-cell>
          <table:covered-table-cell/>
          <table:covered-table-cell/>
          <table:covered-table-cell/>
          <table:covered-table-cell/>
          <table:table-cell table:style-name="Tabela23.I6" office:value-type="string">
            <text:p text:style-name="P256">Não aplicável -97</text:p>
            <text:p text:style-name="P256"/>
            <text:p text:style-name="P452"><text:span text:style-name="T54">V – </text:span><text:span text:style-name="T55">junto com tipo 1</text:span></text:p>
          </table:table-cell>
          <table:table-cell table:style-name="Tabela23.J6" office:value-type="string">
            <text:p text:style-name="P257">Não aplicável -97</text:p>
            <text:p text:style-name="P449"/>
            <text:p text:style-name="P449">V - tipo in (14, 15, 16) and not (situacao_marco in (97))</text:p>
          </table:table-cell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14T15:42:00</meta:creation-date>
    <meta:editing-duration>P8DT8H58M43S</meta:editing-duration>
    <meta:editing-cycles>551</meta:editing-cycles>
    <meta:generator>LibreOffice/7.0.6.2$Windows_X86_64 LibreOffice_project/144abb84a525d8e30c9dbbefa69cbbf2d8d4ae3b</meta:generator>
    <dc:date>2022-07-04T09:23:00.535000000</dc:date>
    <meta:print-date>2017-10-18T10:52:42.835000000</meta:print-date>
    <meta:initial-creator>dsgs3aux5</meta:initial-creator>
    <meta:document-statistic meta:table-count="34" meta:image-count="0" meta:object-count="0" meta:page-count="1" meta:paragraph-count="1723" meta:word-count="6317" meta:character-count="36296" meta:non-whitespace-character-count="31509"/>
  </office:meta>
</office:document-meta>
</file>